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toolpanel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toolpanel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toolpanel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toolpanel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toolpanel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toolpanel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toolpanel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toolpanel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toolpanel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toolpanel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toolpanel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toolpanel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toolpanel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toolpanel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toolpanel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toolpanel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toolpanel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toolpanel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toolpanel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toolpanel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toolpanel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toolpanel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toolpanel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toolpanel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toolpanel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toolpanel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toolpanel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toolpanel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toolpanel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toolpanel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toolpanel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toolpanel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toolpanel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toolpanel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toolpanel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toolpanel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toolpanel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toolpanel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toolpanel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toolpanel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toolpanel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toolpanel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toolpanel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toolpanel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toolpanel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toolpanel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toolpanel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toolpanel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toolpanel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toolpanel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toolpanel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toolpanel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toolpanel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toolpanel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toolpanel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toolpanel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Άσκηση3" style:family="table">
      <style:table-properties style:width="17cm" table:align="margins"/>
    </style:style>
    <style:style style:name="Άσκηση3.A" style:family="table-column">
      <style:table-column-properties style:column-width="2.125cm" style:rel-column-width="8191*"/>
    </style:style>
    <style:style style:name="Άσκηση3.H" style:family="table-column">
      <style:table-column-properties style:column-width="2.127cm" style:rel-column-width="8198*"/>
    </style:style>
    <style:style style:name="Άσκηση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Άσκηση3.H1" style:family="table-cell">
      <style:table-cell-properties fo:padding="0.097cm" fo:border="0.002cm solid #000000"/>
    </style:style>
    <style:style style:name="Άσκηση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Άσκηση3.B2" style:family="table-cell">
      <style:table-cell-properties fo:padding="0.097cm" fo:border-left="0.002cm solid #000000" fo:border-right="none" fo:border-top="none" fo:border-bottom="0.002cm solid #000000"/>
    </style:style>
    <style:style style:name="Άσκηση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language="el" fo:country="GR"/>
    </style:style>
    <style:style style:name="P2" style:family="paragraph" style:parent-style-name="Standard">
      <style:paragraph-properties fo:text-align="start" style:justify-single-word="false"/>
      <style:text-properties fo:language="el" fo:country="GR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el" fo:country="GR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00" fo:language="el" fo:country="GR"/>
    </style:style>
    <style:style style:name="P9" style:family="paragraph" style:parent-style-name="Standard">
      <style:paragraph-properties fo:text-align="justify" style:justify-single-word="false"/>
      <style:text-properties fo:color="#000000" fo:language="el" fo:country="GR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11" style:family="paragraph" style:parent-style-name="Standard">
      <style:paragraph-properties fo:text-align="justify" style:justify-single-word="false"/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el" fo:country="GR"/>
    </style:style>
    <style:style style:name="P19" style:family="paragraph" style:parent-style-name="Standard" style:list-style-name="L1">
      <style:paragraph-properties fo:text-align="justify" style:justify-single-word="false"/>
    </style:style>
    <style:style style:name="P20" style:family="paragraph" style:parent-style-name="Standard" style:list-style-name="L2">
      <style:paragraph-properties fo:text-align="justify" style:justify-single-word="false"/>
    </style:style>
    <style:style style:name="P21" style:family="paragraph" style:parent-style-name="Standard" style:list-style-name="L3">
      <style:paragraph-properties fo:text-align="justify" style:justify-single-word="false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el" fo:country="GR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el" fo:country="GR"/>
    </style:style>
    <style:style style:name="P24" style:family="paragraph" style:parent-style-name="Standard" style:list-style-name="L4">
      <style:paragraph-properties fo:text-align="start" style:justify-single-word="false"/>
      <style:text-properties fo:language="el" fo:country="GR"/>
    </style:style>
    <style:style style:name="P25" style:family="paragraph" style:parent-style-name="Standard" style:list-style-name="L3">
      <style:paragraph-properties fo:text-align="justify" style:justify-single-word="false"/>
      <style:text-properties fo:color="#000000" fo:language="en" fo:country="US"/>
    </style:style>
    <style:style style:name="P26" style:family="paragraph" style:parent-style-name="Standard" style:list-style-name="L3">
      <style:paragraph-properties fo:text-align="justify" style:justify-single-word="false"/>
      <style:text-properties fo:color="#000000" fo:language="el" fo:country="GR"/>
    </style:style>
    <style:style style:name="P27" style:family="paragraph" style:parent-style-name="Standard" style:list-style-name="L3">
      <style:paragraph-properties fo:text-align="justify" style:justify-single-word="false"/>
      <style:text-properties fo:language="en" fo:country="US"/>
    </style:style>
    <style:style style:name="P28" style:family="paragraph" style:parent-style-name="Standard" style:list-style-name="L4">
      <style:paragraph-properties fo:text-align="start" style:justify-single-word="false"/>
    </style:style>
    <style:style style:name="P29" style:family="paragraph" style:parent-style-name="Standard" style:list-style-name="L5">
      <style:paragraph-properties fo:text-align="start" style:justify-single-word="false"/>
    </style:style>
    <style:style style:name="P30" style:family="paragraph" style:parent-style-name="Standard" style:list-style-name="L4">
      <style:paragraph-properties fo:text-align="start" style:justify-single-word="false"/>
      <style:text-properties style:text-position="0% 100%" fo:language="en" fo:country="US"/>
    </style:style>
    <style:style style:name="P31" style:family="paragraph" style:parent-style-name="Standard" style:list-style-name="L4">
      <style:paragraph-properties fo:text-align="start" style:justify-single-word="false"/>
      <style:text-properties style:text-position="0% 100%" fo:language="el" fo:country="GR"/>
    </style:style>
    <style:style style:name="P32" style:family="paragraph" style:parent-style-name="Standard" style:list-style-name="L5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l" fo:country="GR"/>
    </style:style>
    <style:style style:name="T4" style:family="text">
      <style:text-properties style:text-position="sub 58%" fo:language="en" fo:country="US"/>
    </style:style>
    <style:style style:name="T5" style:family="text">
      <style:text-properties fo:color="#0000ff" fo:language="el" fo:country="GR"/>
    </style:style>
    <style:style style:name="T6" style:family="text">
      <style:text-properties fo:color="#00ae00" fo:language="el" fo:country="GR"/>
    </style:style>
    <style:style style:name="T7" style:family="text">
      <style:text-properties fo:color="#000000"/>
    </style:style>
    <style:style style:name="T8" style:family="text">
      <style:text-properties fo:color="#000000" fo:language="el" fo:country="GR"/>
    </style:style>
    <style:style style:name="T9" style:family="text">
      <style:text-properties fo:color="#000000" fo:language="en" fo:country="US"/>
    </style:style>
    <style:style style:name="T10" style:family="text">
      <style:text-properties style:text-position="0% 100%" fo:language="el" fo:country="GR"/>
    </style:style>
    <style:style style:name="T11" style:family="text">
      <style:text-properties style:text-position="0% 100%"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per 58%" fo:language="el" fo:country="GR"/>
    </style:style>
    <style:style style:name="T14" style:family="text">
      <style:text-properties fo:font-variant="normal" fo:text-transform="none" style:use-window-font-color="true" style:font-name="Times New Roman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Times New Roman" fo:font-size="12pt" fo:letter-spacing="normal" fo:language="el" fo:country="G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ize-complex="12pt"/>
    </style:style>
    <style:style style:name="T17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use-window-font-color="true" style:font-name="Times New Roman" fo:font-size="12pt" fo:letter-spacing="normal" fo:language="en" fo:country="US" fo:font-style="italic" style:text-underline-style="none" fo:font-weight="bold" style:font-size-asian="12pt" style:font-style-asian="italic" style:font-size-complex="12pt" style:font-style-complex="italic"/>
    </style:style>
    <style:style style:name="T19" style:family="text">
      <style:text-properties style:use-window-font-color="true" style:font-name="Times New Roman" fo:font-size="12pt" fo:language="el" fo:country="GR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baseline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Αλγόριθμοι και Πολυπλοκότητα</text:p>
      <text:p text:style-name="P3">1ο Σύνολο Ασκήσεων</text:p>
      <text:p text:style-name="P5"/>
      <text:p text:style-name="P5">Ονομ/νυμο: Μανάβης Βασίλειος-Ιωάννης</text:p>
      <text:p text:style-name="P4">Α.Μ.: 1115201000136</text:p>
      <text:p text:style-name="P4"/>
      <text:p text:style-name="P11">1)</text:p>
      <text:list xml:id="list34433425" text:style-name="L1">
        <text:list-item>
          <text:p text:style-name="P19"><draw:frame draw:style-name="fr1" draw:name="Αντικείμενο1" text:anchor-type="as-char" svg:width="2.962cm" svg:height="0.534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3">δηλαδή </text:span><text:span text:style-name="T3"><draw:frame draw:style-name="fr1" draw:name="Αντικείμενο2" text:anchor-type="as-char" svg:width="7.752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Θέλω να δείξω ότι υπάρχει </text:span><text:span text:style-name="T1">c' </text:span><text:span text:style-name="T3">τέτοιο ώστε</text:span><text:span text:style-name="T1"><draw:frame draw:style-name="fr1" draw:name="Αντικείμενο3" text:anchor-type="as-char" svg:width="4.304cm" svg:height="0.531cm" draw:z-index="2"><draw:object xlink:href="./Object 3" xlink:type="simple" xlink:show="embed" xlink:actuate="onLoad"/><draw:image xlink:href="./ObjectReplacements/Object 3" xlink:type="simple" xlink:show="embed" xlink:actuate="onLoad"/><svg:desc>τύπος</svg:desc></draw:frame></text:span><text:span text:style-name="T1">. </text:span><text:span text:style-name="T3">Έστω ότι </text:span><text:span text:style-name="T1">c = c'. </text:span><text:span text:style-name="T3">Τότε θα έχω </text:span><text:span text:style-name="T3"><draw:frame draw:style-name="fr1" draw:name="Αντικείμενο4" text:anchor-type="as-char" svg:width="2.639cm" svg:height="0.483cm" draw:z-index="48"><draw:object xlink:href="./Object 4" xlink:type="simple" xlink:show="embed" xlink:actuate="onLoad"/><draw:image xlink:href="./ObjectReplacements/Object 4" xlink:type="simple" xlink:show="embed" xlink:actuate="onLoad"/></draw:frame></text:span><text:span text:style-name="T3">το οποίο ισχύει λόγω της (1). Άρα </text:span><text:span text:style-name="T3"><draw:frame draw:style-name="fr1" draw:name="Αντικείμενο5" text:anchor-type="as-char" svg:width="2.895cm" svg:height="0.534cm" draw:z-index="3"><draw:object xlink:href="./Object 5" xlink:type="simple" xlink:show="embed" xlink:actuate="onLoad"/><draw:image xlink:href="./ObjectReplacements/Object 5" xlink:type="simple" xlink:show="embed" xlink:actuate="onLoad"/><svg:desc>τύπος</svg:desc></draw:frame></text:span><text:span text:style-name="T3">. Ισχύει η πρόταση.</text:span></text:p>
        </text:list-item>
        <text:list-item>
          <text:p text:style-name="P22"><draw:frame draw:style-name="fr2" draw:name="Αντικείμενο6" text:anchor-type="char" svg:x="1.471cm" svg:y="0cm" svg:width="6.712cm" svg:height="0.534cm" draw:z-index="6"><draw:object xlink:href="./Object 6" xlink:type="simple" xlink:show="embed" xlink:actuate="onLoad"/><draw:image xlink:href="./ObjectReplacements/Object 6" xlink:type="simple" xlink:show="embed" xlink:actuate="onLoad"/></draw:frame>, άρα </text:p>
        </text:list-item>
      </text:list>
      <text:p text:style-name="P6"><text:span text:style-name="T3"><text:tab/></text:span><draw:frame draw:style-name="fr2" draw:name="Αντικείμενο7" text:anchor-type="char" svg:x="1.471cm" svg:y="0.046cm" svg:width="12.501cm" svg:height="0.529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3">Από (1),(2) έχω </text:span></text:p>
      <text:p text:style-name="P7"><text:span text:style-name="T3"><text:tab/></text:span><draw:frame draw:style-name="fr2" draw:name="Αντικείμενο8" text:anchor-type="char" svg:x="1.423cm" svg:y="0.337cm" svg:width="4.662cm" svg:height="0.483cm" draw:z-index="5"><draw:object xlink:href="./Object 8" xlink:type="simple" xlink:show="embed" xlink:actuate="onLoad"/><draw:image xlink:href="./ObjectReplacements/Object 8" xlink:type="simple" xlink:show="embed" xlink:actuate="onLoad"/></draw:frame><text:span text:style-name="T3"><text:line-break/><text:tab/></text:span></text:p>
      <text:p text:style-name="P7"><text:span text:style-name="T3"><text:tab/>Θέλω να δείξω ότι </text:span><text:span text:style-name="T3"><draw:frame draw:style-name="fr1" draw:name="Αντικείμενο9" text:anchor-type="as-char" svg:width="8.68cm" svg:height="0.52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. Από (3) έχω </text:span></text:p>
      <text:p text:style-name="P7"><draw:frame draw:style-name="fr2" draw:name="Αντικείμενο10" text:anchor-type="char" svg:x="1.423cm" svg:y="0.3cm" svg:width="2.718cm" svg:height="0.998cm" draw:z-index="7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Αντικείμενο11" text:anchor-type="char" svg:x="9.343cm" svg:y="0.439cm" svg:width="2.595cm" svg:height="0.531cm" draw:z-index="9"><draw:object xlink:href="./Object 11" xlink:type="simple" xlink:show="embed" xlink:actuate="onLoad"/><draw:image xlink:href="./ObjectReplacements/Object 11" xlink:type="simple" xlink:show="embed" xlink:actuate="onLoad"/><svg:desc>τύπος</svg:desc></draw:frame></text:p>
      <text:p text:style-name="P1"><text:tab/>Έστω ότι <text:span text:style-name="T1">c'/c = c</text:span><text:span text:style-name="T4">2</text:span><text:span text:style-name="T1">. </text:span>Άρα, <text:s/>. ΑΔΥΝΑΤΟ λόγω <text:span text:style-name="T1">(4) </text:span>Άρα </text:p>
      <text:p text:style-name="P1"/>
      <text:p text:style-name="P1"><text:tab/>δεν ισχύει η πρόταση.</text:p>
      <text:p text:style-name="P1"/>
      <text:list xml:id="list34424454" text:style-name="L2">
        <text:list-item>
          <text:p text:style-name="P20"><text:span text:style-name="T1">a)</text:span><draw:frame draw:style-name="fr2" draw:name="Αντικείμενο12" text:anchor-type="char" svg:x="1.984cm" svg:y="0.044cm" svg:width="6.943cm" svg:height="0.584cm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3">Επομένως,</text:span></text:p>
        </text:list-item>
      </text:list>
      <text:p text:style-name="P7"><draw:frame draw:style-name="fr2" draw:name="Αντικείμενο13" text:anchor-type="char" svg:x="1.155cm" svg:y="0.139cm" svg:width="11.555cm" svg:height="0.531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7"><text:tab/><text:span text:style-name="T3">Από </text:span><text:span text:style-name="T6">(1)</text:span><text:span text:style-name="T3"> + </text:span><text:span text:style-name="T5">(2) </text:span><text:span text:style-name="T8">έχουμε</text:span></text:p>
      <text:p text:style-name="P7"><text:span text:style-name="T8"><text:tab/></text:span><draw:frame draw:style-name="fr2" draw:name="Αντικείμενο14" text:anchor-type="char" svg:x="1.235cm" svg:y="0.164cm" svg:width="9.537cm" svg:height="1.729cm" draw:z-index="12"><draw:object xlink:href="./Object 14" xlink:type="simple" xlink:show="embed" xlink:actuate="onLoad"/><draw:image xlink:href="./ObjectReplacements/Object 14" xlink:type="simple" xlink:show="embed" xlink:actuate="onLoad"/><svg:desc>τύπος</svg:desc></draw:frame><text:span text:style-name="T8">Η πολυπλοκότητα της έκφρασης</text:span><text:span text:style-name="T8"><draw:frame draw:style-name="fr1" draw:name="Αντικείμενο15" text:anchor-type="as-char" svg:width="3.277cm" svg:height="0.529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8">είναι </text:span><text:span text:style-name="T8"><draw:frame draw:style-name="fr1" draw:name="Αντικείμενο16" text:anchor-type="as-char" svg:width="4.953cm" svg:height="0.646cm" draw:z-index="15"><draw:object xlink:href="./Object 16" xlink:type="simple" xlink:show="embed" xlink:actuate="onLoad"/><draw:image xlink:href="./ObjectReplacements/Object 16" xlink:type="simple" xlink:show="embed" xlink:actuate="onLoad"/><svg:desc>τύπος</svg:desc></draw:frame></text:span></text:p>
      <text:p text:style-name="P8"><text:tab/></text:p>
      <text:p text:style-name="P8"><text:tab/>Άρα</text:p>
      <text:p text:style-name="P8"><text:tab/><draw:frame draw:style-name="fr2" draw:name="Αντικείμενο17" text:anchor-type="char" svg:x="1.235cm" svg:y="0.164cm" svg:width="14.034cm" svg:height="0.646cm" draw:z-index="13"><draw:object xlink:href="./Object 17" xlink:type="simple" xlink:show="embed" xlink:actuate="onLoad"/><draw:image xlink:href="./ObjectReplacements/Object 17" xlink:type="simple" xlink:show="embed" xlink:actuate="onLoad"/><svg:desc>τύπος</svg:desc></draw:frame></text:p>
      <text:p text:style-name="P8"/>
      <text:p text:style-name="P7"><text:span text:style-name="T8"><text:tab/></text:span><text:span text:style-name="T9">b) </text:span></text:p>
      <text:p text:style-name="P10"><draw:frame draw:style-name="fr2" draw:name="Αντικείμενο18" text:anchor-type="char" svg:x="1.235cm" svg:y="0.164cm" svg:width="15.453cm" svg:height="1.729cm" draw:z-index="16"><draw:object xlink:href="./Object 18" xlink:type="simple" xlink:show="embed" xlink:actuate="onLoad"/><draw:image xlink:href="./ObjectReplacements/Object 18" xlink:type="simple" xlink:show="embed" xlink:actuate="onLoad"/><svg:desc>τύπος</svg:desc></draw:frame></text:p>
      <text:p text:style-name="P8"/>
      <text:p text:style-name="P8"/>
      <text:p text:style-name="P8"/>
      <text:p text:style-name="P8"><text:tab/>Επομένως <draw:frame draw:style-name="fr2" draw:name="Αντικείμενο19" text:anchor-type="char" svg:x="3.235cm" svg:y="0.069cm" svg:width="5.332cm" svg:height="0.586cm" draw:z-index="17"><draw:object xlink:href="./Object 19" xlink:type="simple" xlink:show="embed" xlink:actuate="onLoad"/><draw:image xlink:href="./ObjectReplacements/Object 19" xlink:type="simple" xlink:show="embed" xlink:actuate="onLoad"/><svg:desc>τύπος</svg:desc></draw:frame></text:p>
      <text:p text:style-name="P8"><text:tab/></text:p>
      <text:list xml:id="list34436312" text:style-name="L3">
        <text:list-item>
          <text:p text:style-name="P25"><draw:frame draw:style-name="fr1" draw:name="Αντικείμενο20" text:anchor-type="as-char" svg:width="12.028cm" svg:height="0.589cm" draw:z-index="19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27"><text:span text:style-name="T7"><draw:frame draw:style-name="fr1" draw:name="Αντικείμενο21" text:anchor-type="as-char" svg:width="9.23cm" svg:height="0.543cm" draw:z-index="20"><draw:object xlink:href="./Object 21" xlink:type="simple" xlink:show="embed" xlink:actuate="onLoad"/><draw:image xlink:href="./ObjectReplacements/Object 21" xlink:type="simple" xlink:show="embed" xlink:actuate="onLoad"/><svg:desc>τύπος</svg:desc></draw:frame></text:span><text:span text:style-name="T8">Έστω </text:span><text:span text:style-name="T7">c=1/10. </text:span><text:span text:style-name="T8">Άρα υπάρχει </text:span><text:span text:style-name="T7">c&gt;0 </text:span><text:span text:style-name="T8">τέτοιο ώστε </text:span><text:span text:style-name="T8"><draw:frame draw:style-name="fr1" draw:name="Αντικείμενο24" text:anchor-type="as-char" svg:width="5.436cm" svg:height="0.543cm" draw:z-index="21"><draw:object xlink:href="./Object 24" xlink:type="simple" xlink:show="embed" xlink:actuate="onLoad"/><draw:image xlink:href="./ObjectReplacements/Object 24" xlink:type="simple" xlink:show="embed" xlink:actuate="onLoad"/><svg:desc>τύπος</svg:desc></draw:frame></text:span></text:p>
        </text:list-item>
        <text:list-item>
          <text:p text:style-name="P23"><text:span text:style-name="T7">Αρκεί να δείξω ότι </text:span><text:span text:style-name="T7"><draw:frame draw:style-name="fr1" draw:name="Αντικείμενο22" text:anchor-type="as-char" svg:width="8.707cm" svg:height="0.483cm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    <text:p text:style-name="P26">Θα δείξω το (1)</text:p>
          <text:p text:style-name="P23"><text:span text:style-name="T7">Θέλω να βρω σταθερά </text:span><text:span text:style-name="T9">c&gt;0 </text:span><text:span text:style-name="T7">και </text:span><text:span text:style-name="T9">n0&gt;0 </text:span><text:span text:style-name="T7">τέτοια ώστε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"><draw:frame draw:style-name="fr2" draw:name="Αντικείμενο25" text:anchor-type="char" svg:x="1.304cm" svg:y="1.18cm" svg:width="5.025cm" svg:height="0.483cm" draw:z-index="23"><draw:object xlink:href="./Object 25" xlink:type="simple" xlink:show="embed" xlink:actuate="onLoad"/><draw:image xlink:href="./ObjectReplacements/Object 25" xlink:type="simple" xlink:show="embed" xlink:actuate="onLoad"/><svg:desc>τύπος</svg:desc></draw:frame><draw:frame draw:style-name="fr2" draw:name="Αντικείμενο23" text:anchor-type="char" svg:x="1.288cm" svg:y="0.067cm" svg:width="13.991cm" svg:height="1.025cm" draw:z-index="18"><draw:object xlink:href="./Object 23" xlink:type="simple" xlink:show="embed" xlink:actuate="onLoad"/><draw:image xlink:href="./ObjectReplacements/Object 23" xlink:type="simple" xlink:show="embed" xlink:actuate="onLoad"/></draw:frame>Τώρα θα αποδείξω ότι <text:span text:style-name="T1">log(n!)=</text:span>Ω<text:span text:style-name="T1">(nlogn).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5"/>
          <text:p text:style-name="P26"><draw:frame draw:style-name="fr2" draw:name="Αντικείμενο26" text:anchor-type="char" svg:x="1.305cm" svg:y="0.557cm" svg:width="15.455cm" svg:height="0.483cm" draw:z-index="24"><draw:object xlink:href="./Object 26" xlink:type="simple" xlink:show="embed" xlink:actuate="onLoad"/><draw:image xlink:href="./ObjectReplacements/Object 26" xlink:type="simple" xlink:show="embed" xlink:actuate="onLoad"/><svg:desc>τύπος</svg:desc></draw:frame><draw:frame draw:style-name="fr2" draw:name="Αντικείμενο27" text:anchor-type="char" svg:x="1.305cm" svg:y="1.124cm" svg:width="15.369cm" svg:height="1.281cm" draw:z-index="25"><draw:object xlink:href="./Object 27" xlink:type="simple" xlink:show="embed" xlink:actuate="onLoad"/><draw:image xlink:href="./ObjectReplacements/Object 27" xlink:type="simple" xlink:show="embed" xlink:actuate="onLoad"/><svg:desc>τύπος</svg:desc></draw:frame>Το <text:span text:style-name="T1">log(n!) </text:span>μπορώ να το γράψω ως εξής, με <text:span text:style-name="T1">k</text:span> περίπου ίσο με <text:span text:style-name="T1">n/2</text:span>:</text:p>
          <text:p text:style-name="P26"><text:soft-page-break/></text:p>
          <text:p text:style-name="P26"><draw:frame draw:style-name="fr2" draw:name="Αντικείμενο28" text:anchor-type="char" svg:x="1.289cm" svg:y="0.065cm" svg:width="3.784cm" svg:height="0.998cm" draw:z-index="26"><draw:object xlink:href="./Object 28" xlink:type="simple" xlink:show="embed" xlink:actuate="onLoad"/><draw:image xlink:href="./ObjectReplacements/Object 28" xlink:type="simple" xlink:show="embed" xlink:actuate="onLoad"/><svg:desc>τύπος</svg:desc></draw:frame>Οπότε για <text:span text:style-name="T1">c=1/4 </text:span>και <text:span text:style-name="T1">n&gt;2 </text:span>ισχύει ότι <draw:frame draw:style-name="fr1" draw:name="Αντικείμενο29" text:anchor-type="as-char" svg:width="3.591cm" svg:height="0.483cm" draw:z-index="28"><draw:object xlink:href="./Object 29" xlink:type="simple" xlink:show="embed" xlink:actuate="onLoad"/><draw:image xlink:href="./ObjectReplacements/Object 29" xlink:type="simple" xlink:show="embed" xlink:actuate="onLoad"/></draw:frame></text:p>
        </text:list-item>
      </text:list>
      <text:p text:style-name="P8"/>
      <text:p text:style-name="P7"/>
      <text:list xml:id="list34461942" text:continue-numbering="true" text:style-name="L3">
        <text:list-item>
          <text:p text:style-name="P21">Έστω ότι <draw:frame draw:style-name="fr1" draw:name="Αντικείμενο30" text:anchor-type="as-char" svg:width="4.027cm" svg:height="0.543cm" draw:z-index="29"><draw:object xlink:href="./Object 30" xlink:type="simple" xlink:show="embed" xlink:actuate="onLoad"/><draw:image xlink:href="./ObjectReplacements/Object 30" xlink:type="simple" xlink:show="embed" xlink:actuate="onLoad"/></draw:frame>Άρα,</text:p>
          <text:p text:style-name="P21"><draw:frame draw:style-name="fr1" draw:name="Αντικείμενο31" text:anchor-type="as-char" svg:width="3.826cm" svg:height="0.534cm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3">Έστω ότι ισχύει η πρόταση. Άρα </text:span><text:span text:style-name="T3"><draw:frame draw:style-name="fr1" draw:name="Αντικείμενο32" text:anchor-type="as-char" svg:width="4.598cm" svg:height="0.543cm" draw:z-index="31"><draw:object xlink:href="./Object 32" xlink:type="simple" xlink:show="embed" xlink:actuate="onLoad"/><draw:image xlink:href="./ObjectReplacements/Object 32" xlink:type="simple" xlink:show="embed" xlink:actuate="onLoad"/><svg:desc>τύπος</svg:desc></draw:frame></text:span></text:p>
        </text:list-item>
        <text:list-item>
          <text:p text:style-name="P21"><text:span text:style-name="T3">Έστω ότι </text:span><text:span text:style-name="T3"><draw:frame draw:style-name="fr1" draw:name="Αντικείμενο33" text:anchor-type="as-char" svg:width="3.522cm" svg:height="0.52cm" draw:z-index="32"><draw:object xlink:href="./Object 33" xlink:type="simple" xlink:show="embed" xlink:actuate="onLoad"/><draw:image xlink:href="./ObjectReplacements/Object 33" xlink:type="simple" xlink:show="embed" xlink:actuate="onLoad"/><svg:desc>τύπος</svg:desc></draw:frame></text:span><text:span text:style-name="T3">άρα </text:span><draw:frame draw:style-name="fr2" draw:name="Αντικείμενο34" text:anchor-type="char" svg:x="7.782cm" svg:y="0.012cm" svg:width="8.943cm" svg:height="0.99cm" draw:z-index="33"><draw:object xlink:href="./Object 34" xlink:type="simple" xlink:show="embed" xlink:actuate="onLoad"/><draw:image xlink:href="./ObjectReplacements/Object 34" xlink:type="simple" xlink:show="embed" xlink:actuate="onLoad"/></draw:frame></text:p>
          <text:p text:style-name="P23"><draw:frame draw:style-name="fr2" draw:name="Αντικείμενο35" text:anchor-type="char" svg:x="1.169cm" svg:y="0.129cm" svg:width="6.396cm" svg:height="0.504cm" draw:z-index="27"><draw:object xlink:href="./Object 35" xlink:type="simple" xlink:show="embed" xlink:actuate="onLoad"/><draw:image xlink:href="./ObjectReplacements/Object 35" xlink:type="simple" xlink:show="embed" xlink:actuate="onLoad"/></draw:frame></text:p>
        </text:list-item>
      </text:list>
      <text:p text:style-name="P1"/>
      <text:list xml:id="list34482959" text:continue-numbering="true" text:style-name="L3">
        <text:list-item>
          <text:p text:style-name="P23"><draw:frame draw:style-name="fr1" draw:name="Αντικείμενο36" text:anchor-type="as-char" svg:width="13.6cm" svg:height="0.591cm" draw:z-index="35"><draw:object xlink:href="./Object 36" xlink:type="simple" xlink:show="embed" xlink:actuate="onLoad"/><draw:image xlink:href="./ObjectReplacements/Object 36" xlink:type="simple" xlink:show="embed" xlink:actuate="onLoad"/></draw:frame>άρα ισχύει η πρόταση</text:p>
        </text:list-item>
        <text:list-item>
          <text:p text:style-name="P23">Έστω <draw:frame draw:style-name="fr1" draw:name="Αντικείμενο48" text:anchor-type="as-char" svg:width="10.328cm" svg:height="0.529cm" draw:z-index="106"><draw:object xlink:href="./Object 48" xlink:type="simple" xlink:show="embed" xlink:actuate="onLoad"/><draw:image xlink:href="./ObjectReplacements/Object 48" xlink:type="simple" xlink:show="embed" xlink:actuate="onLoad"/></draw:frame>Έστω ότι ισχύει η πρόταση. Θα έχουμε <draw:frame draw:style-name="fr1" draw:name="Αντικείμενο49" text:anchor-type="as-char" svg:width="11.227cm" svg:height="0.591cm" draw:z-index="107"><draw:object xlink:href="./Object 49" xlink:type="simple" xlink:show="embed" xlink:actuate="onLoad"/><draw:image xlink:href="./ObjectReplacements/Object 49" xlink:type="simple" xlink:show="embed" xlink:actuate="onLoad"/><svg:desc>τύπος</svg:desc></draw:frame><draw:frame draw:style-name="fr1" draw:name="Αντικείμενο50" text:anchor-type="as-char" svg:width="9.35cm" svg:height="0.467cm" draw:z-index="108"><draw:object xlink:href="./Object 50" xlink:type="simple" xlink:show="embed" xlink:actuate="onLoad"/><draw:image xlink:href="./ObjectReplacements/Object 50" xlink:type="simple" xlink:show="embed" xlink:actuate="onLoad"/><svg:desc>τύπος</svg:desc></draw:frame></text:p>
        </text:list-item>
        <text:list-item>
          <text:p text:style-name="P21"><text:span text:style-name="T3">Έστω ότι </text:span><text:span text:style-name="T3"><draw:frame draw:style-name="fr1" draw:name="Αντικείμενο37" text:anchor-type="as-char" svg:width="4.165cm" svg:height="0.483cm" draw:z-index="36"><draw:object xlink:href="./Object 37" xlink:type="simple" xlink:show="embed" xlink:actuate="onLoad"/><draw:image xlink:href="./ObjectReplacements/Object 37" xlink:type="simple" xlink:show="embed" xlink:actuate="onLoad"/><svg:desc>τύπος</svg:desc></draw:frame></text:span><text:span text:style-name="T3">Έστω</text:span><draw:frame draw:style-name="fr2" draw:name="Αντικείμενο38" text:anchor-type="char" svg:x="8.869cm" svg:y="0.136cm" svg:width="7.657cm" svg:height="0.483cm" draw:z-index="34"><draw:object xlink:href="./Object 38" xlink:type="simple" xlink:show="embed" xlink:actuate="onLoad"/><draw:image xlink:href="./ObjectReplacements/Object 38" xlink:type="simple" xlink:show="embed" xlink:actuate="onLoad"/></draw:frame></text:p>
        </text:list-item>
      </text:list>
      <text:p text:style-name="P8"><text:tab/></text:p>
      <text:p text:style-name="P8"><text:tab/>Από (1) ισχύει <draw:frame draw:style-name="fr1" draw:name="Αντικείμενο39" text:anchor-type="as-char" svg:width="5.992cm" svg:height="0.52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0"><text:tab/><text:span text:style-name="T3">Από (2) ισχύει </text:span><text:span text:style-name="T3"><draw:frame draw:style-name="fr1" draw:name="Αντικείμενο40" text:anchor-type="as-char" svg:width="6.175cm" svg:height="0.531cm" draw:z-index="39"><draw:object xlink:href="./Object 40" xlink:type="simple" xlink:show="embed" xlink:actuate="onLoad"/><draw:image xlink:href="./ObjectReplacements/Object 40" xlink:type="simple" xlink:show="embed" xlink:actuate="onLoad"/><svg:desc>τύπος</svg:desc></draw:frame></text:span></text:p>
      <text:p text:style-name="P10"><text:tab/><text:span text:style-name="T3">Από (3),(4) ισχύει </text:span><text:span text:style-name="T3"><draw:frame draw:style-name="fr1" draw:name="Αντικείμενο41" text:anchor-type="as-char" svg:width="8.613cm" svg:height="0.586cm" draw:z-index="40"><draw:object xlink:href="./Object 41" xlink:type="simple" xlink:show="embed" xlink:actuate="onLoad"/><draw:image xlink:href="./ObjectReplacements/Object 41" xlink:type="simple" xlink:show="embed" xlink:actuate="onLoad"/><svg:desc>τύπος</svg:desc></draw:frame></text:span></text:p>
      <text:p text:style-name="P7"/>
      <text:p text:style-name="P9">2)</text:p>
      <text:list xml:id="list34437052" text:style-name="L4">
        <text:list-item>
          <text:p text:style-name="P28"><draw:frame draw:style-name="fr1" draw:name="Αντικείμενο42" text:anchor-type="as-char" svg:width="7.987cm" svg:height="1.131cm" draw:z-index="41"><draw:object xlink:href="./Object 42" xlink:type="simple" xlink:show="embed" xlink:actuate="onLoad"/><draw:image xlink:href="./ObjectReplacements/Object 42" xlink:type="simple" xlink:show="embed" xlink:actuate="onLoad"/></draw:frame> <text:span text:style-name="T3">Θα βρω </text:span><text:span text:style-name="T1">c</text:span><text:span text:style-name="T4">1</text:span><text:span text:style-name="T1">, c</text:span><text:span text:style-name="T4">2 </text:span><text:span text:style-name="T1">&gt; 0 </text:span><text:span text:style-name="T3">ώστε</text:span><text:span text:style-name="T3"><draw:frame draw:style-name="fr1" draw:name="Αντικείμενο43" text:anchor-type="as-char" svg:width="12.728cm" svg:height="1.058cm" draw:z-index="42"><draw:object xlink:href="./Object 43" xlink:type="simple" xlink:show="embed" xlink:actuate="onLoad"/><draw:image xlink:href="./ObjectReplacements/Object 43" xlink:type="simple" xlink:show="embed" xlink:actuate="onLoad"/><svg:desc>τύπος</svg:desc></draw:frame></text:span><text:span text:style-name="T3"><draw:frame draw:style-name="fr1" draw:name="Αντικείμενο44" text:anchor-type="as-char" svg:width="3.512cm" svg:height="0.531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3">Για </text:span><text:span text:style-name="T1">c</text:span><text:span text:style-name="T4">1</text:span><text:span text:style-name="T10">=1/4</text:span><text:span text:style-name="T1"> </text:span><text:span text:style-name="T3">&amp; </text:span><text:span text:style-name="T1">c</text:span><text:span text:style-name="T4">2</text:span><text:span text:style-name="T10">=1/2</text:span><text:span text:style-name="T11"> </text:span><text:span text:style-name="T10">ισχύει </text:span><text:span text:style-name="T10"><draw:frame draw:style-name="fr1" draw:name="Αντικείμενο45" text:anchor-type="as-char" svg:width="1.45cm" svg:height="0.467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10">, άρα </text:span><text:span text:style-name="T10"><draw:frame draw:style-name="fr1" draw:name="Αντικείμενο46" text:anchor-type="as-char" svg:width="2.387cm" svg:height="1.053cm" draw:z-index="45"><draw:object xlink:href="./Object 46" xlink:type="simple" xlink:show="embed" xlink:actuate="onLoad"/><draw:image xlink:href="./ObjectReplacements/Object 46" xlink:type="simple" xlink:show="embed" xlink:actuate="onLoad"/><svg:desc>τύπος</svg:desc></draw:frame></text:span></text:p>
        </text:list-item>
        <text:list-item>
          <text:p text:style-name="P30"><text:span text:style-name="T3"><draw:frame draw:style-name="fr1" draw:name="Αντικείμενο112" text:anchor-type="as-char" svg:width="3.814cm" svg:height="0.483cm" draw:z-index="109"><draw:object xlink:href="./Object 112" xlink:type="simple" xlink:show="embed" xlink:actuate="onLoad"/><draw:image xlink:href="./ObjectReplacements/Object 112" xlink:type="simple" xlink:show="embed" xlink:actuate="onLoad"/></draw:frame></text:span><text:span text:style-name="T3"> </text:span>(<text:span text:style-name="T3">Ανακλαστικότητα</text:span>)</text:p>
        </text:list-item>
        <text:list-item>
          <text:p text:style-name="P30"><draw:frame draw:style-name="fr1" draw:name="Αντικείμενο53" text:anchor-type="as-char" svg:width="4.269cm" svg:height="1.139cm" draw:z-index="49"><draw:object xlink:href="./Object 53" xlink:type="simple" xlink:show="embed" xlink:actuate="onLoad"/><draw:image xlink:href="./ObjectReplacements/Object 53" xlink:type="simple" xlink:show="embed" xlink:actuate="onLoad"/></draw:frame><text:span text:style-name="T3">(Ανακλαστικότητα)</text:span></text:p>
        </text:list-item>
        <text:list-item>
          <text:p text:style-name="P31"><draw:frame draw:style-name="fr1" draw:name="Αντικείμενο54" text:anchor-type="as-char" svg:width="2.17cm" svg:height="0.543cm" draw:z-index="50"><draw:object xlink:href="./Object 54" xlink:type="simple" xlink:show="embed" xlink:actuate="onLoad"/><draw:image xlink:href="./ObjectReplacements/Object 54" xlink:type="simple" xlink:show="embed" xlink:actuate="onLoad"/></draw:frame></text:p>
        </text:list-item>
        <text:list-item>
          <text:p text:style-name="P31"><draw:frame draw:style-name="fr1" draw:name="Αντικείμενο55" text:anchor-type="as-char" svg:width="7.442cm" svg:height="0.998cm" draw:z-index="51"><draw:object xlink:href="./Object 55" xlink:type="simple" xlink:show="embed" xlink:actuate="onLoad"/><draw:image xlink:href="./ObjectReplacements/Object 55" xlink:type="simple" xlink:show="embed" xlink:actuate="onLoad"/></draw:frame></text:p>
        </text:list-item>
        <text:list-item>
          <text:p text:style-name="P30"><text:s text:c="2"/><draw:frame draw:style-name="fr1" draw:name="Αντικείμενο111" text:anchor-type="as-char" svg:width="1.91cm" svg:height="0.483cm" draw:z-index="110"><draw:object xlink:href="./Object 111" xlink:type="simple" xlink:show="embed" xlink:actuate="onLoad"/><draw:image xlink:href="./ObjectReplacements/Object 111" xlink:type="simple" xlink:show="embed" xlink:actuate="onLoad"/></draw:frame> <text:span text:style-name="T3">(Ανακλαστικότητα</text:span>)</text:p>
        </text:list-item>
        <text:list-item>
          <text:p text:style-name="P30"><draw:frame draw:style-name="fr1" draw:name="Αντικείμενο47" text:anchor-type="as-char" svg:width="4.867cm" svg:height="0.483cm" draw:z-index="52"><draw:object xlink:href="./Object 47" xlink:type="simple" xlink:show="embed" xlink:actuate="onLoad"/><draw:image xlink:href="./ObjectReplacements/Object 47" xlink:type="simple" xlink:show="embed" xlink:actuate="onLoad"/><svg:desc>τύπος</svg:desc></draw:frame></text:p>
        </text:list-item>
        <text:list-item>
          <text:p text:style-name="P30"><draw:frame draw:style-name="fr1" draw:name="Αντικείμενο51" text:anchor-type="as-char" svg:width="2.859cm" svg:height="0.543cm" draw:z-index="53"><draw:object xlink:href="./Object 51" xlink:type="simple" xlink:show="embed" xlink:actuate="onLoad"/><draw:image xlink:href="./ObjectReplacements/Object 51" xlink:type="simple" xlink:show="embed" xlink:actuate="onLoad"/></draw:frame><text:span text:style-name="T3">(Ανακλαστικότητα)</text:span></text:p>
        </text:list-item>
        <text:list-item>
          <text:p text:style-name="P30"><draw:frame draw:style-name="fr1" draw:name="Αντικείμενο52" text:anchor-type="as-char" svg:width="3.674cm" svg:height="0.483cm" draw:z-index="54"><draw:object xlink:href="./Object 52" xlink:type="simple" xlink:show="embed" xlink:actuate="onLoad"/><draw:image xlink:href="./ObjectReplacements/Object 52" xlink:type="simple" xlink:show="embed" xlink:actuate="onLoad"/><svg:desc>τύπος</svg:desc></draw:frame><text:span text:style-name="T3">από 1.5</text:span></text:p>
        </text:list-item>
        <text:list-item>
          <text:p text:style-name="P28"><text:span text:style-name="T10"><draw:frame draw:style-name="fr1" draw:name="Αντικείμενο56" text:anchor-type="as-char" svg:width="6.588cm" svg:height="0.651cm" draw:z-index="55"><draw:object xlink:href="./Object 56" xlink:type="simple" xlink:show="embed" xlink:actuate="onLoad"/><draw:image xlink:href="./ObjectReplacements/Object 56" xlink:type="simple" xlink:show="embed" xlink:actuate="onLoad"/><svg:desc>τύπος</svg:desc></draw:frame></text:span><text:span text:style-name="T10">(Ανακλαστικότητα)</text:span></text:p>
        </text:list-item>
        <text:list-item>
          <text:p text:style-name="P31"><draw:frame draw:style-name="fr1" draw:name="Αντικείμενο57" text:anchor-type="as-char" svg:width="2.949cm" svg:height="1.162cm" draw:z-index="56"><draw:object xlink:href="./Object 57" xlink:type="simple" xlink:show="embed" xlink:actuate="onLoad"/><draw:image xlink:href="./ObjectReplacements/Object 57" xlink:type="simple" xlink:show="embed" xlink:actuate="onLoad"/><svg:desc>τύπος</svg:desc></draw:frame></text:p>
        </text:list-item>
        <text:list-item>
          <text:p text:style-name="P31"><draw:frame draw:style-name="fr1" draw:name="Αντικείμενο58" text:anchor-type="as-char" svg:width="8.061cm" svg:height="0.58cm" draw:z-index="57"><draw:object xlink:href="./Object 58" xlink:type="simple" xlink:show="embed" xlink:actuate="onLoad"/><draw:image xlink:href="./ObjectReplacements/Object 58" xlink:type="simple" xlink:show="embed" xlink:actuate="onLoad"/><svg:desc>τύπος</svg:desc></draw:frame>(Ανακλαστικότητα)</text:p>
        </text:list-item>
        <text:list-item>
          <text:p text:style-name="P31"><draw:frame draw:style-name="fr1" draw:name="Αντικείμενο59" text:anchor-type="as-char" svg:width="2.341cm" svg:height="0.543cm" draw:z-index="58"><draw:object xlink:href="./Object 59" xlink:type="simple" xlink:show="embed" xlink:actuate="onLoad"/><draw:image xlink:href="./ObjectReplacements/Object 59" xlink:type="simple" xlink:show="embed" xlink:actuate="onLoad"/><svg:desc>τύπος</svg:desc></draw:frame></text:p>
        </text:list-item>
        <text:list-item>
          <text:p text:style-name="P30"><text:span text:style-name="T3"><draw:frame draw:style-name="fr1" draw:name="Αντικείμενο60" text:anchor-type="as-char" svg:width="2.131cm" svg:height="0.543cm" draw:z-index="59"><draw:object xlink:href="./Object 60" xlink:type="simple" xlink:show="embed" xlink:actuate="onLoad"/><draw:image xlink:href="./ObjectReplacements/Object 60" xlink:type="simple" xlink:show="embed" xlink:actuate="onLoad"/><svg:desc>τύπος</svg:desc></draw:frame></text:span><text:span text:style-name="T3">(Ανακλαστικότητα)</text:span></text:p>
        </text:list-item>
        <text:list-item>
          <text:p text:style-name="P28"><text:span text:style-name="T11"><draw:frame draw:style-name="fr1" draw:name="Αντικείμενο61" text:anchor-type="as-char" svg:width="3.069cm" svg:height="0.483cm" draw:z-index="60"><draw:object xlink:href="./Object 61" xlink:type="simple" xlink:show="embed" xlink:actuate="onLoad"/><draw:image xlink:href="./ObjectReplacements/Object 61" xlink:type="simple" xlink:show="embed" xlink:actuate="onLoad"/><svg:desc>τύπος</svg:desc></draw:frame></text:span><text:span text:style-name="T10">(</text:span><text:span text:style-name="T11">Ανακλαστικότητα)</text:span></text:p>
        </text:list-item>
        <text:list-item>
          <text:p text:style-name="P28"><draw:frame draw:style-name="fr1" draw:name="Αντικείμενο62" text:anchor-type="as-char" svg:width="8.317cm" svg:height="0.829cm" draw:z-index="61"><draw:object xlink:href="./Object 62" xlink:type="simple" xlink:show="embed" xlink:actuate="onLoad"/><draw:image xlink:href="./ObjectReplacements/Object 62" xlink:type="simple" xlink:show="embed" xlink:actuate="onLoad"/><svg:desc>τύπος</svg:desc></draw:frame></text:p>
        </text:list-item>
        <text:list-item>
          <text:p text:style-name="P28"><draw:frame draw:style-name="fr1" draw:name="Αντικείμενο63" text:anchor-type="as-char" svg:width="3.81cm" svg:height="0.483cm" draw:z-index="62"><draw:object xlink:href="./Object 63" xlink:type="simple" xlink:show="embed" xlink:actuate="onLoad"/><draw:image xlink:href="./ObjectReplacements/Object 63" xlink:type="simple" xlink:show="embed" xlink:actuate="onLoad"/><svg:desc>τύπος</svg:desc></draw:frame><text:span text:style-name="T3">(Ανακλαστικότητα)</text:span></text:p>
        </text:list-item>
        <text:list-item>
          <text:p text:style-name="P28"><text:span text:style-name="T1"><draw:frame draw:style-name="fr1" draw:name="Αντικείμενο64" text:anchor-type="as-char" svg:width="4.967cm" svg:height="0.543cm" draw:z-index="63"><draw:object xlink:href="./Object 64" xlink:type="simple" xlink:show="embed" xlink:actuate="onLoad"/><draw:image xlink:href="./ObjectReplacements/Object 64" xlink:type="simple" xlink:show="embed" xlink:actuate="onLoad"/><svg:desc>τύπος</svg:desc></draw:frame></text:span><text:span text:style-name="T3">(Ανακλαστικότητα)</text:span></text:p>
        </text:list-item>
        <text:list-item>
          <text:p text:style-name="P24"><draw:frame draw:style-name="fr1" draw:name="Αντικείμενο65" text:anchor-type="as-char" svg:width="2.207cm" svg:height="0.543cm" draw:z-index="64"><draw:object xlink:href="./Object 65" xlink:type="simple" xlink:show="embed" xlink:actuate="onLoad"/><draw:image xlink:href="./ObjectReplacements/Object 65" xlink:type="simple" xlink:show="embed" xlink:actuate="onLoad"/><svg:desc>τύπος</svg:desc></draw:frame></text:p>
        </text:list-item>
        <text:list-item>
          <text:p text:style-name="P24"><text:soft-page-break/><draw:frame draw:style-name="fr1" draw:name="Αντικείμενο66" text:anchor-type="as-char" svg:width="2.632cm" svg:height="0.52cm" draw:z-index="72"><draw:object xlink:href="./Object 66" xlink:type="simple" xlink:show="embed" xlink:actuate="onLoad"/><draw:image xlink:href="./ObjectReplacements/Object 66" xlink:type="simple" xlink:show="embed" xlink:actuate="onLoad"/><svg:desc>τύπος</svg:desc></draw:frame></text:p>
          <text:p text:style-name="P24">Άρα έχουμε τις εξής κλάσεις και τους εξής <text:span text:style-name="T12">εκπροσώπους </text:span><text:span text:style-name="T2">(</text:span><text:span text:style-name="T20">οι εκπρόσωποι διακρίνονται από την έντονη γραμματοσειρά και είναι ήδη ταξινομημένοι κατά αύξουσα σειρά)</text:span>:</text:p>
          <text:p text:style-name="P24"><draw:frame draw:style-name="fr1" draw:name="Αντικείμενο67" text:anchor-type="as-char" svg:width="3.605cm" svg:height="0.582cm" draw:z-index="73"><draw:object xlink:href="./Object 67" xlink:type="simple" xlink:show="embed" xlink:actuate="onLoad"/><draw:image xlink:href="./ObjectReplacements/Object 67" xlink:type="simple" xlink:show="embed" xlink:actuate="onLoad"/><svg:desc>τύπος</svg:desc></draw:frame></text:p>
          <text:p text:style-name="P24"><draw:frame draw:style-name="fr3" draw:name="Αντικείμενο108" text:anchor-type="as-char" svg:y="-0.776cm" svg:width="7.183cm" svg:height="0.575cm" draw:z-index="74"><draw:object xlink:href="./Object 108" xlink:type="simple" xlink:show="embed" xlink:actuate="onLoad"/><draw:image xlink:href="./ObjectReplacements/Object 108" xlink:type="simple" xlink:show="embed" xlink:actuate="onLoad"/><svg:desc>τύπος</svg:desc></draw:frame></text:p>
          <text:p text:style-name="P24"><draw:frame draw:style-name="fr3" draw:name="Αντικείμενο68" text:anchor-type="as-char" svg:y="-0.776cm" svg:width="4.574cm" svg:height="1.252cm" draw:z-index="75"><draw:object xlink:href="./Object 68" xlink:type="simple" xlink:show="embed" xlink:actuate="onLoad"/><draw:image xlink:href="./ObjectReplacements/Object 68" xlink:type="simple" xlink:show="embed" xlink:actuate="onLoad"/><svg:desc>τύπος</svg:desc></draw:frame></text:p>
          <text:p text:style-name="P24"><draw:frame draw:style-name="fr1" draw:name="Αντικείμενο69" text:anchor-type="as-char" svg:width="6.135cm" svg:height="0.582cm" draw:z-index="76"><draw:object xlink:href="./Object 69" xlink:type="simple" xlink:show="embed" xlink:actuate="onLoad"/><draw:image xlink:href="./ObjectReplacements/Object 69" xlink:type="simple" xlink:show="embed" xlink:actuate="onLoad"/><svg:desc>τύπος</svg:desc></draw:frame></text:p>
          <text:p text:style-name="P24"><draw:frame draw:style-name="fr1" draw:name="Αντικείμενο70" text:anchor-type="as-char" svg:width="4.316cm" svg:height="0.582cm" draw:z-index="77"><draw:object xlink:href="./Object 70" xlink:type="simple" xlink:show="embed" xlink:actuate="onLoad"/><draw:image xlink:href="./ObjectReplacements/Object 70" xlink:type="simple" xlink:show="embed" xlink:actuate="onLoad"/><svg:desc>τύπος</svg:desc></draw:frame></text:p>
          <text:p text:style-name="P24"><draw:frame draw:style-name="fr1" draw:name="Αντικείμενο71" text:anchor-type="as-char" svg:width="4.66cm" svg:height="1.157cm" draw:z-index="78"><draw:object xlink:href="./Object 71" xlink:type="simple" xlink:show="embed" xlink:actuate="onLoad"/><draw:image xlink:href="./ObjectReplacements/Object 71" xlink:type="simple" xlink:show="embed" xlink:actuate="onLoad"/><svg:desc>τύπος</svg:desc></draw:frame></text:p>
          <text:p text:style-name="P24"><draw:frame draw:style-name="fr1" draw:name="Αντικείμενο73" text:anchor-type="as-char" svg:width="4.043cm" svg:height="1.279cm" draw:z-index="79"><draw:object xlink:href="./Object 73" xlink:type="simple" xlink:show="embed" xlink:actuate="onLoad"/><draw:image xlink:href="./ObjectReplacements/Object 73" xlink:type="simple" xlink:show="embed" xlink:actuate="onLoad"/><svg:desc>τύπος</svg:desc></draw:frame></text:p>
          <text:p text:style-name="P24"><draw:frame draw:style-name="fr3" draw:name="Αντικείμενο107" text:anchor-type="as-char" svg:y="0cm" svg:width="3.812cm" svg:height="0.534cm" draw:z-index="80"><draw:object xlink:href="./Object 107" xlink:type="simple" xlink:show="embed" xlink:actuate="onLoad"/><draw:image xlink:href="./ObjectReplacements/Object 107" xlink:type="simple" xlink:show="embed" xlink:actuate="onLoad"/><svg:desc>τύπος</svg:desc></draw:frame></text:p>
          <text:p text:style-name="P24"><draw:frame draw:style-name="fr1" draw:name="Αντικείμενο72" text:anchor-type="as-char" svg:width="2.364cm" svg:height="0.517cm" draw:z-index="81"><draw:object xlink:href="./Object 72" xlink:type="simple" xlink:show="embed" xlink:actuate="onLoad"/><draw:image xlink:href="./ObjectReplacements/Object 72" xlink:type="simple" xlink:show="embed" xlink:actuate="onLoad"/><svg:desc>τύπος</svg:desc></draw:frame></text:p>
          <text:p text:style-name="P24"><draw:frame draw:style-name="fr1" draw:name="Αντικείμενο110" text:anchor-type="as-char" svg:width="4.297cm" svg:height="0.623cm" draw:z-index="82"><draw:object xlink:href="./Object 110" xlink:type="simple" xlink:show="embed" xlink:actuate="onLoad"/><draw:image xlink:href="./ObjectReplacements/Object 110" xlink:type="simple" xlink:show="embed" xlink:actuate="onLoad"/><svg:desc>τύπος</svg:desc></draw:frame></text:p>
        </text:list-item>
      </text:list>
      <text:p text:style-name="P2"/>
      <text:p text:style-name="P12">3)</text:p>
      <table:table table:name="Άσκηση3" table:style-name="Άσκηση3">
        <table:table-column table:style-name="Άσκηση3.A" table:number-columns-repeated="7"/>
        <table:table-column table:style-name="Άσκηση3.H"/>
        <table:table-row>
          <table:table-cell table:style-name="Άσκηση3.A1" office:value-type="string">
            <text:p text:style-name="P17">Α.Α.</text:p>
          </table:table-cell>
          <table:table-cell table:style-name="Άσκηση3.A1" office:value-type="string">
            <text:p text:style-name="P17">Α</text:p>
          </table:table-cell>
          <table:table-cell table:style-name="Άσκηση3.A1" office:value-type="string">
            <text:p text:style-name="P13">Β</text:p>
          </table:table-cell>
          <table:table-cell table:style-name="Άσκηση3.A1" office:value-type="string">
            <text:p text:style-name="P17">Ο</text:p>
          </table:table-cell>
          <table:table-cell table:style-name="Άσκηση3.A1" office:value-type="string">
            <text:p text:style-name="P17">ο</text:p>
          </table:table-cell>
          <table:table-cell table:style-name="Άσκηση3.A1" office:value-type="string">
            <text:p text:style-name="P17">Ω</text:p>
          </table:table-cell>
          <table:table-cell table:style-name="Άσκηση3.A1" office:value-type="string">
            <text:p text:style-name="P17">ω</text:p>
          </table:table-cell>
          <table:table-cell table:style-name="Άσκηση3.H1" office:value-type="string">
            <text:p text:style-name="P17">Θ</text:p>
          </table:table-cell>
        </table:table-row>
        <table:table-row>
          <table:table-cell table:style-name="Άσκηση3.A2" office:value-type="float" office:value="1">
            <text:p text:style-name="P17">1</text:p>
          </table:table-cell>
          <table:table-cell table:style-name="Άσκηση3.B2" office:value-type="string">
            <text:p text:style-name="P16"><draw:frame draw:style-name="fr1" draw:name="Αντικείμενο75" text:anchor-type="as-char" svg:width="1.177cm" svg:height="0.527cm" draw:z-index="83"><draw:object xlink:href="./Object 75" xlink:type="simple" xlink:show="embed" xlink:actuate="onLoad"/><draw:image xlink:href="./ObjectReplacements/Object 75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<draw:frame draw:style-name="fr1" draw:name="Αντικείμενο76" text:anchor-type="as-char" svg:width="0.542cm" svg:height="0.527cm" draw:z-index="84"><draw:object xlink:href="./Object 76" xlink:type="simple" xlink:show="embed" xlink:actuate="onLoad"/><draw:image xlink:href="./ObjectReplacements/Object 76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B2" office:value-type="string">
            <text:p text:style-name="P18">ΝΑ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H2" office:value-type="string">
            <text:p text:style-name="P16">ΟΧΙ</text:p>
          </table:table-cell>
        </table:table-row>
        <table:table-row>
          <table:table-cell table:style-name="Άσκηση3.A2" office:value-type="float" office:value="2">
            <text:p text:style-name="P17">2</text:p>
          </table:table-cell>
          <table:table-cell table:style-name="Άσκηση3.B2" office:value-type="string">
            <text:p text:style-name="P16"><draw:frame draw:style-name="fr1" draw:name="Αντικείμενο78" text:anchor-type="as-char" svg:width="0.556cm" svg:height="0.527cm" draw:z-index="85"><draw:object xlink:href="./Object 78" xlink:type="simple" xlink:show="embed" xlink:actuate="onLoad"/><draw:image xlink:href="./ObjectReplacements/Object 78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<draw:frame draw:style-name="fr1" draw:name="Αντικείμενο77" text:anchor-type="as-char" svg:width="0.549cm" svg:height="0.527cm" draw:z-index="86"><draw:object xlink:href="./Object 77" xlink:type="simple" xlink:show="embed" xlink:actuate="onLoad"/><draw:image xlink:href="./ObjectReplacements/Object 77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B2" office:value-type="string">
            <text:p text:style-name="P18">ΝΑ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H2" office:value-type="string">
            <text:p text:style-name="P16">ΟΧΙ </text:p>
          </table:table-cell>
        </table:table-row>
        <table:table-row>
          <table:table-cell table:style-name="Άσκηση3.A2" office:value-type="float" office:value="3">
            <text:p text:style-name="P17">3</text:p>
          </table:table-cell>
          <table:table-cell table:style-name="Άσκηση3.B2" office:value-type="string">
            <text:p text:style-name="P16"><draw:frame draw:style-name="fr1" draw:name="Αντικείμενο79" text:anchor-type="as-char" svg:width="0.564cm" svg:height="0.527cm" draw:z-index="87"><draw:object xlink:href="./Object 79" xlink:type="simple" xlink:show="embed" xlink:actuate="onLoad"/><draw:image xlink:href="./ObjectReplacements/Object 79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<draw:frame draw:style-name="fr1" draw:name="Αντικείμενο84" text:anchor-type="as-char" svg:width="0.811cm" svg:height="0.527cm" draw:z-index="88"><draw:object xlink:href="./Object 84" xlink:type="simple" xlink:show="embed" xlink:actuate="onLoad"/><draw:image xlink:href="./ObjectReplacements/Object 84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H2" office:value-type="string">
            <text:p text:style-name="P16">ΟΧΙ</text:p>
          </table:table-cell>
        </table:table-row>
        <table:table-row>
          <table:table-cell table:style-name="Άσκηση3.A2" office:value-type="float" office:value="4">
            <text:p text:style-name="P17">4</text:p>
          </table:table-cell>
          <table:table-cell table:style-name="Άσκηση3.B2" office:value-type="string">
            <text:p text:style-name="P16"><draw:frame draw:style-name="fr1" draw:name="Αντικείμενο80" text:anchor-type="as-char" svg:width="0.912cm" svg:height="0.527cm" draw:z-index="89"><draw:object xlink:href="./Object 80" xlink:type="simple" xlink:show="embed" xlink:actuate="onLoad"/><draw:image xlink:href="./ObjectReplacements/Object 80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<draw:frame draw:style-name="fr1" draw:name="Αντικείμενο83" text:anchor-type="as-char" svg:width="0.91cm" svg:height="0.527cm" draw:z-index="90"><draw:object xlink:href="./Object 83" xlink:type="simple" xlink:show="embed" xlink:actuate="onLoad"/><draw:image xlink:href="./ObjectReplacements/Object 83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H2" office:value-type="string">
            <text:p text:style-name="P16">ΝΑΙ</text:p>
          </table:table-cell>
        </table:table-row>
        <table:table-row>
          <table:table-cell table:style-name="Άσκηση3.A2" office:value-type="float" office:value="5">
            <text:p text:style-name="P17">5</text:p>
          </table:table-cell>
          <table:table-cell table:style-name="Άσκηση3.B2" office:value-type="string">
            <text:p text:style-name="P16"><draw:frame draw:style-name="fr1" draw:name="Αντικείμενο81" text:anchor-type="as-char" svg:width="0.563cm" svg:height="0.467cm" draw:z-index="91"><draw:object xlink:href="./Object 81" xlink:type="simple" xlink:show="embed" xlink:actuate="onLoad"/><draw:image xlink:href="./ObjectReplacements/Object 81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<draw:frame draw:style-name="fr1" draw:name="Αντικείμενο82" text:anchor-type="as-char" svg:width="0.566cm" svg:height="0.527cm" draw:z-index="92"><draw:object xlink:href="./Object 82" xlink:type="simple" xlink:show="embed" xlink:actuate="onLoad"/><draw:image xlink:href="./ObjectReplacements/Object 82" xlink:type="simple" xlink:show="embed" xlink:actuate="onLoad"/><svg:desc>τύπος</svg:desc></draw:frame>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B2" office:value-type="string">
            <text:p text:style-name="P16">ΝΑ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B2" office:value-type="string">
            <text:p text:style-name="P16">ΟΧΙ</text:p>
          </table:table-cell>
          <table:table-cell table:style-name="Άσκηση3.H2" office:value-type="string">
            <text:p text:style-name="P16">ΟΧΙ</text:p>
          </table:table-cell>
        </table:table-row>
      </table:table>
      <text:p text:style-name="P12"/>
      <text:list xml:id="list34434919" text:style-name="L5">
        <text:list-item>
          <text:p text:style-name="P29">Παίρνοντας το όριο <draw:frame draw:style-name="fr1" draw:name="Αντικείμενο74" text:anchor-type="as-char" svg:width="2.517cm" svg:height="1.118cm" draw:z-index="93"><draw:object xlink:href="./Object 74" xlink:type="simple" xlink:show="embed" xlink:actuate="onLoad"/><draw:image xlink:href="./ObjectReplacements/Object 74" xlink:type="simple" xlink:show="embed" xlink:actuate="onLoad"/><svg:desc>τύπος</svg:desc></draw:frame><text:span text:style-name="T3">καθώς το </text:span><text:span text:style-name="T1">n</text:span><text:span text:style-name="T13">ε</text:span><text:span text:style-name="T1"> </text:span><text:span text:style-name="T3">τείνει πιο γρήγορα στο άπειρο. Άρα για πολύ μεγάλα </text:span><text:span text:style-name="T1">n,</text:span><text:span text:style-name="T3"> </text:span><text:span text:style-name="T3"><draw:frame draw:style-name="fr1" draw:name="Αντικείμενο97" text:anchor-type="as-char" svg:width="4.163cm" svg:height="0.543cm" draw:z-index="94"><draw:object xlink:href="./Object 97" xlink:type="simple" xlink:show="embed" xlink:actuate="onLoad"/><draw:image xlink:href="./ObjectReplacements/Object 97" xlink:type="simple" xlink:show="embed" xlink:actuate="onLoad"/><svg:desc>τύπος</svg:desc></draw:frame></text:span></text:p>
        </text:list-item>
        <text:list-item>
          <text:p text:style-name="P29"><text:span text:style-name="T3">Παίρνω το όριο </text:span><text:span text:style-name="T3"><draw:frame draw:style-name="fr1" draw:name="Αντικείμενο85" text:anchor-type="as-char" svg:width="1.341cm" svg:height="1.118cm" draw:z-index="95"><draw:object xlink:href="./Object 85" xlink:type="simple" xlink:show="embed" xlink:actuate="onLoad"/><draw:image xlink:href="./ObjectReplacements/Object 85" xlink:type="simple" xlink:show="embed" xlink:actuate="onLoad"/><svg:desc>τύπος</svg:desc></draw:frame></text:span><text:span text:style-name="T3">και εφαρμόζω </text:span><text:span text:style-name="T19">τον κ</text:span><text:a xlink:type="simple" xlink:href="http://www.geogebra.org/en/wiki/index.php/Κανόνας_de_L'Hospital"><text:span text:style-name="T16">ανόνα </text:span></text:a><text:a xlink:type="simple" xlink:href="http://www.geogebra.org/en/wiki/index.php/Κανόνας_de_L'Hospital"><text:span text:style-name="Emphasis"><text:span text:style-name="T15">de </text:span></text:span></text:a><text:a xlink:type="simple" xlink:href="http://www.geogebra.org/en/wiki/index.php/Κανόνας_de_L'Hospital"><text:span text:style-name="T15">L'</text:span></text:a><text:a xlink:type="simple" xlink:href="http://www.geogebra.org/en/wiki/index.php/Κανόνας_de_L'Hospital"><text:span text:style-name="Emphasis"><text:span text:style-name="T15">Hospital</text:span></text:span></text:a><text:span text:style-name="T14">.</text:span><text:span text:style-name="T18"> </text:span><text:span text:style-name="T14">Μετά από </text:span><text:span text:style-name="T17">k </text:span><text:span text:style-name="T14">εφαρμογές του κανόνα έχω </text:span><text:span text:style-name="T14"><draw:frame draw:style-name="fr1" draw:name="Αντικείμενο86" text:anchor-type="as-char" svg:width="10.119cm" svg:height="1.118cm" draw:z-index="96"><draw:object xlink:href="./Object 86" xlink:type="simple" xlink:show="embed" xlink:actuate="onLoad"/><draw:image xlink:href="./ObjectReplacements/Object 86" xlink:type="simple" xlink:show="embed" xlink:actuate="onLoad"/><svg:desc>τύπος</svg:desc></draw:frame></text:span></text:p>
        </text:list-item>
        <text:list-item>
          <text:p text:style-name="P29"><text:span text:style-name="T14">Παίρνω το όριο </text:span><text:span text:style-name="T14"><draw:frame draw:style-name="fr1" draw:name="Αντικείμενο98" text:anchor-type="as-char" svg:width="1.589cm" svg:height="1.161cm" draw:z-index="97"><draw:object xlink:href="./Object 98" xlink:type="simple" xlink:show="embed" xlink:actuate="onLoad"/><draw:image xlink:href="./ObjectReplacements/Object 98" xlink:type="simple" xlink:show="embed" xlink:actuate="onLoad"/><svg:desc>τύπος</svg:desc></draw:frame></text:span><text:span text:style-name="T14">και εφαρμόζω τον κανόνα </text:span><text:a xlink:type="simple" xlink:href="http://www.geogebra.org/en/wiki/index.php/Κανόνας_de_L'Hospital"><text:span text:style-name="Emphasis"><text:span text:style-name="T15">de </text:span></text:span></text:a><text:a xlink:type="simple" xlink:href="http://www.geogebra.org/en/wiki/index.php/Κανόνας_de_L'Hospital"><text:span text:style-name="T15">L'</text:span></text:a><text:a xlink:type="simple" xlink:href="http://www.geogebra.org/en/wiki/index.php/Κανόνας_de_L'Hospital"><text:span text:style-name="Emphasis"><text:span text:style-name="T15">Hospital</text:span></text:span></text:a><text:span text:style-name="T14">. Μετά από πολλές</text:span><text:span text:style-name="T17"><draw:frame draw:style-name="fr1" draw:name="Αντικείμενο99" text:anchor-type="as-char" svg:width="1.281cm" svg:height="0.467cm" draw:z-index="98"><draw:object xlink:href="./Object 99" xlink:type="simple" xlink:show="embed" xlink:actuate="onLoad"/><draw:image xlink:href="./ObjectReplacements/Object 99" xlink:type="simple" xlink:show="embed" xlink:actuate="onLoad"/></draw:frame></text:span><text:span text:style-name="T14">παραγωγίσεις έχω</text:span><text:span text:style-name="T14"><draw:frame draw:style-name="fr1" draw:name="Αντικείμενο100" text:anchor-type="as-char" svg:width="7.574cm" svg:height="1.709cm" draw:z-index="99"><draw:object xlink:href="./Object 100" xlink:type="simple" xlink:show="embed" xlink:actuate="onLoad"/><draw:image xlink:href="./ObjectReplacements/Object 100" xlink:type="simple" xlink:show="embed" xlink:actuate="onLoad"/><svg:desc>τύπος</svg:desc></draw:frame></text:span><text:span text:style-name="T14">γιατί ο αριθμητής απειρίζεται πολύ πιο γρήγορα από τον παρανομαστή. Άρα </text:span><text:span text:style-name="T14"><draw:frame draw:style-name="fr1" draw:name="Αντικείμενο101" text:anchor-type="as-char" svg:width="4.159cm" svg:height="0.543cm" draw:z-index="100"><draw:object xlink:href="./Object 101" xlink:type="simple" xlink:show="embed" xlink:actuate="onLoad"/><draw:image xlink:href="./ObjectReplacements/Object 101" xlink:type="simple" xlink:show="embed" xlink:actuate="onLoad"/></draw:frame></text:span></text:p>
        </text:list-item>
        <text:list-item>
          <text:p text:style-name="P32"><draw:frame draw:style-name="fr1" draw:name="Αντικείμενο102" text:anchor-type="as-char" svg:width="2.415cm" svg:height="1.118cm" draw:z-index="101"><draw:object xlink:href="./Object 102" xlink:type="simple" xlink:show="embed" xlink:actuate="onLoad"/><draw:image xlink:href="./ObjectReplacements/Object 102" xlink:type="simple" xlink:show="embed" xlink:actuate="onLoad"/><svg:desc>τύπος</svg:desc></draw:frame>άρα<draw:frame draw:style-name="fr1" draw:name="Αντικείμενο103" text:anchor-type="as-char" svg:width="2.828cm" svg:height="0.543cm" draw:z-index="102"><draw:object xlink:href="./Object 103" xlink:type="simple" xlink:show="embed" xlink:actuate="onLoad"/><draw:image xlink:href="./ObjectReplacements/Object 103" xlink:type="simple" xlink:show="embed" xlink:actuate="onLoad"/><svg:desc>τύπος</svg:desc></draw:frame>. Ο υπολογισμός έγινε με τη βοήθεια του πακέτου <text:span text:style-name="T1">WolframAlpha.</text:span></text:p>
        </text:list-item>
        <text:list-item>
          <text:p text:style-name="P33"><draw:frame draw:style-name="fr1" draw:name="Αντικείμενο104" text:anchor-type="as-char" svg:width="2.073cm" svg:height="1.058cm" draw:z-index="103"><draw:object xlink:href="./Object 104" xlink:type="simple" xlink:show="embed" xlink:actuate="onLoad"/><draw:image xlink:href="./ObjectReplacements/Object 104" xlink:type="simple" xlink:show="embed" xlink:actuate="onLoad"/><svg:desc>τύπος</svg:desc></draw:frame><text:span text:style-name="T3">άρα</text:span><text:span text:style-name="T3"><draw:frame draw:style-name="fr1" draw:name="Αντικείμενο105" text:anchor-type="as-char" svg:width="2.009cm" svg:height="0.543cm" draw:z-index="104"><draw:object xlink:href="./Object 105" xlink:type="simple" xlink:show="embed" xlink:actuate="onLoad"/><draw:image xlink:href="./ObjectReplacements/Object 105" xlink:type="simple" xlink:show="embed" xlink:actuate="onLoad"/><svg:desc>τύπος</svg:desc></draw:frame></text:span><text:span text:style-name="T3">άρα και κατ' επέκταση </text:span><text:span text:style-name="T3"><draw:frame draw:style-name="fr1" draw:name="Αντικείμενο106" text:anchor-type="as-char" svg:width="2.108cm" svg:height="0.543cm" draw:z-index="105"><draw:object xlink:href="./Object 106" xlink:type="simple" xlink:show="embed" xlink:actuate="onLoad"/><draw:image xlink:href="./ObjectReplacements/Object 106" xlink:type="simple" xlink:show="embed" xlink:actuate="onLoad"/><svg:desc>τύπος</svg:desc></draw:frame></text:span></text:p>
        </text:list-item>
      </text:list>
      <text:p text:style-name="P14"/>
      <text:p text:style-name="P15"><text:soft-page-break/>4)</text:p>
      <text:list xml:id="list34426160" text:style-name="L6">
        <text:list-item>
          <text:p text:style-name="P34"><draw:frame draw:style-name="fr1" draw:name="Αντικείμενο87" text:anchor-type="as-char" svg:width="16.45cm" svg:height="1.201cm" draw:z-index="65"><draw:object xlink:href="./Object 87" xlink:type="simple" xlink:show="embed" xlink:actuate="onLoad"/><draw:image xlink:href="./ObjectReplacements/Object 87" xlink:type="simple" xlink:show="embed" xlink:actuate="onLoad"/><svg:desc>τύπος</svg:desc></draw:frame></text:p>
          <text:p text:style-name="P34"><draw:frame draw:style-name="fr4" draw:name="Αντικείμενο92" text:anchor-type="as-char" svg:width="8.25cm" svg:height="1.097cm" draw:z-index="66"><draw:object xlink:href="./Object 92" xlink:type="simple" xlink:show="embed" xlink:actuate="onLoad"/><draw:image xlink:href="./ObjectReplacements/Object 92" xlink:type="simple" xlink:show="embed" xlink:actuate="onLoad"/></draw:frame></text:p>
        </text:list-item>
        <text:list-item>
          <text:p text:style-name="P34"><draw:frame draw:style-name="fr1" draw:name="Αντικείμενο93" text:anchor-type="as-char" svg:width="15.074cm" svg:height="1.169cm" draw:z-index="67"><draw:object xlink:href="./Object 93" xlink:type="simple" xlink:show="embed" xlink:actuate="onLoad"/><draw:image xlink:href="./ObjectReplacements/Object 93" xlink:type="simple" xlink:show="embed" xlink:actuate="onLoad"/><svg:desc>τύπος</svg:desc></draw:frame></text:p>
          <text:p text:style-name="P34"><draw:frame draw:style-name="fr1" draw:name="Αντικείμενο94" text:anchor-type="as-char" svg:width="12.749cm" svg:height="1.252cm" draw:z-index="68"><draw:object xlink:href="./Object 94" xlink:type="simple" xlink:show="embed" xlink:actuate="onLoad"/><draw:image xlink:href="./ObjectReplacements/Object 94" xlink:type="simple" xlink:show="embed" xlink:actuate="onLoad"/><svg:desc>τύπος</svg:desc></draw:frame></text:p>
          <text:p text:style-name="P34"><draw:frame draw:style-name="fr1" draw:name="Αντικείμενο95" text:anchor-type="as-char" svg:width="12.846cm" svg:height="1.279cm" draw:z-index="69"><draw:object xlink:href="./Object 95" xlink:type="simple" xlink:show="embed" xlink:actuate="onLoad"/><draw:image xlink:href="./ObjectReplacements/Object 95" xlink:type="simple" xlink:show="embed" xlink:actuate="onLoad"/></draw:frame></text:p>
          <text:p text:style-name="P34"><draw:frame draw:style-name="fr3" draw:name="Αντικείμενο96" text:anchor-type="as-char" svg:y="-1.162cm" svg:width="12.658cm" svg:height="1.162cm" draw:z-index="70"><draw:object xlink:href="./Object 96" xlink:type="simple" xlink:show="embed" xlink:actuate="onLoad"/><draw:image xlink:href="./ObjectReplacements/Object 96" xlink:type="simple" xlink:show="embed" xlink:actuate="onLoad"/></draw:frame></text:p>
        </text:list-item>
      </text:list>
      <text:p text:style-name="P12">5)</text:p>
      <text:p text:style-name="P2">Η πιθανότητα να βρούμε το στοιχείο στις <text:span text:style-name="T1">n – 2 </text:span>πρώτες θέσεις είναι <draw:frame draw:style-name="fr1" draw:name="Αντικείμενο89" text:anchor-type="as-char" svg:width="1.665cm" svg:height="1.012cm" draw:z-index="71"><draw:object xlink:href="./Object 89" xlink:type="simple" xlink:show="embed" xlink:actuate="onLoad"/><draw:image xlink:href="./ObjectReplacements/Object 89" xlink:type="simple" xlink:show="embed" xlink:actuate="onLoad"/></draw:frame>ενώ για τη προτελευταία είναι 1/4 και για τη τελευταία είναι 1/2. Οπότε έχουμε<draw:frame draw:style-name="fr2" draw:name="Αντικείμενο88" text:anchor-type="char" svg:x="0.512cm" svg:y="1.584cm" svg:width="12.991cm" svg:height="1.139cm" draw:z-index="37"><draw:object xlink:href="./Object 88" xlink:type="simple" xlink:show="embed" xlink:actuate="onLoad"/><draw:image xlink:href="./ObjectReplacements/Object 88" xlink:type="simple" xlink:show="embed" xlink:actuate="onLoad"/></draw:frame><draw:frame draw:style-name="fr2" draw:name="Αντικείμενο90" text:anchor-type="char" svg:x="0.512cm" svg:y="2.722cm" svg:width="12.723cm" svg:height="1.032cm" draw:z-index="46"><draw:object xlink:href="./Object 90" xlink:type="simple" xlink:show="embed" xlink:actuate="onLoad"/><draw:image xlink:href="./ObjectReplacements/Object 90" xlink:type="simple" xlink:show="embed" xlink:actuate="onLoad"/><svg:desc>τύπος</svg:desc></draw:frame><draw:frame draw:style-name="fr2" draw:name="Αντικείμενο91" text:anchor-type="char" svg:x="0.512cm" svg:y="3.752cm" svg:width="7.89cm" svg:height="0.997cm" draw:z-index="47"><draw:object xlink:href="./Object 91" xlink:type="simple" xlink:show="embed" xlink:actuate="onLoad"/><draw:image xlink:href="./ObjectReplacements/Object 9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silis Manavis</meta:initial-creator>
    <meta:creation-date>2012-03-27T19:34:25.25</meta:creation-date>
    <dc:date>2012-04-03T14:33:34.79</dc:date>
    <dc:creator>Vasilis Manavis</dc:creator>
    <meta:editing-duration>P1DT11H18M52S</meta:editing-duration>
    <meta:editing-cycles>24</meta:editing-cycles>
    <meta:generator>OpenOffice.org/3.3$Win32 OpenOffice.org_project/330m20$Build-9567</meta:generator>
    <meta:document-statistic meta:table-count="1" meta:image-count="0" meta:object-count="111" meta:page-count="4" meta:paragraph-count="134" meta:word-count="398" meta:character-count="2136"/>
  </office:meta>
</office:document-meta>
</file>

<file path=Object 1/content.xml><?xml version="1.0" encoding="utf-8"?>
<math xmlns="http://www.w3.org/1998/Math/MathML">
  <semantics>
    <mrow>
      <mi>f</mi>
      <mrow>
        <mo stretchy="false">(</mo>
        <mi>n</mi>
        <mo stretchy="false">)</mo>
      </mrow>
      <mrow>
        <mi/>
        <mo stretchy="false">=</mo>
        <mi/>
      </mrow>
      <mi>o</mi>
      <mfenced open="(" close=")">
        <mrow>
          <mi>g</mi>
          <mrow>
            <mo stretchy="false">(</mo>
            <mi>n</mi>
            <mo stretchy="false">)</mo>
          </mrow>
        </mrow>
      </mfenced>
    </mrow>
    <annotation encoding="StarMath 5.0">f(n)`=`o left ( g(n) right ) </annotation>
  </semantics>
</math>
</file>

<file path=Object 10/content.xml><?xml version="1.0" encoding="utf-8"?>
<math xmlns="http://www.w3.org/1998/Math/MathML">
  <semantics>
    <mrow>
      <mfrac>
        <mrow>
          <mi>c</mi>
          <mi>'</mi>
        </mrow>
        <mi>c</mi>
      </mfrac>
      <mi>h</mi>
      <mrow>
        <mrow>
          <mo stretchy="false">(</mo>
          <mi>n</mi>
          <mo stretchy="false">)</mo>
        </mrow>
        <mo stretchy="false">≤</mo>
        <mi>g</mi>
      </mrow>
      <mrow>
        <mo stretchy="false">(</mo>
        <mi>n</mi>
        <mo stretchy="false">)</mo>
      </mrow>
    </mrow>
    <annotation encoding="StarMath 5.0">{c'}over{c}h(n)&lt;=g(n)</annotation>
  </semantics>
</math>
</file>

<file path=Object 100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rac>
          <mrow>
            <msup>
              <mn>2</mn>
              <mi>n</mi>
            </msup>
            <msup>
              <mi>ln</mi>
              <mi>k</mi>
            </msup>
            <mn>2</mn>
          </mrow>
          <mfrac>
            <mrow>
              <msup>
                <mi>ln</mi>
                <mi>k</mi>
              </msup>
              <mrow>
                <mn>2</mn>
                <mo stretchy="false">⋅</mo>
                <msup>
                  <mn>2</mn>
                  <mrow>
                    <mi>n</mi>
                    <mo stretchy="false">/</mo>
                    <mn>2</mn>
                  </mrow>
                </msup>
              </mrow>
            </mrow>
            <msup>
              <mn>2</mn>
              <mi>k</mi>
            </msup>
          </mfrac>
        </mfrac>
      </mrow>
      <mrow>
        <mi/>
        <mo stretchy="false">=</mo>
        <mi/>
      </mrow>
      <mrow>
        <munder>
          <mi>lim</mi>
          <mrow>
            <mi>n</mi>
            <mo stretchy="false">→</mo>
            <mo stretchy="false">∞</mo>
          </mrow>
        </munder>
        <mfrac>
          <mrow>
            <msup>
              <mn>2</mn>
              <mi>n</mi>
            </msup>
            <mo stretchy="false">⋅</mo>
            <msup>
              <mn>2</mn>
              <mi>k</mi>
            </msup>
          </mrow>
          <msqrt>
            <msup>
              <mn>2</mn>
              <mi>n</mi>
            </msup>
          </msqrt>
        </mfrac>
      </mrow>
      <mrow>
        <mi/>
        <mo stretchy="false">=</mo>
        <mi/>
      </mrow>
      <mrow>
        <munder>
          <mi>lim</mi>
          <mrow>
            <mi>n</mi>
            <mo stretchy="false">→</mo>
            <mo stretchy="false">∞</mo>
          </mrow>
        </munder>
        <mfrac>
          <msup>
            <mn>2</mn>
            <mrow>
              <mi>n</mi>
              <mo stretchy="false">+</mo>
              <mi>k</mi>
            </mrow>
          </msup>
          <msqrt>
            <msup>
              <mn>2</mn>
              <mi>n</mi>
            </msup>
          </msqrt>
        </mfrac>
      </mrow>
      <mrow>
        <mi/>
        <mo stretchy="false">=</mo>
        <mi/>
      </mrow>
      <mo stretchy="false">∞</mo>
    </mrow>
    <annotation encoding="StarMath 5.0">lim from n toward infinity {alignc {2^n ln^k 2} over {{ln^k 2 cdot 2^{n/2}}over 2^k}}
`=`lim from n toward infinity {alignc {2^n cdot 2^k} over {sqrt{2^n}}}
`=`lim from n toward infinity {alignc {2^{n+k}} over {sqrt{2^n}}}
`=`infinity</annotation>
  </semantics>
</math>
</file>

<file path=Object 101/content.xml><?xml version="1.0" encoding="utf-8"?>
<math xmlns="http://www.w3.org/1998/Math/MathML">
  <semantics>
    <mrow>
      <msup>
        <mn>2</mn>
        <mi>n</mi>
      </msup>
      <mrow>
        <mi/>
        <mo stretchy="false">=</mo>
        <mi/>
      </mrow>
      <mi>ω</mi>
      <mrow>
        <mo stretchy="false">(</mo>
        <msup>
          <mn>2</mn>
          <mrow>
            <mi>n</mi>
            <mo stretchy="false">/</mo>
            <mn>2</mn>
          </mrow>
        </msup>
        <mo stretchy="false">)</mo>
      </mrow>
      <mrow>
        <mi/>
        <mo stretchy="false">=</mo>
        <mi/>
      </mrow>
      <mi>Ω</mi>
      <mrow>
        <mo stretchy="false">(</mo>
        <msup>
          <mn>2</mn>
          <mrow>
            <mi>n</mi>
            <mo stretchy="false">/</mo>
            <mn>2</mn>
          </mrow>
        </msup>
        <mo stretchy="false">)</mo>
      </mrow>
    </mrow>
    <annotation encoding="StarMath 5.0">2^n`=`ω(2^{n/2})`=`Ω(2^{n/2})</annotation>
  </semantics>
</math>
</file>

<file path=Object 102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rac>
          <msup>
            <mi>n</mi>
            <mrow>
              <mi>log</mi>
              <mi>c</mi>
            </mrow>
          </msup>
          <msup>
            <mi>c</mi>
            <mrow>
              <mi>log</mi>
              <mi>n</mi>
            </mrow>
          </msup>
        </mfrac>
      </mrow>
      <mrow>
        <mi/>
        <mo stretchy="false">=</mo>
        <mi/>
      </mrow>
      <mn>1</mn>
    </mrow>
    <annotation encoding="StarMath 5.0">lim from n toward infinity {alignc {n^{log c}} over {c^{log n}}}`=`1</annotation>
  </semantics>
</math>
</file>

<file path=Object 103/content.xml><?xml version="1.0" encoding="utf-8"?>
<math xmlns="http://www.w3.org/1998/Math/MathML">
  <semantics>
    <mrow>
      <msup>
        <mi>n</mi>
        <mrow>
          <mi>log</mi>
          <mi>c</mi>
        </mrow>
      </msup>
      <mrow>
        <mi/>
        <mo stretchy="false">=</mo>
        <mi/>
      </mrow>
      <mi>Θ</mi>
      <mrow>
        <mo stretchy="false">(</mo>
        <msup>
          <mi>c</mi>
          <mrow>
            <mi>log</mi>
            <mi>n</mi>
          </mrow>
        </msup>
        <mo stretchy="false">)</mo>
      </mrow>
    </mrow>
    <annotation encoding="StarMath 5.0">n^{log c}`=`Θ(c^{log n})</annotation>
  </semantics>
</math>
</file>

<file path=Object 104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rac>
          <mrow>
            <mi>n</mi>
            <mo stretchy="false">!</mo>
          </mrow>
          <msup>
            <mi>n</mi>
            <mi>n</mi>
          </msup>
        </mfrac>
      </mrow>
      <mrow>
        <mi/>
        <mo stretchy="false">=</mo>
        <mi/>
      </mrow>
      <mn>0</mn>
    </mrow>
    <annotation encoding="StarMath 5.0">lim from n toward infinity {alignc {fact{n}} over {n^n}}`=`0</annotation>
  </semantics>
</math>
</file>

<file path=Object 105/content.xml><?xml version="1.0" encoding="utf-8"?>
<math xmlns="http://www.w3.org/1998/Math/MathML">
  <semantics>
    <mrow>
      <mrow>
        <mi>n</mi>
        <mo stretchy="false">!</mo>
      </mrow>
      <mrow>
        <mi/>
        <mo stretchy="false">=</mo>
        <mi/>
      </mrow>
      <mi>o</mi>
      <mrow>
        <mo stretchy="false">(</mo>
        <msup>
          <mi>n</mi>
          <mi>n</mi>
        </msup>
        <mo stretchy="false">)</mo>
      </mrow>
    </mrow>
    <annotation encoding="StarMath 5.0">fact{n}`=`o(n^n)</annotation>
  </semantics>
</math>
</file>

<file path=Object 106/content.xml><?xml version="1.0" encoding="utf-8"?>
<math xmlns="http://www.w3.org/1998/Math/MathML">
  <semantics>
    <mrow>
      <mrow>
        <mi>n</mi>
        <mo stretchy="false">!</mo>
      </mrow>
      <mrow>
        <mi/>
        <mo stretchy="false">=</mo>
        <mi/>
      </mrow>
      <mi>Ο</mi>
      <mrow>
        <mo stretchy="false">(</mo>
        <msup>
          <mi>n</mi>
          <mi>n</mi>
        </msup>
        <mo stretchy="false">)</mo>
      </mrow>
    </mrow>
    <annotation encoding="StarMath 5.0">fact{n}`=`Ο(n^n)</annotation>
  </semantics>
</math>
</file>

<file path=Object 107/content.xml><?xml version="1.0" encoding="utf-8"?>
<math xmlns="http://www.w3.org/1998/Math/MathML">
  <semantics>
    <mrow>
      <mi>Θ</mi>
      <mrow>
        <mo stretchy="false">(</mo>
        <mrow>
          <mrow>
            <mi>n</mi>
            <mo stretchy="false">−</mo>
            <mn>1</mn>
          </mrow>
          <mo stretchy="false">!</mo>
        </mrow>
        <mo stretchy="false">)</mo>
      </mrow>
      <mrow>
        <mi/>
        <mo stretchy="false">=</mo>
        <mi/>
      </mrow>
      <mfenced open="{" close="}">
        <mstyle mathvariant="bold">
          <mrow>
            <mrow>
              <mrow>
                <mo stretchy="false">(</mo>
                <mrow>
                  <mi>n</mi>
                  <mo stretchy="false">−</mo>
                  <mn>1</mn>
                </mrow>
                <mo stretchy="false">)</mo>
              </mrow>
              <mo stretchy="false">!</mo>
            </mrow>
          </mrow>
        </mstyle>
      </mfenced>
    </mrow>
    <annotation encoding="StarMath 5.0">Θ(fact {n-1})`=`left lbrace bold{fact {(n-1)}} right rbrace </annotation>
  </semantics>
</math>
</file>

<file path=Object 108/content.xml><?xml version="1.0" encoding="utf-8"?>
<math xmlns="http://www.w3.org/1998/Math/MathML">
  <semantics>
    <mrow>
      <mi>Θ</mi>
      <mrow>
        <mo stretchy="false">(</mo>
        <mrow>
          <mi>log</mi>
          <mrow>
            <mo stretchy="false">(</mo>
            <mrow>
              <mi>log</mi>
              <mi>n</mi>
            </mrow>
            <mo stretchy="false">)</mo>
          </mrow>
        </mrow>
        <mo stretchy="false">)</mo>
      </mrow>
      <mrow>
        <mi/>
        <mo stretchy="false">=</mo>
        <mi/>
      </mrow>
      <mfenced open="{" close="}">
        <mrow>
          <mstyle mathvariant="bold">
            <mrow>
              <mrow>
                <mi>log</mi>
                <mrow>
                  <mo stretchy="false">(</mo>
                  <mrow>
                    <mi>log</mi>
                    <mi>n</mi>
                  </mrow>
                  <mo stretchy="false">)</mo>
                </mrow>
              </mrow>
            </mrow>
          </mstyle>
          <mi>,</mi>
          <mi/>
          <mi>log</mi>
          <msqrt>
            <mrow>
              <mi>log</mi>
              <mi>n</mi>
            </mrow>
          </msqrt>
        </mrow>
      </mfenced>
    </mrow>
    <annotation encoding="StarMath 5.0">Θ(log(log n))`=`left lbrace bold {log(log n)},`log sqrt{log n} right rbrace </annotation>
  </semantics>
</math>
</file>

<file path=Object 11/content.xml><?xml version="1.0" encoding="utf-8"?>
<math xmlns="http://www.w3.org/1998/Math/MathML">
  <semantics>
    <mrow>
      <msub>
        <mi>c</mi>
        <mn>2</mn>
      </msub>
      <mi>h</mi>
      <mrow>
        <mrow>
          <mo stretchy="false">(</mo>
          <mi>n</mi>
          <mo stretchy="false">)</mo>
        </mrow>
        <mo stretchy="false">≤</mo>
        <mi>g</mi>
      </mrow>
      <mrow>
        <mo stretchy="false">(</mo>
        <mi>n</mi>
        <mo stretchy="false">)</mo>
      </mrow>
    </mrow>
    <annotation encoding="StarMath 5.0">c_2 h(n)&lt;=g(n)</annotation>
  </semantics>
</math>
</file>

<file path=Object 110/content.xml><?xml version="1.0" encoding="utf-8"?>
<math xmlns="http://www.w3.org/1998/Math/MathML">
  <semantics>
    <mrow>
      <mi>Θ</mi>
      <mrow>
        <mo stretchy="false">(</mo>
        <msup>
          <mi>n</mi>
          <mrow>
            <mi>log</mi>
            <mi>n</mi>
          </mrow>
        </msup>
        <mo stretchy="false">)</mo>
      </mrow>
      <mrow>
        <mi/>
        <mo stretchy="false">=</mo>
        <mi/>
      </mrow>
      <mfenced open="{" close="}">
        <mrow>
          <mstyle mathvariant="bold">
            <mrow>
              <msup>
                <mi>n</mi>
                <mrow>
                  <mi>log</mi>
                  <mi>n</mi>
                </mrow>
              </msup>
            </mrow>
          </mstyle>
          <mi>,</mi>
          <mi/>
          <msup>
            <mn>2</mn>
            <mrow>
              <msup>
                <mi>log</mi>
                <mn>2</mn>
              </msup>
              <mi>n</mi>
            </mrow>
          </msup>
        </mrow>
      </mfenced>
    </mrow>
    <annotation encoding="StarMath 5.0">Θ(n^{log n})`=`left lbrace bold{n^{log n}},`2^{log^2 n}  right rbrace </annotation>
  </semantics>
</math>
</file>

<file path=Object 111/content.xml><?xml version="1.0" encoding="utf-8"?>
<math xmlns="http://www.w3.org/1998/Math/MathML">
  <semantics>
    <mrow>
      <mrow>
        <mrow>
          <mi>n</mi>
          <mo stretchy="false">!</mo>
        </mrow>
        <mo stretchy="false">=</mo>
        <mi>Θ</mi>
      </mrow>
      <mrow>
        <mo stretchy="false">(</mo>
        <mrow>
          <mi>n</mi>
          <mo stretchy="false">!</mo>
        </mrow>
        <mo stretchy="false">)</mo>
      </mrow>
    </mrow>
    <annotation encoding="StarMath 5.0">fact{n}=Θ(fact{n})</annotation>
  </semantics>
</math>
</file>

<file path=Object 112/content.xml><?xml version="1.0" encoding="utf-8"?>
<math xmlns="http://www.w3.org/1998/Math/MathML">
  <semantics>
    <mrow>
      <mn>2.</mn>
      <mi>n</mi>
      <mi>log</mi>
      <mrow>
        <mi>n</mi>
        <mo stretchy="false">=</mo>
        <mi>Θ</mi>
      </mrow>
      <mrow>
        <mo stretchy="false">(</mo>
        <mrow>
          <mi>n</mi>
          <mi>log</mi>
          <mi>n</mi>
        </mrow>
        <mo stretchy="false">)</mo>
      </mrow>
    </mrow>
    <annotation encoding="StarMath 5.0">2. n log n = Θ(n log n)</annotation>
  </semantics>
</math>
</file>

<file path=Object 12/content.xml><?xml version="1.0" encoding="utf-8"?>
<math xmlns="http://www.w3.org/1998/Math/MathML">
  <semantics>
    <mrow>
      <msub>
        <mi>f</mi>
        <mn>1</mn>
      </msub>
      <mrow>
        <mrow>
          <mo stretchy="false">(</mo>
          <mi>n</mi>
          <mo stretchy="false">)</mo>
        </mrow>
        <mo stretchy="false">=</mo>
        <mi>O</mi>
      </mrow>
      <mfenced open="(" close=")">
        <mrow>
          <msub>
            <mi>g</mi>
            <mn>1</mn>
          </msub>
          <mrow>
            <mo stretchy="false">(</mo>
            <mi>n</mi>
            <mo stretchy="false">)</mo>
          </mrow>
        </mrow>
      </mfenced>
      <mi/>
      <mi mathvariant="italic">και</mi>
      <mi/>
      <msub>
        <mi>f</mi>
        <mn>2</mn>
      </msub>
      <mrow>
        <mrow>
          <mo stretchy="false">(</mo>
          <mi>n</mi>
          <mo stretchy="false">)</mo>
        </mrow>
        <mo stretchy="false">=</mo>
        <mi>O</mi>
      </mrow>
      <mfenced open="(" close=")">
        <mrow>
          <msub>
            <mi>g</mi>
            <mn>2</mn>
          </msub>
          <mrow>
            <mo stretchy="false">(</mo>
            <mi>n</mi>
            <mo stretchy="false">)</mo>
          </mrow>
        </mrow>
      </mfenced>
    </mrow>
    <annotation encoding="StarMath 5.0">f_1(n)=O left ( g_1(n) right ) `και` f_2(n)=O left ( g_2(n) right )</annotation>
  </semantics>
</math>
</file>

<file path=Object 13/content.xml><?xml version="1.0" encoding="utf-8"?>
<math xmlns="http://www.w3.org/1998/Math/MathML">
  <semantics>
    <mrow>
      <mo stretchy="false">∃</mo>
      <mi/>
      <msub>
        <mi>c</mi>
        <mn>1</mn>
      </msub>
      <mi>,</mi>
      <mrow>
        <msub>
          <mi>c</mi>
          <mn>2</mn>
        </msub>
        <mo stretchy="false">&gt;</mo>
        <mn>0</mn>
      </mrow>
      <mi/>
      <msub>
        <mi>n</mi>
        <mn>1</mn>
      </msub>
      <mi>,</mi>
      <mrow>
        <msub>
          <mi>n</mi>
          <mn>2</mn>
        </msub>
        <mo stretchy="false">&gt;</mo>
        <mn>0</mn>
      </mrow>
      <mi/>
      <mi mathvariant="normal">:</mi>
      <mi/>
      <msub>
        <mi>c</mi>
        <mn>1</mn>
      </msub>
      <msub>
        <mi>g</mi>
        <mn>1</mn>
      </msub>
      <mrow>
        <mrow>
          <mo stretchy="false">(</mo>
          <mi>n</mi>
          <mo stretchy="false">)</mo>
        </mrow>
        <mo stretchy="false">≥</mo>
        <msub>
          <mi>f</mi>
          <mn>1</mn>
        </msub>
      </mrow>
      <mrow>
        <mo stretchy="false">(</mo>
        <mi>n</mi>
        <mo stretchy="false">)</mo>
      </mrow>
      <mi/>
      <mstyle color="green">
        <mrow>
          <mrow>
            <mo stretchy="false">(</mo>
            <mn>1</mn>
            <mo stretchy="false">)</mo>
          </mrow>
        </mrow>
      </mstyle>
      <mi/>
      <mi mathvariant="italic">και</mi>
      <mi/>
      <msub>
        <mi>c</mi>
        <mn>2</mn>
      </msub>
      <msub>
        <mi>g</mi>
        <mn>2</mn>
      </msub>
      <mrow>
        <mrow>
          <mo stretchy="false">(</mo>
          <mi>n</mi>
          <mo stretchy="false">)</mo>
        </mrow>
        <mo stretchy="false">≥</mo>
        <msub>
          <mi>f</mi>
          <mn>2</mn>
        </msub>
      </mrow>
      <mrow>
        <mo stretchy="false">(</mo>
        <mi>n</mi>
        <mo stretchy="false">)</mo>
      </mrow>
      <mstyle color="blue">
        <mrow>
          <mrow>
            <mo stretchy="false">(</mo>
            <mn>2</mn>
            <mo stretchy="false">)</mo>
          </mrow>
        </mrow>
      </mstyle>
    </mrow>
    <annotation encoding="StarMath 5.0">exists `c_1 , c_2&gt;0`n_1 ,n_2&gt;0`:`c_1 g_1(n)&gt;=f_1(n)`color green (1)`και`c_2 g_2(n)&gt;=f_2(n) color blue (2)</annotation>
  </semantics>
</math>
</file>

<file path=Object 14/content.xml><?xml version="1.0" encoding="utf-8"?>
<math xmlns="http://www.w3.org/1998/Math/MathML">
  <semantics>
    <mrow>
      <mfenced open="{" close="}">
        <mtable>
          <mtr>
            <mtd>
              <mrow>
                <msub>
                  <mi>f</mi>
                  <mn>1</mn>
                </msub>
                <mrow>
                  <mrow>
                    <mo stretchy="false">(</mo>
                    <mi>n</mi>
                    <mo stretchy="false">)</mo>
                  </mrow>
                  <mo stretchy="false">≤</mo>
                  <msub>
                    <mi>c</mi>
                    <mn>1</mn>
                  </msub>
                </mrow>
                <msub>
                  <mi>g</mi>
                  <mn>1</mn>
                </msub>
                <mrow>
                  <mo stretchy="false">(</mo>
                  <mi>n</mi>
                  <mo stretchy="false">)</mo>
                </mrow>
              </mrow>
            </mtd>
          </mtr>
          <mtr>
            <mtd>
              <mrow>
                <mo stretchy="false">+</mo>
                <mi/>
              </mrow>
            </mtd>
          </mtr>
          <mtr>
            <mtd>
              <mrow>
                <msub>
                  <mi>f</mi>
                  <mn>2</mn>
                </msub>
                <mrow>
                  <mrow>
                    <mo stretchy="false">(</mo>
                    <mi>n</mi>
                    <mo stretchy="false">)</mo>
                  </mrow>
                  <mo stretchy="false">≤</mo>
                  <msub>
                    <mi>c</mi>
                    <mn>2</mn>
                  </msub>
                </mrow>
                <msub>
                  <mi>g</mi>
                  <mn>2</mn>
                </msub>
                <mrow>
                  <mo stretchy="false">(</mo>
                  <mi>n</mi>
                  <mo stretchy="false">)</mo>
                </mrow>
              </mrow>
            </mtd>
          </mtr>
        </mtable>
      </mfenced>
      <mo stretchy="false">⇒</mo>
      <msub>
        <mi>f</mi>
        <mn>1</mn>
      </msub>
      <mrow>
        <mrow>
          <mo stretchy="false">(</mo>
          <mi>n</mi>
          <mo stretchy="false">)</mo>
        </mrow>
        <mo stretchy="false">+</mo>
        <msub>
          <mi>f</mi>
          <mn>2</mn>
        </msub>
      </mrow>
      <mrow>
        <mrow>
          <mo stretchy="false">(</mo>
          <mi>n</mi>
          <mo stretchy="false">)</mo>
        </mrow>
        <mo stretchy="false">≤</mo>
        <msub>
          <mi>c</mi>
          <mn>1</mn>
        </msub>
      </mrow>
      <msub>
        <mi>g</mi>
        <mn>1</mn>
      </msub>
      <mrow>
        <mrow>
          <mo stretchy="false">(</mo>
          <mi>n</mi>
          <mo stretchy="false">)</mo>
        </mrow>
        <mo stretchy="false">+</mo>
        <msub>
          <mi>c</mi>
          <mn>2</mn>
        </msub>
      </mrow>
      <msub>
        <mi>g</mi>
        <mn>2</mn>
      </msub>
      <mrow>
        <mo stretchy="false">(</mo>
        <mi>n</mi>
        <mo stretchy="false">)</mo>
      </mrow>
    </mrow>
    <annotation encoding="StarMath 5.0">left lbrace stack{f_1(n)&lt;=c_1 g_1(n)# + `#f_2(n)&lt;=c_2 g_2(n)} right rbrace drarrow
f_1(n)+ f_2(n)&lt;=c_1 g_1(n)+c_2 g_2(n)</annotation>
  </semantics>
</math>
</file>

<file path=Object 15/content.xml><?xml version="1.0" encoding="utf-8"?>
<math xmlns="http://www.w3.org/1998/Math/MathML">
  <semantics>
    <mrow>
      <msub>
        <mi>c</mi>
        <mn>1</mn>
      </msub>
      <msub>
        <mi>g</mi>
        <mn>1</mn>
      </msub>
      <mrow>
        <mrow>
          <mo stretchy="false">(</mo>
          <mi>n</mi>
          <mo stretchy="false">)</mo>
        </mrow>
        <mo stretchy="false">+</mo>
        <msub>
          <mi>c</mi>
          <mn>2</mn>
        </msub>
      </mrow>
      <msub>
        <mi>g</mi>
        <mn>2</mn>
      </msub>
      <mrow>
        <mo stretchy="false">(</mo>
        <mi>n</mi>
        <mo stretchy="false">)</mo>
      </mrow>
    </mrow>
    <annotation encoding="StarMath 5.0">c_1 g_1(n)+c_2 g_2(n)</annotation>
  </semantics>
</math>
</file>

<file path=Object 16/content.xml><?xml version="1.0" encoding="utf-8"?>
<math xmlns="http://www.w3.org/1998/Math/MathML">
  <semantics>
    <mrow>
      <mi>O</mi>
      <mfenced open="(" close=")">
        <mrow>
          <mi mathvariant="italic">max</mi>
          <mfenced open="{" close="}">
            <mrow>
              <msub>
                <mi>c</mi>
                <mn>1</mn>
              </msub>
              <msub>
                <mi>g</mi>
                <mn>1</mn>
              </msub>
              <mrow>
                <mrow>
                  <mo stretchy="false">(</mo>
                  <mi>n</mi>
                  <mo stretchy="false">)</mo>
                </mrow>
                <mo stretchy="false">+</mo>
                <msub>
                  <mi>c</mi>
                  <mn>2</mn>
                </msub>
              </mrow>
              <msub>
                <mi>g</mi>
                <mn>2</mn>
              </msub>
              <mrow>
                <mo stretchy="false">(</mo>
                <mi>n</mi>
                <mo stretchy="false">)</mo>
              </mrow>
            </mrow>
          </mfenced>
        </mrow>
      </mfenced>
    </mrow>
    <annotation encoding="StarMath 5.0">O left (max left lbrace c_1 g_1(n)+c_2 g_2(n) right rbrace  right ) </annotation>
  </semantics>
</math>
</file>

<file path=Object 17/content.xml><?xml version="1.0" encoding="utf-8"?>
<math xmlns="http://www.w3.org/1998/Math/MathML">
  <semantics>
    <mrow>
      <msub>
        <mi>f</mi>
        <mn>1</mn>
      </msub>
      <mrow>
        <mrow>
          <mo stretchy="false">(</mo>
          <mi>n</mi>
          <mo stretchy="false">)</mo>
        </mrow>
        <mo stretchy="false">+</mo>
        <msub>
          <mi>f</mi>
          <mn>2</mn>
        </msub>
      </mrow>
      <mrow>
        <mrow>
          <mo stretchy="false">(</mo>
          <mi>n</mi>
          <mo stretchy="false">)</mo>
        </mrow>
        <mo stretchy="false">≤</mo>
        <mi mathvariant="italic">max</mi>
      </mrow>
      <mfenced open="{" close="}">
        <mrow>
          <msub>
            <mi>c</mi>
            <mn>1</mn>
          </msub>
          <msub>
            <mi>g</mi>
            <mn>1</mn>
          </msub>
          <mrow>
            <mrow>
              <mo stretchy="false">(</mo>
              <mi>n</mi>
              <mo stretchy="false">)</mo>
            </mrow>
            <mo stretchy="false">+</mo>
            <msub>
              <mi>c</mi>
              <mn>2</mn>
            </msub>
          </mrow>
          <msub>
            <mi>g</mi>
            <mn>2</mn>
          </msub>
          <mrow>
            <mo stretchy="false">(</mo>
            <mi>n</mi>
            <mo stretchy="false">)</mo>
          </mrow>
        </mrow>
      </mfenced>
      <mo stretchy="false">⇒</mo>
      <msub>
        <mi>f</mi>
        <mn>1</mn>
      </msub>
      <mrow>
        <mrow>
          <mo stretchy="false">(</mo>
          <mi>n</mi>
          <mo stretchy="false">)</mo>
        </mrow>
        <mo stretchy="false">+</mo>
        <msub>
          <mi>f</mi>
          <mn>2</mn>
        </msub>
      </mrow>
      <mrow>
        <mrow>
          <mo stretchy="false">(</mo>
          <mi>n</mi>
          <mo stretchy="false">)</mo>
        </mrow>
        <mo stretchy="false">=</mo>
        <mi>O</mi>
      </mrow>
      <mfenced open="(" close=")">
        <mrow>
          <mi mathvariant="italic">max</mi>
          <mfenced open="{" close="}">
            <mrow>
              <msub>
                <mi>g</mi>
                <mn>1</mn>
              </msub>
              <mrow>
                <mo stretchy="false">(</mo>
                <mi>n</mi>
                <mo stretchy="false">)</mo>
              </mrow>
              <mi>,</mi>
              <msub>
                <mi>g</mi>
                <mn>2</mn>
              </msub>
              <mrow>
                <mo stretchy="false">(</mo>
                <mi>n</mi>
                <mo stretchy="false">)</mo>
              </mrow>
            </mrow>
          </mfenced>
        </mrow>
      </mfenced>
    </mrow>
    <annotation encoding="StarMath 5.0">
f_1(n)+ f_2(n)&lt;=max left lbrace c_1 g_1(n)+c_2 g_2(n) right rbrace drarrow f_1(n)+ f_2(n)=O left (max left lbrace g_1(n),g_2(n) right rbrace  right)</annotation>
  </semantics>
</math>
</file>

<file path=Object 18/content.xml><?xml version="1.0" encoding="utf-8"?>
<math xmlns="http://www.w3.org/1998/Math/MathML">
  <semantics>
    <mrow>
      <mfenced open="{" close="}">
        <mtable>
          <mtr>
            <mtd>
              <mrow>
                <msub>
                  <mi>f</mi>
                  <mn>1</mn>
                </msub>
                <mrow>
                  <mrow>
                    <mo stretchy="false">(</mo>
                    <mi>n</mi>
                    <mo stretchy="false">)</mo>
                  </mrow>
                  <mo stretchy="false">≤</mo>
                  <msub>
                    <mi>c</mi>
                    <mn>1</mn>
                  </msub>
                </mrow>
                <msub>
                  <mi>g</mi>
                  <mn>1</mn>
                </msub>
                <mrow>
                  <mo stretchy="false">(</mo>
                  <mi>n</mi>
                  <mo stretchy="false">)</mo>
                </mrow>
              </mrow>
            </mtd>
          </mtr>
          <mtr>
            <mtd>
              <mrow>
                <mi>x</mi>
                <mi/>
              </mrow>
            </mtd>
          </mtr>
          <mtr>
            <mtd>
              <mrow>
                <msub>
                  <mi>f</mi>
                  <mn>2</mn>
                </msub>
                <mrow>
                  <mrow>
                    <mo stretchy="false">(</mo>
                    <mi>n</mi>
                    <mo stretchy="false">)</mo>
                  </mrow>
                  <mo stretchy="false">≤</mo>
                  <msub>
                    <mi>c</mi>
                    <mn>2</mn>
                  </msub>
                </mrow>
                <msub>
                  <mi>g</mi>
                  <mn>2</mn>
                </msub>
                <mrow>
                  <mo stretchy="false">(</mo>
                  <mi>n</mi>
                  <mo stretchy="false">)</mo>
                </mrow>
              </mrow>
            </mtd>
          </mtr>
        </mtable>
      </mfenced>
      <mo stretchy="false">⇒</mo>
      <msub>
        <mi>f</mi>
        <mn>1</mn>
      </msub>
      <mrow>
        <mrow>
          <mo stretchy="false">(</mo>
          <mi>n</mi>
          <mo stretchy="false">)</mo>
        </mrow>
        <mo stretchy="false">⋅</mo>
        <msub>
          <mi>f</mi>
          <mn>2</mn>
        </msub>
      </mrow>
      <mrow>
        <mrow>
          <mo stretchy="false">(</mo>
          <mi>n</mi>
          <mo stretchy="false">)</mo>
        </mrow>
        <mo stretchy="false">≤</mo>
        <msub>
          <mi>c</mi>
          <mn>1</mn>
        </msub>
      </mrow>
      <msub>
        <mi>g</mi>
        <mn>1</mn>
      </msub>
      <mrow>
        <mo stretchy="false">(</mo>
        <mi>n</mi>
        <mo stretchy="false">)</mo>
      </mrow>
      <msub>
        <mi>c</mi>
        <mn>2</mn>
      </msub>
      <msub>
        <mi>g</mi>
        <mn>2</mn>
      </msub>
      <mrow>
        <mo stretchy="false">(</mo>
        <mi>n</mi>
        <mo stretchy="false">)</mo>
      </mrow>
      <munder>
        <munder>
          <mo stretchy="false">⇒</mo>
          <mo stretchy="false">⏟</mo>
        </munder>
        <mrow>
          <mi mathvariant="italic">Θέτω</mi>
          <mrow>
            <msub>
              <mi>c</mi>
              <mn>3</mn>
            </msub>
            <mo stretchy="false">=</mo>
            <mrow>
              <msub>
                <mi>c</mi>
                <mn>1</mn>
              </msub>
              <mo stretchy="false">⋅</mo>
              <msub>
                <mi>c</mi>
                <mn>2</mn>
              </msub>
            </mrow>
          </mrow>
        </mrow>
      </munder>
      <msub>
        <mi>f</mi>
        <mn>1</mn>
      </msub>
      <mrow>
        <mrow>
          <mo stretchy="false">(</mo>
          <mi>n</mi>
          <mo stretchy="false">)</mo>
        </mrow>
        <mo stretchy="false">⋅</mo>
        <msub>
          <mi>f</mi>
          <mn>2</mn>
        </msub>
      </mrow>
      <mrow>
        <mrow>
          <mo stretchy="false">(</mo>
          <mi>n</mi>
          <mo stretchy="false">)</mo>
        </mrow>
        <mo stretchy="false">≤</mo>
        <msub>
          <mi>c</mi>
          <mn>3</mn>
        </msub>
      </mrow>
      <msub>
        <mi>g</mi>
        <mn>1</mn>
      </msub>
      <mrow>
        <mo stretchy="false">(</mo>
        <mi>n</mi>
        <mo stretchy="false">)</mo>
      </mrow>
      <msub>
        <mi>g</mi>
        <mn>2</mn>
      </msub>
      <mrow>
        <mo stretchy="false">(</mo>
        <mi>n</mi>
        <mo stretchy="false">)</mo>
      </mrow>
    </mrow>
    <annotation encoding="StarMath 5.0">left lbrace stack{f_1(n)&lt;=c_1 g_1(n)# x `#f_2(n)&lt;=c_2 g_2(n)} right rbrace drarrow
f_1(n) cdot f_2(n)&lt;=c_1 g_1(n) c_2 g_2(n) {drarrow} underbrace {Θέτω c_3=c_1 cdot c_2}  
f_1(n) cdot f_2(n)&lt;=c_3 g_1(n) g_2(n)</annotation>
  </semantics>
</math>
</file>

<file path=Object 19/content.xml><?xml version="1.0" encoding="utf-8"?>
<math xmlns="http://www.w3.org/1998/Math/MathML">
  <semantics>
    <mrow>
      <msub>
        <mi>f</mi>
        <mn>1</mn>
      </msub>
      <mrow>
        <mo stretchy="false">(</mo>
        <mi>n</mi>
        <mo stretchy="false">)</mo>
      </mrow>
      <msub>
        <mi>f</mi>
        <mn>2</mn>
      </msub>
      <mrow>
        <mrow>
          <mo stretchy="false">(</mo>
          <mi>n</mi>
          <mo stretchy="false">)</mo>
        </mrow>
        <mo stretchy="false">=</mo>
        <mi>O</mi>
      </mrow>
      <mfenced open="(" close=")">
        <mrow>
          <msub>
            <mi>g</mi>
            <mn>1</mn>
          </msub>
          <mrow>
            <mrow>
              <mo stretchy="false">(</mo>
              <mi>n</mi>
              <mo stretchy="false">)</mo>
            </mrow>
            <mo stretchy="false">⋅</mo>
            <msub>
              <mi>g</mi>
              <mn>2</mn>
            </msub>
          </mrow>
          <mrow>
            <mo stretchy="false">(</mo>
            <mi>n</mi>
            <mo stretchy="false">)</mo>
          </mrow>
        </mrow>
      </mfenced>
    </mrow>
    <annotation encoding="StarMath 5.0">f_1(n) f_2(n)=O left ( g_1(n) cdot g_2(n)  right)</annotation>
  </semantics>
</math>
</file>

<file path=Object 2/content.xml><?xml version="1.0" encoding="utf-8"?>
<math xmlns="http://www.w3.org/1998/Math/MathML">
  <semantics>
    <mrow>
      <mo stretchy="false">∀</mo>
      <mrow>
        <mi>c</mi>
        <mo stretchy="false">&gt;</mo>
        <mn>0,</mn>
      </mrow>
      <mi/>
      <mo stretchy="false">∃</mo>
      <mi/>
      <mrow>
        <msub>
          <mi>n</mi>
          <mn>0</mn>
        </msub>
        <mo stretchy="false">&gt;</mo>
        <mn>0</mn>
      </mrow>
      <mi mathvariant="normal">:</mi>
      <mi/>
      <mi>f</mi>
      <mrow>
        <mrow>
          <mo stretchy="false">(</mo>
          <mi>n</mi>
          <mo stretchy="false">)</mo>
        </mrow>
        <mo stretchy="false">&lt;</mo>
        <mrow>
          <mi>c</mi>
          <mo stretchy="false">⋅</mo>
          <mi>g</mi>
        </mrow>
      </mrow>
      <mrow>
        <mo stretchy="false">(</mo>
        <mi>n</mi>
        <mo stretchy="false">)</mo>
      </mrow>
      <mi/>
      <mo stretchy="false">∀</mo>
      <mi/>
      <mrow>
        <mi>n</mi>
        <mo stretchy="false">&gt;</mo>
        <msub>
          <mi>n</mi>
          <mn>0</mn>
        </msub>
      </mrow>
      <mi/>
      <mrow>
        <mo stretchy="false">(</mo>
        <mn>1</mn>
        <mo stretchy="false">)</mo>
      </mrow>
    </mrow>
    <annotation encoding="StarMath 5.0">forall c&gt;0,` exists ` n_0&gt;0:`f(n)&lt;c cdot g(n)` forall`n&gt;n_0`(1)</annotation>
  </semantics>
</math>
</file>

<file path=Object 20/content.xml><?xml version="1.0" encoding="utf-8"?>
<math xmlns="http://www.w3.org/1998/Math/MathML">
  <semantics>
    <mrow>
      <mrow>
        <mrow>
          <msup>
            <mn>4n</mn>
            <mn>2</mn>
          </msup>
          <mo stretchy="false">+</mo>
          <mn>5n</mn>
        </mrow>
        <mo stretchy="false">−</mo>
        <mn>9</mn>
      </mrow>
      <mrow>
        <mi/>
        <mo stretchy="false">=</mo>
        <mi/>
      </mrow>
      <mi>Ω</mi>
      <mrow>
        <mo stretchy="false">(</mo>
        <msup>
          <mn>10n</mn>
          <mn>2</mn>
        </msup>
        <mo stretchy="false">)</mo>
      </mrow>
      <mi/>
      <mo stretchy="false">⇒</mo>
      <mi/>
      <mo stretchy="false">∃</mo>
      <mi/>
      <mi>c</mi>
      <mi>,</mi>
      <mrow>
        <msub>
          <mi>n</mi>
          <mn>0</mn>
        </msub>
        <mo stretchy="false">&gt;</mo>
        <mn>0</mn>
      </mrow>
      <mi/>
      <mi mathvariant="normal">:</mi>
      <mi/>
      <mrow>
        <msup>
          <mn>10cn</mn>
          <mn>2</mn>
        </msup>
        <mo stretchy="false">≤</mo>
        <mrow>
          <mrow>
            <msup>
              <mn>4n</mn>
              <mn>2</mn>
            </msup>
            <mo stretchy="false">+</mo>
            <mn>5n</mn>
          </mrow>
          <mo stretchy="false">−</mo>
          <mn>9</mn>
        </mrow>
      </mrow>
      <mi/>
      <mo stretchy="false">∀</mo>
      <mrow>
        <mi>n</mi>
        <mo stretchy="false">&gt;</mo>
        <msub>
          <mi>n</mi>
          <mn>0</mn>
        </msub>
      </mrow>
      <mi/>
      <mo stretchy="false">⇒</mo>
      <mi/>
    </mrow>
    <annotation encoding="StarMath 5.0">4n^2+5n-9`=`Ω(10n^2)`drarrow`exists `c,n_0&gt;0`:`10cn^2&lt;=4n^2+5n-9`forall n&gt;n_0`drarrow`</annotation>
  </semantics>
</math>
</file>

<file path=Object 21/content.xml><?xml version="1.0" encoding="utf-8"?>
<math xmlns="http://www.w3.org/1998/Math/MathML">
  <semantics>
    <mrow>
      <mrow>
        <msup>
          <mn>4n</mn>
          <mn>2</mn>
        </msup>
        <mo stretchy="false">+</mo>
        <mrow>
          <mo stretchy="false">(</mo>
          <mrow>
            <mn>10c</mn>
            <mo stretchy="false">−</mo>
            <mn>4</mn>
          </mrow>
          <mo stretchy="false">)</mo>
        </mrow>
      </mrow>
      <mrow>
        <msup>
          <mi>n</mi>
          <mn>2</mn>
        </msup>
        <mo stretchy="false">≤</mo>
        <mrow>
          <mrow>
            <msup>
              <mn>4n</mn>
              <mn>2</mn>
            </msup>
            <mo stretchy="false">+</mo>
            <mn>5n</mn>
          </mrow>
          <mo stretchy="false">−</mo>
          <mn>9</mn>
        </mrow>
      </mrow>
      <mi/>
      <mo stretchy="false">⇒</mo>
      <mi/>
      <mrow>
        <mo stretchy="false">(</mo>
        <mrow>
          <mn>10c</mn>
          <mo stretchy="false">−</mo>
          <mn>4</mn>
        </mrow>
        <mo stretchy="false">)</mo>
      </mrow>
      <mrow>
        <msup>
          <mi>n</mi>
          <mn>2</mn>
        </msup>
        <mo stretchy="false">≤</mo>
        <mrow>
          <mn>5n</mn>
          <mo stretchy="false">−</mo>
          <mn>9</mn>
        </mrow>
      </mrow>
    </mrow>
    <annotation encoding="StarMath 5.0">4n^2+(10c-4)n^2&lt;=4n^2+5n-9`drarrow`(10c-4)n^2&lt;=5n-9</annotation>
  </semantics>
</math>
</file>

<file path=Object 22/content.xml><?xml version="1.0" encoding="utf-8"?>
<math xmlns="http://www.w3.org/1998/Math/MathML">
  <semantics>
    <mrow>
      <mi>log</mi>
      <mrow>
        <mrow>
          <mo stretchy="false">(</mo>
          <mrow>
            <mi>n</mi>
            <mo stretchy="false">!</mo>
          </mrow>
          <mo stretchy="false">)</mo>
        </mrow>
        <mo stretchy="false">=</mo>
        <mi>O</mi>
      </mrow>
      <mrow>
        <mo stretchy="false">(</mo>
        <mi mathvariant="italic">nlogn</mi>
        <mo stretchy="false">)</mo>
      </mrow>
      <mi/>
      <mstyle color="blue">
        <mrow>
          <mrow>
            <mo stretchy="false">(</mo>
            <mn>1</mn>
            <mo stretchy="false">)</mo>
          </mrow>
        </mrow>
      </mstyle>
      <mi/>
      <mi mathvariant="italic">και</mi>
      <mi/>
      <mi>log</mi>
      <mrow>
        <mrow>
          <mo stretchy="false">(</mo>
          <mrow>
            <mi>n</mi>
            <mo stretchy="false">!</mo>
          </mrow>
          <mo stretchy="false">)</mo>
        </mrow>
        <mo stretchy="false">=</mo>
        <mi>Ω</mi>
      </mrow>
      <mrow>
        <mo stretchy="false">(</mo>
        <mi mathvariant="italic">nlogn</mi>
        <mo stretchy="false">)</mo>
      </mrow>
      <mstyle color="green">
        <mrow>
          <mrow>
            <mo stretchy="false">(</mo>
            <mn>2</mn>
            <mo stretchy="false">)</mo>
          </mrow>
        </mrow>
      </mstyle>
    </mrow>
    <annotation encoding="StarMath 5.0">log(fact{n})=O(nlogn)`color blue (1)`και`log(fact{n})=Ω(nlogn) color green (2)</annotation>
  </semantics>
</math>
</file>

<file path=Object 23/content.xml><?xml version="1.0" encoding="utf-8"?>
<math xmlns="http://www.w3.org/1998/Math/MathML">
  <semantics>
    <mrow>
      <mi>log</mi>
      <mrow>
        <mrow>
          <mo stretchy="false">(</mo>
          <mrow>
            <mi>n</mi>
            <mo stretchy="false">!</mo>
          </mrow>
          <mo stretchy="false">)</mo>
        </mrow>
        <mo stretchy="false">≤</mo>
        <mi mathvariant="italic">cnlog</mi>
      </mrow>
      <mi>n</mi>
      <mi/>
      <munder>
        <munder>
          <mo stretchy="false">⇒</mo>
          <mo stretchy="false">⏟</mo>
        </munder>
        <mstyle mathsize="10pt">
          <mrow>
            <mrow>
              <mi>c</mi>
              <mo stretchy="false">=</mo>
              <mn>1</mn>
            </mrow>
          </mrow>
        </mstyle>
      </munder>
      <mi>log</mi>
      <mrow>
        <mrow>
          <mo stretchy="false">(</mo>
          <mi>n</mi>
          <mo stretchy="false">)</mo>
        </mrow>
        <mo stretchy="false">+</mo>
        <mi>log</mi>
      </mrow>
      <mrow>
        <mrow>
          <mrow>
            <mrow>
              <mo stretchy="false">(</mo>
              <mrow>
                <mi>n</mi>
                <mo stretchy="false">−</mo>
                <mn>1</mn>
              </mrow>
              <mo stretchy="false">)</mo>
            </mrow>
            <mo stretchy="false">+</mo>
            <mn>....</mn>
          </mrow>
          <mo stretchy="false">+</mo>
          <mn>0</mn>
        </mrow>
        <mo stretchy="false">≤</mo>
        <munder>
          <munder>
            <mrow>
              <mi>log</mi>
              <mrow>
                <mrow>
                  <mo stretchy="false">(</mo>
                  <mi>n</mi>
                  <mo stretchy="false">)</mo>
                </mrow>
                <mo stretchy="false">+</mo>
                <mi>log</mi>
              </mrow>
              <mrow>
                <mrow>
                  <mrow>
                    <mo stretchy="false">(</mo>
                    <mi>n</mi>
                    <mo stretchy="false">)</mo>
                  </mrow>
                  <mo stretchy="false">+</mo>
                  <mn>....</mn>
                </mrow>
                <mo stretchy="false">+</mo>
                <mi>log</mi>
              </mrow>
              <mrow>
                <mo stretchy="false">(</mo>
                <mi>n</mi>
                <mo stretchy="false">)</mo>
              </mrow>
            </mrow>
            <mo stretchy="false">⏟</mo>
          </munder>
          <mrow>
            <mi>n</mi>
            <mi mathvariant="italic">φορές</mi>
          </mrow>
        </munder>
      </mrow>
      <mo stretchy="false">⇒</mo>
    </mrow>
    <annotation encoding="StarMath 5.0">log(fact {n})&lt;=cnlog n`{drarrow} underbrace {size 10{c=1}}log(n)+log(n-1)+....+0&lt;=
{log(n)+log(n)+....+log(n)} underbrace {n φορές}drarrow</annotation>
  </semantics>
</math>
</file>

<file path=Object 24/content.xml><?xml version="1.0" encoding="utf-8"?>
<math xmlns="http://www.w3.org/1998/Math/MathML">
  <semantics>
    <mrow>
      <mrow>
        <mrow>
          <msup>
            <mn>4n</mn>
            <mn>2</mn>
          </msup>
          <mo stretchy="false">+</mo>
          <mn>5n</mn>
        </mrow>
        <mo stretchy="false">−</mo>
        <mn>9</mn>
      </mrow>
      <mrow>
        <mi/>
        <mo stretchy="false">=</mo>
        <mi/>
      </mrow>
      <mi>Ω</mi>
      <mrow>
        <mo stretchy="false">(</mo>
        <msup>
          <mn>10n</mn>
          <mn>2</mn>
        </msup>
        <mo stretchy="false">)</mo>
      </mrow>
      <mi/>
      <mo stretchy="false">∀</mo>
      <mrow>
        <mi>n</mi>
        <mo stretchy="false">≥</mo>
        <mn>2</mn>
      </mrow>
    </mrow>
    <annotation encoding="StarMath 5.0">4n^2+5n-9`=`Ω(10n^2)`forall n&gt;=2</annotation>
  </semantics>
</math>
</file>

<file path=Object 25/content.xml><?xml version="1.0" encoding="utf-8"?>
<math xmlns="http://www.w3.org/1998/Math/MathML">
  <semantics>
    <mrow>
      <mi>log</mi>
      <mrow>
        <mrow>
          <mo stretchy="false">(</mo>
          <mrow>
            <mi>n</mi>
            <mo stretchy="false">!</mo>
          </mrow>
          <mo stretchy="false">)</mo>
        </mrow>
        <mo stretchy="false">=</mo>
        <mi>O</mi>
      </mrow>
      <mrow>
        <mo stretchy="false">(</mo>
        <mrow>
          <mi mathvariant="italic">nlog</mi>
          <mi>n</mi>
        </mrow>
        <mo stretchy="false">)</mo>
      </mrow>
      <mi/>
      <mi mathvariant="italic">με</mi>
      <mi/>
      <mrow>
        <mi>n</mi>
        <mo stretchy="false">≥</mo>
        <mn>2</mn>
      </mrow>
    </mrow>
    <annotation encoding="StarMath 5.0">log(fact{n})=O(nlog n)`με`n&gt;=2</annotation>
  </semantics>
</math>
</file>

<file path=Object 26/content.xml><?xml version="1.0" encoding="utf-8"?>
<math xmlns="http://www.w3.org/1998/Math/MathML">
  <semantics>
    <mrow>
      <mi>log</mi>
      <mrow>
        <mrow>
          <mo stretchy="false">(</mo>
          <mrow>
            <mi>n</mi>
            <mo stretchy="false">!</mo>
          </mrow>
          <mo stretchy="false">)</mo>
        </mrow>
        <mo stretchy="false">=</mo>
        <mrow>
          <mrow>
            <mrow>
              <mi mathvariant="italic">log1</mi>
              <mo stretchy="false">+</mo>
              <mi mathvariant="italic">log2</mi>
            </mrow>
            <mo stretchy="false">+</mo>
            <mn>.........</mn>
          </mrow>
          <mo stretchy="false">+</mo>
          <mi>log</mi>
        </mrow>
      </mrow>
      <mrow>
        <mi>k</mi>
        <mo stretchy="false">+</mo>
        <mi>log</mi>
      </mrow>
      <mrow>
        <mrow>
          <mrow>
            <mo stretchy="false">(</mo>
            <mrow>
              <mi>k</mi>
              <mo stretchy="false">+</mo>
              <mn>1</mn>
            </mrow>
            <mo stretchy="false">)</mo>
          </mrow>
          <mo stretchy="false">+</mo>
          <mn>.........</mn>
        </mrow>
        <mo stretchy="false">+</mo>
        <mi>log</mi>
      </mrow>
      <mi>n</mi>
      <mrow>
        <mi/>
        <mo stretchy="false">≥</mo>
        <mi/>
      </mrow>
      <mrow>
        <mi>log</mi>
        <mrow>
          <mrow>
            <mrow>
              <mo stretchy="false">(</mo>
              <mrow>
                <mi>k</mi>
                <mo stretchy="false">+</mo>
                <mn>1</mn>
              </mrow>
              <mo stretchy="false">)</mo>
            </mrow>
            <mo stretchy="false">+</mo>
            <mn>.........</mn>
          </mrow>
          <mo stretchy="false">+</mo>
          <mi>log</mi>
        </mrow>
        <mi>n</mi>
      </mrow>
    </mrow>
    <annotation encoding="StarMath 5.0">log(fact{n})=log1+log2+.........+log k+ log (k+1)+.........+log n`&gt;=`
{log (k+1)+.........+log n} </annotation>
  </semantics>
</math>
</file>

<file path=Object 27/content.xml><?xml version="1.0" encoding="utf-8"?>
<math xmlns="http://www.w3.org/1998/Math/MathML">
  <semantics>
    <mrow>
      <mrow>
        <mi/>
        <mo stretchy="false">≥</mo>
        <munder>
          <munder>
            <mrow>
              <mi>log</mi>
              <mrow>
                <mrow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  <mo stretchy="false">+</mo>
                  <mn>.........</mn>
                </mrow>
                <mo stretchy="false">+</mo>
                <mi>log</mi>
              </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o stretchy="false">⏟</mo>
          </munder>
          <mstyle mathsize="10pt">
            <mrow>
              <mrow>
                <mrow>
                  <mrow>
                    <mi>n</mi>
                    <mo stretchy="false">−</mo>
                    <mi>k</mi>
                  </mrow>
                  <mo stretchy="false">≈</mo>
                  <mrow>
                    <mi>n</mi>
                    <mo stretchy="false">/</mo>
                    <mn>2</mn>
                  </mrow>
                </mrow>
                <mi mathvariant="italic">όροι</mi>
              </mrow>
            </mrow>
          </mstyle>
        </munder>
      </mrow>
      <munder>
        <munder>
          <mrow>
            <mi/>
            <mo stretchy="false">≥</mo>
            <mi/>
          </mrow>
          <mo stretchy="false">⏟</mo>
        </munder>
        <mstyle mathsize="10pt">
          <mrow>
            <mrow>
              <mi>k</mi>
              <mo stretchy="false">≈</mo>
              <mrow>
                <mi>n</mi>
                <mo stretchy="false">/</mo>
                <mn>2</mn>
              </mrow>
            </mrow>
          </mrow>
        </mstyle>
      </munder>
      <mfrac>
        <mi>n</mi>
        <mn>2</mn>
      </mfrac>
      <mi>log</mi>
      <mrow>
        <mrow>
          <mo stretchy="false">(</mo>
          <mrow>
            <mfrac>
              <mi>n</mi>
              <mn>2</mn>
            </mfrac>
            <mo stretchy="false">+</mo>
            <mn>1</mn>
          </mrow>
          <mo stretchy="false">)</mo>
        </mrow>
        <mo stretchy="false">≈</mo>
        <mfrac>
          <mi>n</mi>
          <mn>2</mn>
        </mfrac>
      </mrow>
      <mrow>
        <mrow>
          <mo stretchy="false">(</mo>
          <mrow>
            <mi>log</mi>
            <mrow>
              <mi>n</mi>
              <mo stretchy="false">−</mo>
              <mi>log</mi>
            </mrow>
            <mn>2</mn>
          </mrow>
          <mo stretchy="false">)</mo>
        </mrow>
        <mo stretchy="false">≥</mo>
        <mfrac>
          <mi>n</mi>
          <mn>2</mn>
        </mfrac>
      </mrow>
      <mrow>
        <mo stretchy="false">(</mo>
        <mrow>
          <mi>log</mi>
          <mrow>
            <mi>n</mi>
            <mo stretchy="false">−</mo>
            <mfrac>
              <mn>1</mn>
              <mn>2</mn>
            </mfrac>
          </mrow>
          <mi>log</mi>
          <mi>n</mi>
        </mrow>
        <mo stretchy="false">)</mo>
      </mrow>
    </mrow>
    <annotation encoding="StarMath 5.0">`&gt;= {log (k+1)+.........+log (k+1)}underbrace {size 10{n-k approx n/2 όροι}}
{`&gt;=`} underbrace {size 10 {k approx n/2}} n over 2 log (n over 2+1)approx n over 2 (log n - log 2)&gt;=n over 2 (log n -1 over 2 log n)</annotation>
  </semantics>
</math>
</file>

<file path=Object 28/content.xml><?xml version="1.0" encoding="utf-8"?>
<math xmlns="http://www.w3.org/1998/Math/MathML">
  <semantics>
    <mrow>
      <mrow>
        <mi/>
        <mo stretchy="false">=</mo>
        <mrow>
          <mfrac>
            <mi>n</mi>
            <mn>2</mn>
          </mfrac>
          <mo stretchy="false">⋅</mo>
          <mfrac>
            <mn>1</mn>
            <mn>2</mn>
          </mfrac>
        </mrow>
      </mrow>
      <mi>log</mi>
      <mrow>
        <mi>n</mi>
        <mo stretchy="false">=</mo>
        <mfrac>
          <mi>n</mi>
          <mn>4</mn>
        </mfrac>
      </mrow>
      <mi>log</mi>
      <mi>n</mi>
    </mrow>
    <annotation encoding="StarMath 5.0">`={n over 2} cdot {1 over 2}log n=n over 4 log n</annotation>
  </semantics>
</math>
</file>

<file path=Object 29/content.xml><?xml version="1.0" encoding="utf-8"?>
<math xmlns="http://www.w3.org/1998/Math/MathML">
  <semantics>
    <mrow>
      <mi>log</mi>
      <mrow>
        <mrow>
          <mo stretchy="false">(</mo>
          <mrow>
            <mi>n</mi>
            <mo stretchy="false">!</mo>
          </mrow>
          <mo stretchy="false">)</mo>
        </mrow>
        <mo stretchy="false">=</mo>
        <mi>Ω</mi>
      </mrow>
      <mrow>
        <mo stretchy="false">(</mo>
        <mrow>
          <mi>n</mi>
          <mi>log</mi>
          <mi>n</mi>
        </mrow>
        <mo stretchy="false">)</mo>
      </mrow>
    </mrow>
    <annotation encoding="StarMath 5.0">log(fact{n})=Ω(n log n)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i>n</mi>
          <mo stretchy="false">)</mo>
        </mrow>
        <mo stretchy="false">≤</mo>
        <mi>c</mi>
      </mrow>
      <mrow>
        <mi>'</mi>
        <mo stretchy="false">⋅</mo>
        <mi>g</mi>
      </mrow>
      <mrow>
        <mo stretchy="false">(</mo>
        <mi>n</mi>
        <mo stretchy="false">)</mo>
      </mrow>
      <mi/>
      <mo stretchy="false">∀</mo>
      <mi/>
      <mrow>
        <mi>n</mi>
        <mo stretchy="false">&gt;</mo>
        <msub>
          <mi>n</mi>
          <mn>0</mn>
        </msub>
      </mrow>
    </mrow>
    <annotation encoding="StarMath 5.0">f(n)&lt;=c' cdot g(n)` forall`n&gt;n_0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i>n</mi>
          <mo stretchy="false">)</mo>
        </mrow>
        <mo stretchy="false">=</mo>
        <msup>
          <mi>n</mi>
          <mn>3</mn>
        </msup>
      </mrow>
      <mi/>
      <mi mathvariant="italic">και</mi>
      <mi/>
      <mi>g</mi>
      <mrow>
        <mrow>
          <mo stretchy="false">(</mo>
          <mi>n</mi>
          <mo stretchy="false">)</mo>
        </mrow>
        <mo stretchy="false">=</mo>
        <mi>n</mi>
      </mrow>
    </mrow>
    <annotation encoding="StarMath 5.0">f(n)=n^3`και`g(n)=n</annotation>
  </semantics>
</math>
</file>

<file path=Object 31/content.xml><?xml version="1.0" encoding="utf-8"?>
<math xmlns="http://www.w3.org/1998/Math/MathML">
  <semantics>
    <mrow>
      <mi mathvariant="italic">min</mi>
      <mfenced open="{" close="}">
        <mrow>
          <mi>g</mi>
          <mrow>
            <mo stretchy="false">(</mo>
            <mi>n</mi>
            <mo stretchy="false">)</mo>
          </mrow>
          <mi>,</mi>
          <mi>f</mi>
          <mrow>
            <mo stretchy="false">(</mo>
            <mi>n</mi>
            <mo stretchy="false">)</mo>
          </mrow>
        </mrow>
      </mfenced>
      <mrow>
        <mi/>
        <mo stretchy="false">=</mo>
        <mi/>
      </mrow>
      <mi>n</mi>
    </mrow>
    <annotation encoding="StarMath 5.0">min left lbrace g(n),f(n) right rbrace `=`n</annotation>
  </semantics>
</math>
</file>

<file path=Object 32/content.xml><?xml version="1.0" encoding="utf-8"?>
<math xmlns="http://www.w3.org/1998/Math/MathML">
  <semantics>
    <mrow>
      <mrow>
        <msup>
          <mi>n</mi>
          <mn>3</mn>
        </msup>
        <mo stretchy="false">+</mo>
        <mi>n</mi>
      </mrow>
      <mrow>
        <mi/>
        <mo stretchy="false">=</mo>
        <mi/>
      </mrow>
      <mi>Θ</mi>
      <mrow>
        <mo stretchy="false">(</mo>
        <mi>n</mi>
        <mo stretchy="false">)</mo>
      </mrow>
      <mi/>
      <mo stretchy="false">⇒</mo>
      <mi/>
      <mi mathvariant="italic">ΑΤΟΠΟ</mi>
    </mrow>
    <annotation encoding="StarMath 5.0">n^3+n`=`Θ(n)`DRARROW`ΑΤΟΠΟ</annotation>
  </semantics>
</math>
</file>

<file path=Object 33/content.xml><?xml version="1.0" encoding="utf-8"?>
<math xmlns="http://www.w3.org/1998/Math/MathML">
  <semantics>
    <mrow>
      <mrow>
        <mi>n</mi>
        <mo stretchy="false">+</mo>
        <mn>2</mn>
      </mrow>
      <msqrt>
        <mi>n</mi>
      </msqrt>
      <mrow>
        <mi/>
        <mo stretchy="false">=</mo>
        <mi/>
      </mrow>
      <mi>Ω</mi>
      <mrow>
        <mo stretchy="false">(</mo>
        <mrow>
          <mi>n</mi>
          <msqrt>
            <mi>n</mi>
          </msqrt>
        </mrow>
        <mo stretchy="false">)</mo>
      </mrow>
    </mrow>
    <annotation encoding="StarMath 5.0">n+2 sqrt{n}`=`Ω(n sqrt{n})</annotation>
  </semantics>
</math>
</file>

<file path=Object 34/content.xml><?xml version="1.0" encoding="utf-8"?>
<math xmlns="http://www.w3.org/1998/Math/MathML">
  <semantics>
    <mrow>
      <mo stretchy="false">∃</mo>
      <mi>c</mi>
      <mi>,</mi>
      <mrow>
        <msub>
          <mi>n</mi>
          <mn>0</mn>
        </msub>
        <mo stretchy="false">&gt;</mo>
        <mn>0</mn>
      </mrow>
      <mi/>
      <mi mathvariant="normal">:</mi>
      <mi/>
      <mi mathvariant="italic">cn</mi>
      <mrow>
        <msqrt>
          <mi>n</mi>
        </msqrt>
        <mo stretchy="false">≤</mo>
        <mrow>
          <mi>n</mi>
          <mo stretchy="false">+</mo>
          <mn>2</mn>
        </mrow>
      </mrow>
      <msqrt>
        <mi>n</mi>
      </msqrt>
      <mi/>
      <mo stretchy="false">⇒</mo>
      <mi/>
      <mrow>
        <mi mathvariant="italic">cn</mi>
        <mo stretchy="false">≤</mo>
        <mrow>
          <msqrt>
            <mi>n</mi>
          </msqrt>
          <mo stretchy="false">+</mo>
          <mn>2</mn>
        </mrow>
      </mrow>
      <mi/>
      <munder>
        <munder>
          <mo stretchy="false">⇒</mo>
          <mo stretchy="false">⏟</mo>
        </munder>
        <mrow>
          <mrow>
            <mi>c</mi>
            <mo stretchy="false">=</mo>
            <mn>1</mn>
          </mrow>
          <mi/>
          <mi mathvariant="italic">και</mi>
          <mi/>
          <mrow>
            <msub>
              <mi>n</mi>
              <mn>0</mn>
            </msub>
            <mo stretchy="false">=</mo>
            <mn>9</mn>
          </mrow>
        </mrow>
      </munder>
    </mrow>
    <annotation encoding="StarMath 5.0">exists c,n_0&gt;0`:`cn sqrt{n}&lt;=n+2 sqrt{n}`drarrow`cn&lt;=sqrt{n}+2`{drarrow} underbrace {c=1 `και` n_0=9}</annotation>
  </semantics>
</math>
</file>

<file path=Object 35/content.xml><?xml version="1.0" encoding="utf-8"?>
<math xmlns="http://www.w3.org/1998/Math/MathML">
  <semantics>
    <mrow>
      <mrow>
        <mn>9</mn>
        <mo stretchy="false">≤</mo>
        <mrow>
          <msqrt>
            <mn>9</mn>
          </msqrt>
          <mo stretchy="false">+</mo>
          <mn>2</mn>
        </mrow>
      </mrow>
      <mi/>
      <mo stretchy="false">⇒</mo>
      <mi/>
      <mrow>
        <mrow>
          <mn>9</mn>
          <mo stretchy="false">≤</mo>
          <mrow>
            <mn>3</mn>
            <mo stretchy="false">+</mo>
            <mn>2</mn>
          </mrow>
        </mrow>
        <mo stretchy="false">=</mo>
        <mn>5</mn>
      </mrow>
      <mi/>
      <mo stretchy="false">⇒</mo>
      <mi/>
      <mi mathvariant="italic">ΑΤΟΠΟ</mi>
    </mrow>
    <annotation encoding="StarMath 5.0">9&lt;=sqrt{9}+2`drarrow`9&lt;=3+2=5`drarrow`ΑΤΟΠΟ</annotation>
  </semantics>
</math>
</file>

<file path=Object 36/content.xml><?xml version="1.0" encoding="utf-8"?>
<math xmlns="http://www.w3.org/1998/Math/MathML">
  <semantics>
    <mrow>
      <mi>f</mi>
      <mrow>
        <mrow>
          <mo stretchy="false">(</mo>
          <mi>n</mi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i>n</mi>
            <mo stretchy="false">)</mo>
          </mrow>
        </mrow>
        <mo stretchy="false">)</mo>
      </mrow>
      <mi/>
      <mo stretchy="false">⇒</mo>
      <mi/>
      <mo stretchy="false">∀</mo>
      <mrow>
        <mi>c</mi>
        <mo stretchy="false">&gt;</mo>
        <mn>0</mn>
      </mrow>
      <mi/>
      <mo stretchy="false">∃</mo>
      <mrow>
        <msub>
          <mi>n</mi>
          <mn>0</mn>
        </msub>
        <mo stretchy="false">&gt;</mo>
        <mn>0</mn>
      </mrow>
      <mi/>
      <mi mathvariant="normal">:</mi>
      <mi/>
      <mi mathvariant="italic">cg</mi>
      <mrow>
        <mrow>
          <mo stretchy="false">(</mo>
          <mi>n</mi>
          <mo stretchy="false">)</mo>
        </mrow>
        <mo stretchy="false">&gt;</mo>
        <mi>f</mi>
      </mrow>
      <mrow>
        <mo stretchy="false">(</mo>
        <mi>n</mi>
        <mo stretchy="false">)</mo>
      </mrow>
      <mi/>
      <mo stretchy="false">⇒</mo>
      <mi/>
      <mrow>
        <msup>
          <mn>2</mn>
          <mrow>
            <mi mathvariant="italic">cg</mi>
            <mrow>
              <mo stretchy="false">(</mo>
              <mi>n</mi>
              <mo stretchy="false">)</mo>
            </mrow>
          </mrow>
        </msup>
        <mo stretchy="false">&gt;</mo>
        <msup>
          <mn>2</mn>
          <mrow>
            <mi>f</mi>
            <mrow>
              <mo stretchy="false">(</mo>
              <mi>n</mi>
              <mo stretchy="false">)</mo>
            </mrow>
          </mrow>
        </msup>
      </mrow>
      <mi/>
      <mo stretchy="false">⇒</mo>
      <mi/>
      <mrow>
        <msup>
          <mn>2</mn>
          <mrow>
            <mi mathvariant="italic">cg</mi>
            <mrow>
              <mo stretchy="false">(</mo>
              <mi>n</mi>
              <mo stretchy="false">)</mo>
            </mrow>
          </mrow>
        </msup>
        <mo stretchy="false">&gt;</mo>
        <msup>
          <mn>2</mn>
          <mrow>
            <mi>f</mi>
            <mrow>
              <mo stretchy="false">(</mo>
              <mi>n</mi>
              <mo stretchy="false">)</mo>
            </mrow>
          </mrow>
        </msup>
      </mrow>
    </mrow>
    <annotation encoding="StarMath 5.0">f(n)=o(g(n))`drarrow`forall c&gt;0`exists n_0&gt;0`:`cg(n)&gt;f(n)`drarrow`2^{cg(n)}&gt;2^{f(n)}
`drarrow`2^{cg(n)}&gt;2^{f(n)}</annotation>
  </semantics>
</math>
</file>

<file path=Object 37/content.xml><?xml version="1.0" encoding="utf-8"?>
<math xmlns="http://www.w3.org/1998/Math/MathML">
  <semantics>
    <mrow>
      <mrow>
        <mrow>
          <mi>ω</mi>
          <mrow>
            <mo stretchy="false">(</mo>
            <mrow>
              <mi>g</mi>
              <mrow>
                <mo stretchy="false">(</mo>
                <mi>n</mi>
                <mo stretchy="false">)</mo>
              </mrow>
            </mrow>
            <mo stretchy="false">)</mo>
          </mrow>
        </mrow>
        <mo stretchy="false">∩</mo>
        <mrow>
          <mi>o</mi>
          <mrow>
            <mo stretchy="false">(</mo>
            <mrow>
              <mi>g</mi>
              <mrow>
                <mo stretchy="false">(</mo>
                <mi>n</mi>
                <mo stretchy="false">)</mo>
              </mrow>
            </mrow>
            <mo stretchy="false">)</mo>
          </mrow>
        </mrow>
      </mrow>
      <mo stretchy="false">≠</mo>
      <mo stretchy="false">∅</mo>
    </mrow>
    <annotation encoding="StarMath 5.0">{ω(g(n))}  intersection   {o(g(n))} &lt;&gt; emptyset </annotation>
  </semantics>
</math>
</file>

<file path=Object 38/content.xml><?xml version="1.0" encoding="utf-8"?>
<math xmlns="http://www.w3.org/1998/Math/MathML">
  <semantics>
    <mrow>
      <mi>f</mi>
      <mrow>
        <mrow>
          <mo stretchy="false">(</mo>
          <mi>n</mi>
          <mo stretchy="false">)</mo>
        </mrow>
        <mo stretchy="false">∈</mo>
        <mi>ω</mi>
      </mrow>
      <mrow>
        <mo stretchy="false">(</mo>
        <mrow>
          <mi>g</mi>
          <mrow>
            <mo stretchy="false">(</mo>
            <mi>n</mi>
            <mo stretchy="false">)</mo>
          </mrow>
        </mrow>
        <mo stretchy="false">)</mo>
      </mrow>
      <mstyle color="blue">
        <mrow>
          <mrow>
            <mo stretchy="false">(</mo>
            <mn>1</mn>
            <mo stretchy="false">)</mo>
          </mrow>
        </mrow>
      </mstyle>
      <mi/>
      <mi mathvariant="italic">ΚΑΙ</mi>
      <mi/>
      <mi>f</mi>
      <mrow>
        <mrow>
          <mo stretchy="false">(</mo>
          <mi>n</mi>
          <mo stretchy="false">)</mo>
        </mrow>
        <mo stretchy="false">∈</mo>
        <mi>o</mi>
      </mrow>
      <mrow>
        <mo stretchy="false">(</mo>
        <mrow>
          <mi>g</mi>
          <mrow>
            <mo stretchy="false">(</mo>
            <mi>n</mi>
            <mo stretchy="false">)</mo>
          </mrow>
        </mrow>
        <mo stretchy="false">)</mo>
      </mrow>
      <mstyle color="green">
        <mrow>
          <mrow>
            <mo stretchy="false">(</mo>
            <mn>2</mn>
            <mo stretchy="false">)</mo>
          </mrow>
        </mrow>
      </mstyle>
    </mrow>
    <annotation encoding="StarMath 5.0">f(n) in ω(g(n))color blue (1)`ΚΑΙ`f(n) in o(g(n)) color green (2)</annotation>
  </semantics>
</math>
</file>

<file path=Object 39/content.xml><?xml version="1.0" encoding="utf-8"?>
<math xmlns="http://www.w3.org/1998/Math/MathML">
  <semantics>
    <mrow>
      <mo stretchy="false">∀</mo>
      <mrow>
        <mi>c</mi>
        <mo stretchy="false">&gt;</mo>
        <mn>0</mn>
      </mrow>
      <mi/>
      <mo stretchy="false">∃</mo>
      <mrow>
        <msub>
          <mi>n</mi>
          <mn>0</mn>
        </msub>
        <mo stretchy="false">&gt;</mo>
        <mn>0</mn>
      </mrow>
      <mi/>
      <mi mathvariant="normal">:</mi>
      <mi/>
      <mi>f</mi>
      <mrow>
        <mrow>
          <mo stretchy="false">(</mo>
          <mi>n</mi>
          <mo stretchy="false">)</mo>
        </mrow>
        <mo stretchy="false">&gt;</mo>
        <mi>c</mi>
      </mrow>
      <mi>g</mi>
      <mrow>
        <mo stretchy="false">(</mo>
        <mi>n</mi>
        <mo stretchy="false">)</mo>
      </mrow>
      <mstyle mathvariant="bold">
        <mrow>
          <mstyle color="blue">
            <mrow>
              <mrow>
                <mo stretchy="false">(</mo>
                <mn>3</mn>
                <mo stretchy="false">)</mo>
              </mrow>
            </mrow>
          </mstyle>
        </mrow>
      </mstyle>
    </mrow>
    <annotation encoding="StarMath 5.0">forall c&gt;0` exists n_0&gt;0`:`f(n)&gt;c g(n) bold {color blue {(3)}}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i>n</mi>
          <mo stretchy="false">)</mo>
        </mrow>
        <mo stretchy="false">≤</mo>
        <mrow>
          <mi>c</mi>
          <mo stretchy="false">⋅</mo>
          <mi>g</mi>
        </mrow>
      </mrow>
      <mrow>
        <mo stretchy="false">(</mo>
        <mi>n</mi>
        <mo stretchy="false">)</mo>
      </mrow>
    </mrow>
    <annotation encoding="StarMath 5.0">f(n)&lt;=c cdot g(n)</annotation>
  </semantics>
</math>
</file>

<file path=Object 40/content.xml><?xml version="1.0" encoding="utf-8"?>
<math xmlns="http://www.w3.org/1998/Math/MathML">
  <semantics>
    <mrow>
      <mo stretchy="false">∀</mo>
      <mrow>
        <mi>c</mi>
        <mo stretchy="false">&gt;</mo>
        <mn>0</mn>
      </mrow>
      <mi/>
      <mo stretchy="false">∃</mo>
      <mi>n</mi>
      <mrow>
        <msub>
          <mi>'</mi>
          <mn>0</mn>
        </msub>
        <mo stretchy="false">&gt;</mo>
        <mn>0</mn>
      </mrow>
      <mi/>
      <mi mathvariant="normal">:</mi>
      <mi/>
      <mi>f</mi>
      <mrow>
        <mrow>
          <mo stretchy="false">(</mo>
          <mi>n</mi>
          <mo stretchy="false">)</mo>
        </mrow>
        <mo stretchy="false">&lt;</mo>
        <mi>c</mi>
      </mrow>
      <mi>g</mi>
      <mrow>
        <mo stretchy="false">(</mo>
        <mi>n</mi>
        <mo stretchy="false">)</mo>
      </mrow>
      <mstyle mathvariant="bold">
        <mrow>
          <mstyle color="green">
            <mrow>
              <mrow>
                <mo stretchy="false">(</mo>
                <mn>4</mn>
                <mo stretchy="false">)</mo>
              </mrow>
            </mrow>
          </mstyle>
        </mrow>
      </mstyle>
    </mrow>
    <annotation encoding="StarMath 5.0">forall c&gt;0` exists n'_0 &gt;0`:`f(n)&lt;c g(n) bold {color green {(4)}}</annotation>
  </semantics>
</math>
</file>

<file path=Object 41/content.xml><?xml version="1.0" encoding="utf-8"?>
<math xmlns="http://www.w3.org/1998/Math/MathML">
  <semantics>
    <mrow>
      <mi>g</mi>
      <mrow>
        <mrow>
          <mo stretchy="false">(</mo>
          <mi>n</mi>
          <mo stretchy="false">)</mo>
        </mrow>
        <mo stretchy="false">&lt;</mo>
        <mi>f</mi>
      </mrow>
      <mrow>
        <mrow>
          <mo stretchy="false">(</mo>
          <mi>n</mi>
          <mo stretchy="false">)</mo>
        </mrow>
        <mo stretchy="false">&lt;</mo>
        <mi>g</mi>
      </mrow>
      <mrow>
        <mo stretchy="false">(</mo>
        <mi>n</mi>
        <mo stretchy="false">)</mo>
      </mrow>
      <mi/>
      <mo stretchy="false">∀</mo>
      <mrow>
        <mi>n</mi>
        <mo stretchy="false">≥</mo>
        <mi mathvariant="italic">max</mi>
      </mrow>
      <mfenced open="{" close="}">
        <mrow>
          <msub>
            <mi>n</mi>
            <mn>0,</mn>
          </msub>
          <mi>n</mi>
          <msub>
            <mi>'</mi>
            <mn>0</mn>
          </msub>
        </mrow>
      </mfenced>
      <mi/>
      <mo stretchy="false">⇒</mo>
      <mi/>
      <mi mathvariant="italic">ΑΤΟΠΟ</mi>
    </mrow>
    <annotation encoding="StarMath 5.0">g(n)&lt;f(n)&lt;g(n)`forall n&gt;=max left lbrace n_0,n'_0 right rbrace `drarrow`ΑΤΟΠΟ</annotation>
  </semantics>
</math>
</file>

<file path=Object 42/content.xml><?xml version="1.0" encoding="utf-8"?>
<math xmlns="http://www.w3.org/1998/Math/MathML">
  <semantics>
    <mrow>
      <mfenced open="(" close=")">
        <mtable>
          <mtr>
            <mtd>
              <mi>n</mi>
            </mtd>
          </mtr>
          <mtr>
            <mtd>
              <mn>2</mn>
            </mtd>
          </mtr>
        </mtable>
      </mfenced>
      <mrow>
        <mi/>
        <mo stretchy="false">=</mo>
        <mi/>
      </mrow>
      <mfrac>
        <mrow>
          <mi>n</mi>
          <mo stretchy="false">!</mo>
        </mrow>
        <mrow>
          <mrow>
            <mn>2</mn>
            <mo stretchy="false">!</mo>
          </mrow>
          <mi/>
          <mrow>
            <mrow>
              <mo stretchy="false">(</mo>
              <mrow>
                <mi>n</mi>
                <mo stretchy="false">−</mo>
                <mn>2</mn>
              </mrow>
              <mo stretchy="false">)</mo>
            </mrow>
            <mo stretchy="false">!</mo>
          </mrow>
        </mrow>
      </mfrac>
      <mrow>
        <mi/>
        <mo stretchy="false">=</mo>
        <mi/>
      </mrow>
      <mfrac>
        <mrow>
          <mrow>
            <mi>n</mi>
            <mo stretchy="false">⋅</mo>
            <mrow>
              <mo stretchy="false">(</mo>
              <mrow>
                <mi>n</mi>
                <mo stretchy="false">−</mo>
                <mn>1</mn>
              </mrow>
              <mo stretchy="false">)</mo>
            </mrow>
          </mrow>
          <mrow>
            <mrow>
              <mo stretchy="false">(</mo>
              <mrow>
                <mi>n</mi>
                <mo stretchy="false">−</mo>
                <mn>2</mn>
              </mrow>
              <mo stretchy="false">)</mo>
            </mrow>
            <mo stretchy="false">!</mo>
          </mrow>
        </mrow>
        <mrow>
          <mn>2</mn>
          <mo stretchy="false">⋅</mo>
          <mrow>
            <mrow>
              <mo stretchy="false">(</mo>
              <mrow>
                <mi>n</mi>
                <mo stretchy="false">−</mo>
                <mn>2</mn>
              </mrow>
              <mo stretchy="false">)</mo>
            </mrow>
            <mo stretchy="false">!</mo>
          </mrow>
        </mrow>
      </mfrac>
      <mrow>
        <mi/>
        <mo stretchy="false">=</mo>
        <mi/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left ( stack{n#2} right ) `=`{fact{n}}over {fact{2}`fact{(n-2)}}`=`{n cdot (n-1) fact{(n-2)}} over {2 cdot fact{(n-2)}}`=`{n^2-n} over {2}</annotation>
  </semantics>
</math>
</file>

<file path=Object 43/content.xml><?xml version="1.0" encoding="utf-8"?>
<math xmlns="http://www.w3.org/1998/Math/MathML">
  <semantics>
    <mrow>
      <msub>
        <mi>c</mi>
        <mn>1</mn>
      </msub>
      <mrow>
        <msup>
          <mi>n</mi>
          <mn>2</mn>
        </msup>
        <mo stretchy="false">≤</mo>
        <mi/>
      </mrow>
      <mfrac>
        <mrow>
          <msup>
            <mi>n</mi>
            <mn>2</mn>
          </msup>
          <mo stretchy="false">−</mo>
          <mi>n</mi>
        </mrow>
        <mn>2</mn>
      </mfrac>
      <mrow>
        <mi/>
        <mo stretchy="false">≤</mo>
        <msub>
          <mi>c</mi>
          <mn>2</mn>
        </msub>
      </mrow>
      <msup>
        <mi>n</mi>
        <mn>2</mn>
      </msup>
      <mi/>
      <mo stretchy="false">⇒</mo>
      <mi/>
      <msub>
        <mn>2c</mn>
        <mn>1</mn>
      </msub>
      <mrow>
        <msup>
          <mi>n</mi>
          <mn>2</mn>
        </msup>
        <mo stretchy="false">≤</mo>
        <mi/>
      </mrow>
      <mrow>
        <msup>
          <mi>n</mi>
          <mn>2</mn>
        </msup>
        <mo stretchy="false">−</mo>
        <mi>n</mi>
      </mrow>
      <mrow>
        <mi/>
        <mo stretchy="false">≤</mo>
        <msub>
          <mn>2c</mn>
          <mn>2</mn>
        </msub>
      </mrow>
      <msup>
        <mi>n</mi>
        <mn>2</mn>
      </msup>
      <mi/>
      <mo stretchy="false">⇒</mo>
      <mi/>
      <msub>
        <mn>2c</mn>
        <mn>1</mn>
      </msub>
      <mrow>
        <msup>
          <mi>n</mi>
          <mn>2</mn>
        </msup>
        <mo stretchy="false">≤</mo>
        <mi/>
      </mrow>
      <mrow>
        <msup>
          <mi>n</mi>
          <mn>2</mn>
        </msup>
        <mo stretchy="false">−</mo>
        <mi>n</mi>
      </mrow>
      <mrow>
        <mi/>
        <mo stretchy="false">≤</mo>
        <msub>
          <mn>2c</mn>
          <mn>2</mn>
        </msub>
      </mrow>
      <msup>
        <mi>n</mi>
        <mn>2</mn>
      </msup>
      <mi/>
      <mo stretchy="false">⇒</mo>
      <mi/>
    </mrow>
    <annotation encoding="StarMath 5.0">c_1 n^2&lt;=`{n^2-n} over {2}`&lt;=c_2 n^2 `drarrow` 2c_1 n^2&lt;=`n^2-n`&lt;=2c_2 n^2
`drarrow` 2c_1 n^2&lt;=`n^2-n`&lt;=2c_2 n^2`drarrow`</annotation>
  </semantics>
</math>
</file>

<file path=Object 44/content.xml><?xml version="1.0" encoding="utf-8"?>
<math xmlns="http://www.w3.org/1998/Math/MathML">
  <semantics>
    <mrow>
      <msub>
        <mn>2c</mn>
        <mn>1</mn>
      </msub>
      <mrow>
        <mi>n</mi>
        <mo stretchy="false">≤</mo>
        <mi/>
      </mrow>
      <mrow>
        <mi>n</mi>
        <mo stretchy="false">−</mo>
        <mn>1</mn>
      </mrow>
      <mrow>
        <mi/>
        <mo stretchy="false">≤</mo>
        <msub>
          <mn>2c</mn>
          <mn>2</mn>
        </msub>
      </mrow>
      <mi>n</mi>
    </mrow>
    <annotation encoding="StarMath 5.0">2c_1 n&lt;=`n-1`&lt;=2c_2 n</annotation>
  </semantics>
</math>
</file>

<file path=Object 45/content.xml><?xml version="1.0" encoding="utf-8"?>
<math xmlns="http://www.w3.org/1998/Math/MathML">
  <semantics>
    <mrow>
      <mo stretchy="false">∀</mo>
      <mi/>
      <mrow>
        <mi>n</mi>
        <mo stretchy="false">≥</mo>
        <mn>2</mn>
      </mrow>
    </mrow>
    <annotation encoding="StarMath 5.0">forall `n&gt;=2</annotation>
  </semantics>
</math>
</file>

<file path=Object 46/content.xml><?xml version="1.0" encoding="utf-8"?>
<math xmlns="http://www.w3.org/1998/Math/MathML">
  <semantics>
    <mrow>
      <mfenced open="(" close=")">
        <mtable>
          <mtr>
            <mtd>
              <mi>n</mi>
            </mtd>
          </mtr>
          <mtr>
            <mtd>
              <mn>2</mn>
            </mtd>
          </mtr>
        </mtable>
      </mfenced>
      <mrow>
        <mi/>
        <mo stretchy="false">=</mo>
        <mi/>
      </mrow>
      <mi>Θ</mi>
      <mrow>
        <mo stretchy="false">(</mo>
        <msup>
          <mi>n</mi>
          <mn>2</mn>
        </msup>
        <mo stretchy="false">)</mo>
      </mrow>
    </mrow>
    <annotation encoding="StarMath 5.0">left ( stack{n#2} right ) `=`Θ(n^2)</annotation>
  </semantics>
</math>
</file>

<file path=Object 47/content.xml><?xml version="1.0" encoding="utf-8"?>
<math xmlns="http://www.w3.org/1998/Math/MathML">
  <semantics>
    <mrow>
      <mi>log</mi>
      <mrow>
        <mo stretchy="false">(</mo>
        <mrow>
          <mi>log</mi>
          <mi>n</mi>
        </mrow>
        <mo stretchy="false">)</mo>
      </mrow>
      <mrow>
        <mi/>
        <mo stretchy="false">=</mo>
        <mi/>
      </mrow>
      <mi>Θ</mi>
      <mrow>
        <mo stretchy="false">(</mo>
        <mrow>
          <mi>log</mi>
          <mrow>
            <mo stretchy="false">(</mo>
            <mrow>
              <mi>log</mi>
              <mi>n</mi>
            </mrow>
            <mo stretchy="false">)</mo>
          </mrow>
        </mrow>
        <mo stretchy="false">)</mo>
      </mrow>
    </mrow>
    <annotation encoding="StarMath 5.0">log(log n)`=`Θ(log(log n))</annotation>
  </semantics>
</math>
</file>

<file path=Object 48/content.xml><?xml version="1.0" encoding="utf-8"?>
<math xmlns="http://www.w3.org/1998/Math/MathML">
  <semantics>
    <mrow>
      <mi>f</mi>
      <mrow>
        <mrow>
          <mo stretchy="false">(</mo>
          <mi>n</mi>
          <mo stretchy="false">)</mo>
        </mrow>
        <mo stretchy="false">=</mo>
        <mi>n</mi>
      </mrow>
      <mi>,</mi>
      <mi/>
      <mi>g</mi>
      <mrow>
        <mrow>
          <mo stretchy="false">(</mo>
          <mi>n</mi>
          <mo stretchy="false">)</mo>
        </mrow>
        <mo stretchy="false">=</mo>
        <mrow>
          <mi>n</mi>
          <mo stretchy="false">/</mo>
          <mn>2,</mn>
        </mrow>
      </mrow>
      <mi/>
      <mi mathvariant="italic">τότε</mi>
      <mi/>
      <mi>f</mi>
      <mrow>
        <mrow>
          <mo stretchy="false">(</mo>
          <mi>n</mi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i>n</mi>
            <mo stretchy="false">)</mo>
          </mrow>
        </mrow>
        <mo stretchy="false">)</mo>
      </mrow>
      <mi/>
      <mi mathvariant="italic">για</mi>
      <mi/>
      <mrow>
        <mi>c</mi>
        <mo stretchy="false">=</mo>
        <mn>4,</mn>
      </mrow>
      <mi/>
      <mrow>
        <msub>
          <mi>n</mi>
          <mn>0</mn>
        </msub>
        <mo stretchy="false">=</mo>
        <mn>1</mn>
      </mrow>
    </mrow>
    <annotation encoding="StarMath 5.0">f(n)=n,`g(n)=n/2,`τότε`f(n)=O(g(n))`για`c=4,`n_0=1</annotation>
  </semantics>
</math>
</file>

<file path=Object 49/content.xml><?xml version="1.0" encoding="utf-8"?>
<math xmlns="http://www.w3.org/1998/Math/MathML">
  <semantics>
    <mrow>
      <mrow>
        <msup>
          <mn>2</mn>
          <mrow>
            <mi>f</mi>
            <mrow>
              <mo stretchy="false">(</mo>
              <mi>n</mi>
              <mo stretchy="false">)</mo>
            </mrow>
          </mrow>
        </msup>
        <mo stretchy="false">=</mo>
        <mi>O</mi>
      </mrow>
      <mrow>
        <mo stretchy="false">(</mo>
        <msup>
          <mn>2</mn>
          <mrow>
            <mi>g</mi>
            <mrow>
              <mo stretchy="false">(</mo>
              <mi>n</mi>
              <mo stretchy="false">)</mo>
            </mrow>
          </mrow>
        </msup>
        <mo stretchy="false">)</mo>
      </mrow>
      <mo stretchy="false">⇒</mo>
      <mo stretchy="false">∃</mo>
      <mi>c</mi>
      <mi>,</mi>
      <mrow>
        <msub>
          <mi>n</mi>
          <mn>0</mn>
        </msub>
        <mo stretchy="false">&gt;</mo>
        <mn>0</mn>
      </mrow>
      <mi/>
      <mi mathvariant="normal">:</mi>
      <mi/>
      <mrow>
        <msup>
          <mn>2</mn>
          <mrow>
            <mi>f</mi>
            <mrow>
              <mo stretchy="false">(</mo>
              <mi>n</mi>
              <mo stretchy="false">)</mo>
            </mrow>
          </mrow>
        </msup>
        <mo stretchy="false">≤</mo>
        <msup>
          <mi mathvariant="italic">c2</mi>
          <mrow>
            <mi>g</mi>
            <mrow>
              <mo stretchy="false">(</mo>
              <mi>n</mi>
              <mo stretchy="false">)</mo>
            </mrow>
          </mrow>
        </msup>
      </mrow>
      <mo stretchy="false">⇒</mo>
      <mi>f</mi>
      <mrow>
        <mrow>
          <mo stretchy="false">(</mo>
          <mi>n</mi>
          <mo stretchy="false">)</mo>
        </mrow>
        <mo stretchy="false">≤</mo>
        <mi>log</mi>
      </mrow>
      <mrow>
        <mi>c</mi>
        <mo stretchy="false">+</mo>
        <mi>g</mi>
      </mrow>
      <mrow>
        <mo stretchy="false">(</mo>
        <mi>n</mi>
        <mo stretchy="false">)</mo>
      </mrow>
      <mo stretchy="false">⇒</mo>
    </mrow>
    <annotation encoding="StarMath 5.0">2^{f(n)}=O(2^{g(n)})drarrow exists c,n_0&gt;0`:` 2^{f(n)}&lt;=c2^{g(n)}drarrow f(n)&lt;=log c + g(n)drarrow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i>n</mi>
          <mo stretchy="false">)</mo>
        </mrow>
        <mo stretchy="false">=</mo>
        <mi>Ο</mi>
      </mrow>
      <mfenced open="(" close=")">
        <mrow>
          <mi>g</mi>
          <mrow>
            <mo stretchy="false">(</mo>
            <mi>n</mi>
            <mo stretchy="false">)</mo>
          </mrow>
        </mrow>
      </mfenced>
    </mrow>
    <annotation encoding="StarMath 5.0">f(n)= Ο left ( g(n) right ) </annotation>
  </semantics>
</math>
</file>

<file path=Object 50/content.xml><?xml version="1.0" encoding="utf-8"?>
<math xmlns="http://www.w3.org/1998/Math/MathML">
  <semantics>
    <mrow>
      <mrow>
        <mi>n</mi>
        <mo stretchy="false">≤</mo>
        <mi>log</mi>
      </mrow>
      <mrow>
        <mi>c</mi>
        <mo stretchy="false">+</mo>
        <mrow>
          <mi>n</mi>
          <mo stretchy="false">/</mo>
          <mn>2</mn>
        </mrow>
      </mrow>
      <mo stretchy="false">⇒</mo>
      <mrow>
        <mn>2n</mn>
        <mo stretchy="false">≤</mo>
        <mn>2log</mn>
      </mrow>
      <mrow>
        <mi>c</mi>
        <mo stretchy="false">+</mo>
        <mi>n</mi>
      </mrow>
      <mo stretchy="false">⇒</mo>
      <mrow>
        <mi>n</mi>
        <mo stretchy="false">≤</mo>
        <mn>2log</mn>
      </mrow>
      <mi>c</mi>
      <mo stretchy="false">⇒</mo>
      <mi mathvariant="italic">ΑΤΟΠΟ</mi>
    </mrow>
    <annotation encoding="StarMath 5.0">n&lt;=log c + n/2 drarrow 2n&lt;=2log c+ n drarrow n&lt;=2log c drarrow ΑΤΟΠΟ</annotation>
  </semantics>
</math>
</file>

<file path=Object 51/content.xml><?xml version="1.0" encoding="utf-8"?>
<math xmlns="http://www.w3.org/1998/Math/MathML">
  <semantics>
    <mrow>
      <msup>
        <mi>n</mi>
        <mrow>
          <mi>log</mi>
          <mi>n</mi>
        </mrow>
      </msup>
      <mrow>
        <mi/>
        <mo stretchy="false">=</mo>
        <mi/>
      </mrow>
      <mi>Θ</mi>
      <mrow>
        <mo stretchy="false">(</mo>
        <msup>
          <mi>n</mi>
          <mrow>
            <mi>log</mi>
            <mi>n</mi>
          </mrow>
        </msup>
        <mo stretchy="false">)</mo>
      </mrow>
    </mrow>
    <annotation encoding="StarMath 5.0">n^{log n}`=`Θ(n^{log n})</annotation>
  </semantics>
</math>
</file>

<file path=Object 52/content.xml><?xml version="1.0" encoding="utf-8"?>
<math xmlns="http://www.w3.org/1998/Math/MathML">
  <semantics>
    <mrow>
      <mi>log</mi>
      <mrow>
        <mo stretchy="false">(</mo>
        <mrow>
          <mi>n</mi>
          <mo stretchy="false">!</mo>
        </mrow>
        <mo stretchy="false">)</mo>
      </mrow>
      <mrow>
        <mi/>
        <mo stretchy="false">=</mo>
        <mi/>
      </mrow>
      <mi>Θ</mi>
      <mrow>
        <mo stretchy="false">(</mo>
        <mrow>
          <mi>n</mi>
          <mi mathvariant="italic">logn</mi>
        </mrow>
        <mo stretchy="false">)</mo>
      </mrow>
    </mrow>
    <annotation encoding="StarMath 5.0">log(fact{ n})`=`Θ(n logn)</annotation>
  </semantics>
</math>
</file>

<file path=Object 53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1</mn>
          </mrow>
          <mi>n</mi>
        </munderover>
        <mfrac>
          <mn>1</mn>
          <mi>k</mi>
        </mfrac>
      </mrow>
      <mrow>
        <mi/>
        <mo stretchy="false">≈</mo>
        <mi/>
      </mrow>
      <mi mathvariant="italic">logn</mi>
      <mrow>
        <mi/>
        <mo stretchy="false">=</mo>
        <mi>Θ</mi>
      </mrow>
      <mrow>
        <mo stretchy="false">(</mo>
        <mi mathvariant="italic">logn</mi>
        <mo stretchy="false">)</mo>
      </mrow>
    </mrow>
    <annotation encoding="StarMath 5.0">sum from { k = 1 } to n { 1 over k} `approx`logn`=Θ(logn) </annotation>
  </semantics>
</math>
</file>

<file path=Object 54/content.xml><?xml version="1.0" encoding="utf-8"?>
<math xmlns="http://www.w3.org/1998/Math/MathML">
  <semantics>
    <mrow>
      <mrow>
        <msup>
          <mn>8n</mn>
          <mn>2</mn>
        </msup>
        <mo stretchy="false">=</mo>
        <mi>Θ</mi>
      </mrow>
      <mrow>
        <mo stretchy="false">(</mo>
        <msup>
          <mi>n</mi>
          <mn>2</mn>
        </msup>
        <mo stretchy="false">)</mo>
      </mrow>
    </mrow>
    <annotation encoding="StarMath 5.0">8n^2=Θ(n^2)</annotation>
  </semantics>
</math>
</file>

<file path=Object 55/content.xml><?xml version="1.0" encoding="utf-8"?>
<math xmlns="http://www.w3.org/1998/Math/MathML">
  <semantics>
    <mrow>
      <mi>log</mi>
      <msqrt>
        <mrow>
          <mi>log</mi>
          <mi>n</mi>
        </mrow>
      </msqrt>
      <mrow>
        <mi/>
        <mo stretchy="false">=</mo>
        <mi/>
      </mrow>
      <mfrac>
        <mn>1</mn>
        <mn>2</mn>
      </mfrac>
      <mi>log</mi>
      <mrow>
        <mo stretchy="false">(</mo>
        <mrow>
          <mi>log</mi>
          <mi>n</mi>
        </mrow>
        <mo stretchy="false">)</mo>
      </mrow>
      <mrow>
        <mi/>
        <mo stretchy="false">=</mo>
        <mi/>
      </mrow>
      <mi>Θ</mi>
      <mrow>
        <mo stretchy="false">(</mo>
        <mrow>
          <mi>log</mi>
          <mrow>
            <mo stretchy="false">(</mo>
            <mrow>
              <mi>log</mi>
              <mi>n</mi>
            </mrow>
            <mo stretchy="false">)</mo>
          </mrow>
        </mrow>
        <mo stretchy="false">)</mo>
      </mrow>
    </mrow>
    <annotation encoding="StarMath 5.0">log {sqrt{log n}}`=`1 over 2 log(log n)`=`Θ(log(log n))</annotation>
  </semantics>
</math>
</file>

<file path=Object 56/content.xml><?xml version="1.0" encoding="utf-8"?>
<math xmlns="http://www.w3.org/1998/Math/MathML">
  <semantics>
    <mrow>
      <msup>
        <mn>4</mn>
        <mrow>
          <mi>log</mi>
          <mi>n</mi>
        </mrow>
      </msup>
      <mrow>
        <mi/>
        <mo stretchy="false">=</mo>
        <mi/>
      </mrow>
      <mstyle mathsize="10pt">
        <mrow>
          <msup>
            <mn>2</mn>
            <mstyle mathsize="10pt">
              <mrow>
                <msup>
                  <mn>2</mn>
                  <mrow>
                    <mi>log</mi>
                    <mi>n</mi>
                  </mrow>
                </msup>
              </mrow>
            </mstyle>
          </msup>
        </mrow>
      </mstyle>
      <mrow>
        <mi/>
        <mo stretchy="false">=</mo>
        <mi/>
      </mrow>
      <msup>
        <mrow>
          <mo stretchy="false">(</mo>
          <mstyle mathsize="10pt">
            <mrow>
              <msup>
                <mn>2</mn>
                <mstyle mathsize="10pt">
                  <mrow>
                    <mrow>
                      <mi>log</mi>
                      <mi>n</mi>
                    </mrow>
                  </mrow>
                </mstyle>
              </msup>
            </mrow>
          </mstyle>
          <mo stretchy="false">)</mo>
        </mrow>
        <mstyle mathsize="10pt">
          <mrow>
            <mn>2</mn>
          </mrow>
        </mstyle>
      </msup>
      <mrow>
        <mi/>
        <mo stretchy="false">=</mo>
        <mi/>
      </mrow>
      <msup>
        <mi>n</mi>
        <mn>2</mn>
      </msup>
      <mrow>
        <mi/>
        <mo stretchy="false">=</mo>
        <mi/>
      </mrow>
      <mi>Θ</mi>
      <mrow>
        <mo stretchy="false">(</mo>
        <msup>
          <mi>n</mi>
          <mn>2</mn>
        </msup>
        <mo stretchy="false">)</mo>
      </mrow>
    </mrow>
    <annotation encoding="StarMath 5.0">4^{log n}`=`size 10{2}^size 10{{2}^{log n}}`=`(size 10{2}^size 10{{log n}})^{size 10{2}}
`=`n^2`=`Θ(n^2)</annotation>
  </semantics>
</math>
</file>

<file path=Object 57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0</mn>
          </mrow>
          <mi>n</mi>
        </munderover>
        <mfenced open="(" close=")">
          <mtable>
            <mtr>
              <mtd>
                <mi>n</mi>
              </mtd>
            </mtr>
            <mtr>
              <mtd>
                <mi>k</mi>
              </mtd>
            </mtr>
          </mtable>
        </mfenced>
      </mrow>
      <mrow>
        <mi/>
        <mo stretchy="false">=</mo>
        <mi/>
      </mrow>
      <mi>Θ</mi>
      <mrow>
        <mo stretchy="false">(</mo>
        <msup>
          <mn>2</mn>
          <mi>n</mi>
        </msup>
        <mo stretchy="false">)</mo>
      </mrow>
    </mrow>
    <annotation encoding="StarMath 5.0">sum from{k=0}to{n} {left ( stack {n#k} right ) }`=`Θ(2^n)</annotation>
  </semantics>
</math>
</file>

<file path=Object 58/content.xml><?xml version="1.0" encoding="utf-8"?>
<math xmlns="http://www.w3.org/1998/Math/MathML">
  <semantics>
    <mrow>
      <msup>
        <mn>2</mn>
        <mrow>
          <msup>
            <mi>log</mi>
            <mn>2</mn>
          </msup>
          <mi>n</mi>
        </mrow>
      </msup>
      <mrow>
        <mi/>
        <mo stretchy="false">=</mo>
        <mi/>
      </mrow>
      <msup>
        <mn>2</mn>
        <mrow>
          <mi>log</mi>
          <mrow>
            <mi>n</mi>
            <mo stretchy="false">⋅</mo>
            <mi>log</mi>
          </mrow>
          <mi>n</mi>
        </mrow>
      </msup>
      <mrow>
        <mi/>
        <mo stretchy="false">=</mo>
        <mi/>
      </mrow>
      <msup>
        <mrow>
          <mo stretchy="false">(</mo>
          <msup>
            <mn>2</mn>
            <mrow>
              <mi>log</mi>
              <mi>n</mi>
            </mrow>
          </msup>
          <mo stretchy="false">)</mo>
        </mrow>
        <mrow>
          <mi>log</mi>
          <mi>n</mi>
        </mrow>
      </msup>
      <mrow>
        <mi/>
        <mo stretchy="false">=</mo>
        <mi/>
      </mrow>
      <msup>
        <mi>n</mi>
        <mrow>
          <mi>log</mi>
          <mi>n</mi>
        </mrow>
      </msup>
      <mrow>
        <mi/>
        <mo stretchy="false">=</mo>
        <mi/>
      </mrow>
      <mi>Θ</mi>
      <mrow>
        <mo stretchy="false">(</mo>
        <msup>
          <mi>n</mi>
          <mrow>
            <mi>log</mi>
            <mi>n</mi>
          </mrow>
        </msup>
        <mo stretchy="false">)</mo>
      </mrow>
    </mrow>
    <annotation encoding="StarMath 5.0">2^{log^2 {n}}`=`2^{log n cdot log n}`=`(2^{log n})^{log n}`=`n^{log n}`=`Θ(n^{log n})</annotation>
  </semantics>
</math>
</file>

<file path=Object 59/content.xml><?xml version="1.0" encoding="utf-8"?>
<math xmlns="http://www.w3.org/1998/Math/MathML">
  <semantics>
    <mrow>
      <mrow>
        <msup>
          <mn>10</mn>
          <mn>100</mn>
        </msup>
        <mo stretchy="false">=</mo>
        <mi/>
      </mrow>
      <mi>Θ</mi>
      <mrow>
        <mo stretchy="false">(</mo>
        <mn>1</mn>
        <mo stretchy="false">)</mo>
      </mrow>
    </mrow>
    <annotation encoding="StarMath 5.0">10^100=`Θ(1)</annotation>
  </semantics>
</math>
</file>

<file path=Object 6/content.xml><?xml version="1.0" encoding="utf-8"?>
<math xmlns="http://www.w3.org/1998/Math/MathML">
  <semantics>
    <mrow>
      <mi>f</mi>
      <mrow>
        <mo stretchy="false">(</mo>
        <mi>n</mi>
        <mo stretchy="false">)</mo>
      </mrow>
      <mrow>
        <mi/>
        <mo stretchy="false">=</mo>
        <mi/>
      </mrow>
      <mi>Ο</mi>
      <mfenced open="(" close=")">
        <mrow>
          <mi>g</mi>
          <mrow>
            <mo stretchy="false">(</mo>
            <mi>n</mi>
            <mo stretchy="false">)</mo>
          </mrow>
        </mrow>
      </mfenced>
      <mi/>
      <mi mathvariant="italic">και</mi>
      <mi/>
      <mi>f</mi>
      <mrow>
        <mo stretchy="false">(</mo>
        <mi>n</mi>
        <mo stretchy="false">)</mo>
      </mrow>
      <mrow>
        <mi/>
        <mo stretchy="false">=</mo>
        <mi/>
      </mrow>
      <mi>Ω</mi>
      <mfenced open="(" close=")">
        <mrow>
          <mi>h</mi>
          <mrow>
            <mo stretchy="false">(</mo>
            <mi>n</mi>
            <mo stretchy="false">)</mo>
          </mrow>
        </mrow>
      </mfenced>
    </mrow>
    <annotation encoding="StarMath 5.0">f(n)`=`Ο left ( g(n) right ) `και`f(n)`=`Ω left ( h(n) right ) </annotation>
  </semantics>
</math>
</file>

<file path=Object 60/content.xml><?xml version="1.0" encoding="utf-8"?>
<math xmlns="http://www.w3.org/1998/Math/MathML">
  <semantics>
    <mrow>
      <msup>
        <mn>2</mn>
        <mi>n</mi>
      </msup>
      <mrow>
        <mi/>
        <mo stretchy="false">=</mo>
        <mi/>
      </mrow>
      <mi>Θ</mi>
      <mrow>
        <mo stretchy="false">(</mo>
        <msup>
          <mn>2</mn>
          <mi>n</mi>
        </msup>
        <mo stretchy="false">)</mo>
      </mrow>
    </mrow>
    <annotation encoding="StarMath 5.0">2^{n}`=`Θ(2^n)</annotation>
  </semantics>
</math>
</file>

<file path=Object 61/content.xml><?xml version="1.0" encoding="utf-8"?>
<math xmlns="http://www.w3.org/1998/Math/MathML">
  <semantics>
    <mrow>
      <mi>log</mi>
      <mi>n</mi>
      <mrow>
        <mi/>
        <mo stretchy="false">=</mo>
        <mi/>
      </mrow>
      <mi>Θ</mi>
      <mrow>
        <mo stretchy="false">(</mo>
        <mrow>
          <mi>log</mi>
          <mi>n</mi>
        </mrow>
        <mo stretchy="false">)</mo>
      </mrow>
    </mrow>
    <annotation encoding="StarMath 5.0">log n `=`Θ(log n)</annotation>
  </semantics>
</math>
</file>

<file path=Object 62/content.xml><?xml version="1.0" encoding="utf-8"?>
<math xmlns="http://www.w3.org/1998/Math/MathML">
  <semantics>
    <mrow>
      <msup>
        <mrow>
          <mo stretchy="false">(</mo>
          <msqrt>
            <mn>2</mn>
          </msqrt>
          <mo stretchy="false">)</mo>
        </mrow>
        <mrow>
          <mi>log</mi>
          <mi>n</mi>
        </mrow>
      </msup>
      <mrow>
        <mi/>
        <mo stretchy="false">=</mo>
        <mi/>
      </mrow>
      <msup>
        <mn>2</mn>
        <mrow>
          <mfrac>
            <mn>1</mn>
            <mn>2</mn>
          </mfrac>
          <mi>log</mi>
          <mi>n</mi>
        </mrow>
      </msup>
      <mrow>
        <mi/>
        <mo stretchy="false">=</mo>
        <mi/>
      </mrow>
      <msup>
        <mrow>
          <mo stretchy="false">(</mo>
          <msup>
            <mn>2</mn>
            <mrow>
              <mi>log</mi>
              <mi>n</mi>
            </mrow>
          </msup>
          <mo stretchy="false">)</mo>
        </mrow>
        <mfrac>
          <mn>1</mn>
          <mn>2</mn>
        </mfrac>
      </msup>
      <mrow>
        <mi/>
        <mo stretchy="false">=</mo>
        <mi/>
      </mrow>
      <msup>
        <mi>n</mi>
        <mfrac>
          <mn>1</mn>
          <mn>2</mn>
        </mfrac>
      </msup>
      <mrow>
        <mi/>
        <mo stretchy="false">=</mo>
        <mi/>
      </mrow>
      <msqrt>
        <mi>n</mi>
      </msqrt>
      <mrow>
        <mi/>
        <mo stretchy="false">=</mo>
        <mi/>
      </mrow>
      <mi>Θ</mi>
      <mrow>
        <mo stretchy="false">(</mo>
        <msqrt>
          <mi>n</mi>
        </msqrt>
        <mo stretchy="false">)</mo>
      </mrow>
    </mrow>
    <annotation encoding="StarMath 5.0">(sqrt{2})^{log n}`=`2^{{1} over 2 log n}`=`(2^{log n})^{1 over 2}`=`n^{1 over 2}
`=`sqrt{n}`=`Θ(sqrt{n})</annotation>
  </semantics>
</math>
</file>

<file path=Object 63/content.xml><?xml version="1.0" encoding="utf-8"?>
<math xmlns="http://www.w3.org/1998/Math/MathML">
  <semantics>
    <mrow>
      <mrow>
        <mrow>
          <mo stretchy="false">(</mo>
          <mrow>
            <mi>n</mi>
            <mo stretchy="false">−</mo>
            <mn>1</mn>
          </mrow>
          <mo stretchy="false">)</mo>
        </mrow>
        <mo stretchy="false">!</mo>
      </mrow>
      <mrow>
        <mi/>
        <mo stretchy="false">=</mo>
        <mi/>
      </mrow>
      <mi>Θ</mi>
      <mrow>
        <mo stretchy="false">(</mo>
        <mrow>
          <mrow>
            <mo stretchy="false">(</mo>
            <mrow>
              <mi>n</mi>
              <mo stretchy="false">−</mo>
              <mn>1</mn>
            </mrow>
            <mo stretchy="false">)</mo>
          </mrow>
          <mo stretchy="false">!</mo>
        </mrow>
        <mo stretchy="false">)</mo>
      </mrow>
    </mrow>
    <annotation encoding="StarMath 5.0">fact{(n-1)}`=`Θ(fact{(n-1)})</annotation>
  </semantics>
</math>
</file>

<file path=Object 64/content.xml><?xml version="1.0" encoding="utf-8"?>
<math xmlns="http://www.w3.org/1998/Math/MathML">
  <semantics>
    <mrow>
      <mi>log</mi>
      <msup>
        <mi>n</mi>
        <mi>n</mi>
      </msup>
      <mrow>
        <mi/>
        <mo stretchy="false">=</mo>
        <mi/>
      </mrow>
      <mi>n</mi>
      <mi mathvariant="italic">logn</mi>
      <mrow>
        <mi/>
        <mo stretchy="false">=</mo>
        <mi/>
      </mrow>
      <mi>Θ</mi>
      <mrow>
        <mo stretchy="false">(</mo>
        <mrow>
          <mi>n</mi>
          <mi mathvariant="italic">logn</mi>
        </mrow>
        <mo stretchy="false">)</mo>
      </mrow>
    </mrow>
    <annotation encoding="StarMath 5.0">log n^n`=`n logn`=`Θ(n logn)</annotation>
  </semantics>
</math>
</file>

<file path=Object 65/content.xml><?xml version="1.0" encoding="utf-8"?>
<math xmlns="http://www.w3.org/1998/Math/MathML">
  <semantics>
    <mrow>
      <msup>
        <mn>5</mn>
        <mn>800</mn>
      </msup>
      <mrow>
        <mi/>
        <mo stretchy="false">=</mo>
        <mi/>
      </mrow>
      <mi>Θ</mi>
      <mrow>
        <mo stretchy="false">(</mo>
        <mn>1</mn>
        <mo stretchy="false">)</mo>
      </mrow>
    </mrow>
    <annotation encoding="StarMath 5.0">5^800`=`Θ(1)</annotation>
  </semantics>
</math>
</file>

<file path=Object 66/content.xml><?xml version="1.0" encoding="utf-8"?>
<math xmlns="http://www.w3.org/1998/Math/MathML">
  <semantics>
    <mrow>
      <mn>5</mn>
      <msqrt>
        <mi>n</mi>
      </msqrt>
      <mrow>
        <mi/>
        <mo stretchy="false">=</mo>
        <mi/>
      </mrow>
      <mi>Θ</mi>
      <mrow>
        <mo stretchy="false">(</mo>
        <msqrt>
          <mi>n</mi>
        </msqrt>
        <mo stretchy="false">)</mo>
      </mrow>
    </mrow>
    <annotation encoding="StarMath 5.0">5 sqrt{n}`=`Θ(sqrt n)</annotation>
  </semantics>
</math>
</file>

<file path=Object 67/content.xml><?xml version="1.0" encoding="utf-8"?>
<math xmlns="http://www.w3.org/1998/Math/MathML">
  <semantics>
    <mrow>
      <mi>Θ</mi>
      <mrow>
        <mo stretchy="false">(</mo>
        <mn>1</mn>
        <mo stretchy="false">)</mo>
      </mrow>
      <mrow>
        <mi/>
        <mo stretchy="false">=</mo>
        <mi/>
      </mrow>
      <mfenced open="{" close="}">
        <mrow>
          <mstyle mathvariant="bold">
            <mrow>
              <msup>
                <mn>5</mn>
                <mn>800</mn>
              </msup>
            </mrow>
          </mstyle>
          <mi>,</mi>
          <mi/>
          <msup>
            <mn>10</mn>
            <mn>100</mn>
          </msup>
        </mrow>
      </mfenced>
    </mrow>
    <annotation encoding="StarMath 5.0">Θ(1)`=`left lbrace bold {5^800} ,`10^100 right rbrace </annotation>
  </semantics>
</math>
</file>

<file path=Object 68/content.xml><?xml version="1.0" encoding="utf-8"?>
<math xmlns="http://www.w3.org/1998/Math/MathML">
  <semantics>
    <mrow>
      <mi>Θ</mi>
      <mrow>
        <mo stretchy="false">(</mo>
        <mi mathvariant="italic">logn</mi>
        <mo stretchy="false">)</mo>
      </mrow>
      <mrow>
        <mi/>
        <mo stretchy="false">=</mo>
        <mi/>
      </mrow>
      <mfenced open="{" close="}">
        <mrow>
          <mstyle mathvariant="bold">
            <mrow>
              <mi mathvariant="italic">logn</mi>
            </mrow>
          </mstyle>
          <mi>,</mi>
          <mi/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frac>
              <mn>1</mn>
              <mi>k</mi>
            </mfrac>
          </mrow>
        </mrow>
      </mfenced>
    </mrow>
    <annotation encoding="StarMath 5.0">Θ(logn)`=`left lbrace bold{logn} ,`sum from { k = 1 } to n { 1 over k} right rbrace </annotation>
  </semantics>
</math>
</file>

<file path=Object 69/content.xml><?xml version="1.0" encoding="utf-8"?>
<math xmlns="http://www.w3.org/1998/Math/MathML">
  <semantics>
    <mrow>
      <mi>Θ</mi>
      <mrow>
        <mo stretchy="false">(</mo>
        <mi mathvariant="italic">nlogn</mi>
        <mo stretchy="false">)</mo>
      </mrow>
      <mrow>
        <mi/>
        <mo stretchy="false">=</mo>
        <mi/>
      </mrow>
      <mfenced open="{" close="}">
        <mrow>
          <mstyle mathvariant="bold">
            <mrow>
              <mi mathvariant="italic">nlogn</mi>
            </mrow>
          </mstyle>
          <mi>,</mi>
          <mi/>
          <msup>
            <mi mathvariant="italic">logn</mi>
            <mi>n</mi>
          </msup>
          <mi>,</mi>
          <mi/>
          <mi>log</mi>
          <mrow>
            <mi>n</mi>
            <mo stretchy="false">!</mo>
          </mrow>
        </mrow>
      </mfenced>
    </mrow>
    <annotation encoding="StarMath 5.0">Θ(nlogn)`=`left lbrace bold{nlogn} ,`logn^n ,`log fact{n} right rbrace </annotation>
  </semantics>
</math>
</file>

<file path=Object 7/content.xml><?xml version="1.0" encoding="utf-8"?>
<math xmlns="http://www.w3.org/1998/Math/MathML">
  <semantics>
    <mrow>
      <mo stretchy="false">∃</mo>
      <mi/>
      <mrow>
        <mi>c</mi>
        <mo stretchy="false">&gt;</mo>
        <mn>0</mn>
      </mrow>
      <mi/>
      <mi>,</mi>
      <mrow>
        <msub>
          <mi>n</mi>
          <mn>1</mn>
        </msub>
        <mo stretchy="false">&gt;</mo>
        <mn>0</mn>
      </mrow>
      <mi mathvariant="normal">:</mi>
      <mi/>
      <mi mathvariant="italic">cg</mi>
      <mrow>
        <mrow>
          <mo stretchy="false">(</mo>
          <mi>n</mi>
          <mo stretchy="false">)</mo>
        </mrow>
        <mo stretchy="false">≥</mo>
        <mi>f</mi>
      </mrow>
      <mrow>
        <mo stretchy="false">(</mo>
        <mi>n</mi>
        <mo stretchy="false">)</mo>
      </mrow>
      <mi/>
      <mrow>
        <mo stretchy="false">(</mo>
        <mn>1</mn>
        <mo stretchy="false">)</mo>
      </mrow>
      <mi/>
      <mi mathvariant="italic">και</mi>
      <mi/>
      <mo stretchy="false">∃</mo>
      <mi/>
      <mi>c</mi>
      <mrow>
        <mi>'</mi>
        <mo stretchy="false">&gt;</mo>
        <mn>0,</mn>
      </mrow>
      <mi/>
      <mrow>
        <msub>
          <mi>n</mi>
          <mn>2</mn>
        </msub>
        <mo stretchy="false">&gt;</mo>
        <mn>0</mn>
      </mrow>
      <mi mathvariant="normal">:</mi>
      <mi/>
      <mi>c</mi>
      <mi>'</mi>
      <mi>h</mi>
      <mrow>
        <mrow>
          <mo stretchy="false">(</mo>
          <mi>n</mi>
          <mo stretchy="false">)</mo>
        </mrow>
        <mo stretchy="false">≤</mo>
        <mi>f</mi>
      </mrow>
      <mrow>
        <mo stretchy="false">(</mo>
        <mi>n</mi>
        <mo stretchy="false">)</mo>
      </mrow>
      <mi/>
      <mrow>
        <mo stretchy="false">(</mo>
        <mn>2</mn>
        <mo stretchy="false">)</mo>
      </mrow>
    </mrow>
    <annotation encoding="StarMath 5.0">exists` c&gt;0`,n_1&gt;0 : `cg(n)&gt;=f(n)`(1)`και`exists` c'&gt;0,`n_2&gt;0 : `c'h(n)&lt;=f(n)`(2)</annotation>
  </semantics>
</math>
</file>

<file path=Object 70/content.xml><?xml version="1.0" encoding="utf-8"?>
<math xmlns="http://www.w3.org/1998/Math/MathML">
  <semantics>
    <mrow>
      <mi>Θ</mi>
      <mrow>
        <mo stretchy="false">(</mo>
        <msqrt>
          <mi>n</mi>
        </msqrt>
        <mo stretchy="false">)</mo>
      </mrow>
      <mrow>
        <mi/>
        <mo stretchy="false">=</mo>
        <mi/>
      </mrow>
      <mfenced open="{" close="}">
        <mrow>
          <mstyle mathvariant="bold">
            <mrow>
              <mrow>
                <mn>5</mn>
                <msqrt>
                  <mi>n</mi>
                </msqrt>
              </mrow>
            </mrow>
          </mstyle>
          <mi>,</mi>
          <mi/>
          <msqrt>
            <mn>2</mn>
          </msqrt>
          <msup>
            <mi/>
            <mrow>
              <mi>log</mi>
              <mi>n</mi>
            </mrow>
          </msup>
        </mrow>
      </mfenced>
    </mrow>
    <annotation encoding="StarMath 5.0">Θ(sqrt n)`=`left lbrace bold{5 sqrt n},`sqrt{2}`^{log n} right rbrace </annotation>
  </semantics>
</math>
</file>

<file path=Object 71/content.xml><?xml version="1.0" encoding="utf-8"?>
<math xmlns="http://www.w3.org/1998/Math/MathML">
  <semantics>
    <mrow>
      <mi>Θ</mi>
      <mrow>
        <mo stretchy="false">(</mo>
        <msup>
          <mi>n</mi>
          <mn>2</mn>
        </msup>
        <mo stretchy="false">)</mo>
      </mrow>
      <mrow>
        <mi/>
        <mo stretchy="false">=</mo>
        <mi/>
      </mrow>
      <mfenced open="{" close="}">
        <mrow>
          <mstyle mathvariant="bold">
            <mrow>
              <msup>
                <mn>8n</mn>
                <mn>2</mn>
              </msup>
            </mrow>
          </mstyle>
          <mi>,</mi>
          <mi/>
          <mfenced open="(" close=")">
            <mtable>
              <mtr>
                <mtd>
                  <mi>n</mi>
                </mtd>
              </mtr>
              <mtr>
                <mtd>
                  <mn>2</mn>
                </mtd>
              </mtr>
            </mtable>
          </mfenced>
          <mi>,</mi>
          <mi/>
          <msup>
            <mn>4</mn>
            <mi mathvariant="italic">logn</mi>
          </msup>
        </mrow>
      </mfenced>
    </mrow>
    <annotation encoding="StarMath 5.0">Θ(n^2)`=`left lbrace bold{8n^2} ,`left ( stack{n#2} right ) ,`4^{logn}  right rbrace </annotation>
  </semantics>
</math>
</file>

<file path=Object 72/content.xml><?xml version="1.0" encoding="utf-8"?>
<math xmlns="http://www.w3.org/1998/Math/MathML">
  <semantics>
    <mrow>
      <mi>Θ</mi>
      <mrow>
        <mo stretchy="false">(</mo>
        <mrow>
          <mi>n</mi>
          <mo stretchy="false">!</mo>
        </mrow>
        <mo stretchy="false">)</mo>
      </mrow>
      <mrow>
        <mi/>
        <mo stretchy="false">=</mo>
        <mi/>
      </mrow>
      <mfenced open="{" close="}">
        <mstyle mathvariant="bold">
          <mrow>
            <mrow>
              <mi>n</mi>
              <mo stretchy="false">!</mo>
            </mrow>
          </mrow>
        </mstyle>
      </mfenced>
    </mrow>
    <annotation encoding="StarMath 5.0">Θ(fact n)`=`left lbrace bold{fact n} right rbrace </annotation>
  </semantics>
</math>
</file>

<file path=Object 73/content.xml><?xml version="1.0" encoding="utf-8"?>
<math xmlns="http://www.w3.org/1998/Math/MathML">
  <semantics>
    <mrow>
      <mi>Θ</mi>
      <mrow>
        <mo stretchy="false">(</mo>
        <msup>
          <mn>2</mn>
          <mi>n</mi>
        </msup>
        <mo stretchy="false">)</mo>
      </mrow>
      <mrow>
        <mi/>
        <mo stretchy="false">=</mo>
        <mi/>
      </mrow>
      <mfenced open="{" close="}">
        <mrow>
          <mstyle mathvariant="bold">
            <mrow>
              <msup>
                <mn>2</mn>
                <mi>n</mi>
              </msup>
            </mrow>
          </mstyle>
          <mi>,</mi>
          <mi/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fenced open="(" close=")"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fenced>
          </mrow>
        </mrow>
      </mfenced>
    </mrow>
    <annotation encoding="StarMath 5.0">Θ(2^n)`=`left lbrace bold{2^n},`sum from{k=0}to{n} {left ( stack {n#k} right ) } right rbrace </annotation>
  </semantics>
</math>
</file>

<file path=Object 74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rac>
          <mrow>
            <msup>
              <mi>log</mi>
              <mi>k</mi>
            </msup>
            <mi>n</mi>
          </mrow>
          <msup>
            <mi>n</mi>
            <mi>ε</mi>
          </msup>
        </mfrac>
      </mrow>
      <mo stretchy="false">=</mo>
      <mn>0</mn>
    </mrow>
    <annotation encoding="StarMath 5.0">lim from n toward infinity {alignc {log^k n} over n^ε} = 0</annotation>
  </semantics>
</math>
</file>

<file path=Object 75/content.xml><?xml version="1.0" encoding="utf-8"?>
<math xmlns="http://www.w3.org/1998/Math/MathML">
  <semantics>
    <mrow>
      <msup>
        <mi>log</mi>
        <mi>k</mi>
      </msup>
      <mi>n</mi>
    </mrow>
    <annotation encoding="StarMath 5.0">log^k n</annotation>
  </semantics>
</math>
</file>

<file path=Object 76/content.xml><?xml version="1.0" encoding="utf-8"?>
<math xmlns="http://www.w3.org/1998/Math/MathML">
  <semantics>
    <msup>
      <mi>n</mi>
      <mi>ε</mi>
    </msup>
    <annotation encoding="StarMath 5.0">n^ε</annotation>
  </semantics>
</math>
</file>

<file path=Object 77/content.xml><?xml version="1.0" encoding="utf-8"?>
<math xmlns="http://www.w3.org/1998/Math/MathML">
  <semantics>
    <msup>
      <mi>c</mi>
      <mi>n</mi>
    </msup>
    <annotation encoding="StarMath 5.0">c^n</annotation>
  </semantics>
</math>
</file>

<file path=Object 78/content.xml><?xml version="1.0" encoding="utf-8"?>
<math xmlns="http://www.w3.org/1998/Math/MathML">
  <semantics>
    <msup>
      <mi>n</mi>
      <mi>k</mi>
    </msup>
    <annotation encoding="StarMath 5.0">n^k</annotation>
  </semantics>
</math>
</file>

<file path=Object 79/content.xml><?xml version="1.0" encoding="utf-8"?>
<math xmlns="http://www.w3.org/1998/Math/MathML">
  <semantics>
    <msup>
      <mn>2</mn>
      <mi>n</mi>
    </msup>
    <annotation encoding="StarMath 5.0">2^n</annotation>
  </semantics>
</math>
</file>

<file path=Object 8/content.xml><?xml version="1.0" encoding="utf-8"?>
<math xmlns="http://www.w3.org/1998/Math/MathML">
  <semantics>
    <mrow>
      <mi>c</mi>
      <mi>'</mi>
      <mi>h</mi>
      <mrow>
        <mrow>
          <mo stretchy="false">(</mo>
          <mi>n</mi>
          <mo stretchy="false">)</mo>
        </mrow>
        <mo stretchy="false">≤</mo>
        <mi>f</mi>
      </mrow>
      <mrow>
        <mrow>
          <mo stretchy="false">(</mo>
          <mi>n</mi>
          <mo stretchy="false">)</mo>
        </mrow>
        <mo stretchy="false">≤</mo>
        <mi mathvariant="italic">cg</mi>
      </mrow>
      <mrow>
        <mo stretchy="false">(</mo>
        <mi>n</mi>
        <mo stretchy="false">)</mo>
      </mrow>
      <mi/>
      <mrow>
        <mo stretchy="false">(</mo>
        <mn>3</mn>
        <mo stretchy="false">)</mo>
      </mrow>
    </mrow>
    <annotation encoding="StarMath 5.0">c'h(n)&lt;=f(n)&lt;=cg(n)`(3)</annotation>
  </semantics>
</math>
</file>

<file path=Object 80/content.xml><?xml version="1.0" encoding="utf-8"?>
<math xmlns="http://www.w3.org/1998/Math/MathML">
  <semantics>
    <msup>
      <mi>n</mi>
      <mrow>
        <mi>log</mi>
        <mi>c</mi>
      </mrow>
    </msup>
    <annotation encoding="StarMath 5.0">n^{log c}</annotation>
  </semantics>
</math>
</file>

<file path=Object 81/content.xml><?xml version="1.0" encoding="utf-8"?>
<math xmlns="http://www.w3.org/1998/Math/MathML">
  <semantics>
    <mrow>
      <mi>n</mi>
      <mo stretchy="false">!</mo>
    </mrow>
    <annotation encoding="StarMath 5.0">fact{n}</annotation>
  </semantics>
</math>
</file>

<file path=Object 82/content.xml><?xml version="1.0" encoding="utf-8"?>
<math xmlns="http://www.w3.org/1998/Math/MathML">
  <semantics>
    <msup>
      <mi>n</mi>
      <mi>n</mi>
    </msup>
    <annotation encoding="StarMath 5.0">n^n</annotation>
  </semantics>
</math>
</file>

<file path=Object 83/content.xml><?xml version="1.0" encoding="utf-8"?>
<math xmlns="http://www.w3.org/1998/Math/MathML">
  <semantics>
    <msup>
      <mi>c</mi>
      <mrow>
        <mi>log</mi>
        <mi>n</mi>
      </mrow>
    </msup>
    <annotation encoding="StarMath 5.0">c^{log n}</annotation>
  </semantics>
</math>
</file>

<file path=Object 84/content.xml><?xml version="1.0" encoding="utf-8"?>
<math xmlns="http://www.w3.org/1998/Math/MathML">
  <semantics>
    <msup>
      <mn>2</mn>
      <mrow>
        <mi>n</mi>
        <mo stretchy="false">/</mo>
        <mn>2</mn>
      </mrow>
    </msup>
    <annotation encoding="StarMath 5.0">2^{n/2}</annotation>
  </semantics>
</math>
</file>

<file path=Object 85/content.xml><?xml version="1.0" encoding="utf-8"?>
<math xmlns="http://www.w3.org/1998/Math/MathML">
  <semantics>
    <mrow>
      <munder>
        <mi>lim</mi>
        <mrow>
          <mi>n</mi>
          <mo stretchy="false">→</mo>
          <mo stretchy="false">∞</mo>
        </mrow>
      </munder>
      <mfrac>
        <msup>
          <mi>n</mi>
          <mi>k</mi>
        </msup>
        <msup>
          <mi>c</mi>
          <mi>n</mi>
        </msup>
      </mfrac>
    </mrow>
    <annotation encoding="StarMath 5.0">lim from n toward infinity {alignc {n^k} over c^n}</annotation>
  </semantics>
</math>
</file>

<file path=Object 86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rac>
          <mrow>
            <mrow>
              <mi>k</mi>
              <mo stretchy="false">!</mo>
            </mrow>
            <msup>
              <mi>n</mi>
              <mn>0</mn>
            </msup>
          </mrow>
          <mrow>
            <msup>
              <mi>ln</mi>
              <mi>k</mi>
            </msup>
            <mi>c</mi>
            <mrow>
              <mi/>
              <mo stretchy="false">⋅</mo>
              <mi/>
            </mrow>
            <msup>
              <mi>c</mi>
              <mi>n</mi>
            </msup>
          </mrow>
        </mfrac>
      </mrow>
      <mrow>
        <mi/>
        <mo stretchy="false">=</mo>
        <mi/>
      </mrow>
      <mfrac>
        <mrow>
          <mi>k</mi>
          <mo stretchy="false">!</mo>
        </mrow>
        <mrow>
          <msup>
            <mi>ln</mi>
            <mi>k</mi>
          </msup>
          <mi>c</mi>
        </mrow>
      </mfrac>
      <mrow>
        <mi/>
        <mo stretchy="false">⋅</mo>
        <mi/>
      </mrow>
      <mfrac>
        <mn>1</mn>
        <msup>
          <mi>c</mi>
          <mi>n</mi>
        </msup>
      </mfrac>
      <mrow>
        <mi/>
        <mo stretchy="false">=</mo>
        <mi/>
      </mrow>
      <mfrac>
        <mi>a</mi>
        <msup>
          <mi>c</mi>
          <mi>n</mi>
        </msup>
      </mfrac>
      <mrow>
        <mi/>
        <mo stretchy="false">=</mo>
        <mi/>
      </mrow>
      <mn>0</mn>
      <mi/>
      <mo stretchy="false">⇒</mo>
      <mi/>
      <msup>
        <mi>n</mi>
        <mi>k</mi>
      </msup>
      <mrow>
        <mi/>
        <mo stretchy="false">=</mo>
        <mi/>
      </mrow>
      <mi>o</mi>
      <mrow>
        <mo stretchy="false">(</mo>
        <msup>
          <mi>c</mi>
          <mi>n</mi>
        </msup>
        <mo stretchy="false">)</mo>
      </mrow>
      <mrow>
        <mi/>
        <mo stretchy="false">=</mo>
        <mi/>
      </mrow>
      <mi>O</mi>
      <mrow>
        <mo stretchy="false">(</mo>
        <msup>
          <mi>c</mi>
          <mi>n</mi>
        </msup>
        <mo stretchy="false">)</mo>
      </mrow>
    </mrow>
    <annotation encoding="StarMath 5.0">lim from n toward infinity {alignc {fact{k}n^0} over {ln^k c `cdot` c^n}}`=` {fact{k}} over {ln^k c}`cdot` 1 over {c^n}`=`a over {c^n}`=`0 `drarrow` n^k`=`o(c^n)`=`O(c^n)</annotation>
  </semantics>
</math>
</file>

<file path=Object 87/content.xml><?xml version="1.0" encoding="utf-8"?>
<math xmlns="http://www.w3.org/1998/Math/MathML">
  <semantics>
    <mrow>
      <mi>T</mi>
      <mrow>
        <mo stretchy="false">(</mo>
        <mi>n</mi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n>4n</mn>
        </munderover>
        <mrow>
          <munderover>
            <mo stretchy="false">∑</mo>
            <mrow>
              <mi>j</mi>
              <mo stretchy="false">=</mo>
              <mn>1</mn>
            </mrow>
            <msup>
              <mi>n</mi>
              <mn>2</mn>
            </msup>
          </munderover>
          <mrow>
            <munderover>
              <mo stretchy="false">∑</mo>
              <mrow>
                <mi>k</mi>
                <mo stretchy="false">=</mo>
                <mn>1</mn>
              </mrow>
              <mstyle mathsize="8pt">
                <mrow>
                  <mfenced open="⌈" close="⌉">
                    <mrow>
                      <mi>n</mi>
                      <mo stretchy="false">/</mo>
                      <mn>2</mn>
                    </mrow>
                  </mfenced>
                </mrow>
              </mstyle>
            </munderover>
            <mrow>
              <mi>O</mi>
              <mrow>
                <mo stretchy="false">(</mo>
                <mn>1</mn>
                <mo stretchy="false">)</mo>
              </mrow>
            </mrow>
          </mrow>
        </mrow>
      </mrow>
      <mrow>
        <mi/>
        <mo stretchy="false">=</mo>
        <mi/>
      </mrow>
      <mi>O</mi>
      <mrow>
        <mo stretchy="false">(</mo>
        <mn>1</mn>
        <mo stretchy="false">)</mo>
      </mrow>
      <mrow>
        <munderover>
          <mo stretchy="false">∑</mo>
          <mrow>
            <mi>i</mi>
            <mo stretchy="false">=</mo>
            <mn>1</mn>
          </mrow>
          <mn>4n</mn>
        </munderover>
        <mrow>
          <munderover>
            <mo stretchy="false">∑</mo>
            <mrow>
              <mi>j</mi>
              <mo stretchy="false">=</mo>
              <mn>1</mn>
            </mrow>
            <msup>
              <mi>n</mi>
              <mn>2</mn>
            </msup>
          </munderover>
          <mrow>
            <munderover>
              <mo stretchy="false">∑</mo>
              <mrow>
                <mi>k</mi>
                <mo stretchy="false">=</mo>
                <mn>1</mn>
              </mrow>
              <mstyle mathsize="8pt">
                <mrow>
                  <mfenced open="⌈" close="⌉">
                    <mrow>
                      <mi>n</mi>
                      <mo stretchy="false">/</mo>
                      <mn>2</mn>
                    </mrow>
                  </mfenced>
                </mrow>
              </mstyle>
            </munderover>
            <mn>1</mn>
          </mrow>
        </mrow>
      </mrow>
      <mrow>
        <mi/>
        <mo stretchy="false">=</mo>
        <mi/>
      </mrow>
      <mi>O</mi>
      <mrow>
        <mo stretchy="false">(</mo>
        <mn>1</mn>
        <mo stretchy="false">)</mo>
      </mrow>
      <mrow>
        <munderover>
          <mo stretchy="false">∑</mo>
          <mrow>
            <mi>i</mi>
            <mo stretchy="false">=</mo>
            <mn>1</mn>
          </mrow>
          <mn>4n</mn>
        </munderover>
        <mrow>
          <munderover>
            <mo stretchy="false">∑</mo>
            <mrow>
              <mi>j</mi>
              <mo stretchy="false">=</mo>
              <mn>1</mn>
            </mrow>
            <msup>
              <mi>n</mi>
              <mn>2</mn>
            </msup>
          </munderover>
          <mfenced open="(" close=")">
            <mrow>
              <mfenced open="⌈" close="⌉">
                <mrow>
                  <mi>n</mi>
                  <mo stretchy="false">/</mo>
                  <mn>2</mn>
                </mrow>
              </mfenced>
              <mo stretchy="false">+</mo>
              <mn>1</mn>
            </mrow>
          </mfenced>
        </mrow>
      </mrow>
      <mrow>
        <mi/>
        <mo stretchy="false">=</mo>
        <mi/>
      </mrow>
      <mi>O</mi>
      <mrow>
        <mo stretchy="false">(</mo>
        <mn>1</mn>
        <mo stretchy="false">)</mo>
      </mrow>
      <mrow>
        <munderover>
          <mo stretchy="false">∑</mo>
          <mrow>
            <mi>i</mi>
            <mo stretchy="false">=</mo>
            <mn>1</mn>
          </mrow>
          <mn>4n</mn>
        </munderover>
        <mrow>
          <msup>
            <mi>n</mi>
            <mn>2</mn>
          </msup>
          <mfenced open="(" close=")">
            <mrow>
              <mfenced open="⌈" close="⌉">
                <mrow>
                  <mi>n</mi>
                  <mo stretchy="false">/</mo>
                  <mn>2</mn>
                </mrow>
              </mfenced>
              <mo stretchy="false">+</mo>
              <mn>1</mn>
            </mrow>
          </mfenced>
        </mrow>
      </mrow>
      <mrow>
        <mi/>
        <mo stretchy="false">=</mo>
        <mi/>
      </mrow>
    </mrow>
    <annotation encoding="StarMath 5.0">T(n)`=`sum from {i=1} to {4n} {sum from {j=1} to {n^2} {sum from{k=1}to
{size 8{left lceil n/2 right rceil }}{O(1)}}}`=`
O(1)sum from {i=1} to {4n} {sum from {j=1} to {n^2} {sum from{k=1}to
{size 8{left lceil n/2 right rceil }}{1}}}`=`
O(1)sum from {i=1} to {4n} {sum from {j=1} to {n^2} {left ( left lceil n/2 right rceil +1 right ) }}`=`
O(1)sum from {i=1} to {4n} {n^2 {left ( left lceil n/2 right rceil +1 right )}}`=`</annotation>
  </semantics>
</math>
</file>

<file path=Object 88/content.xml><?xml version="1.0" encoding="utf-8"?>
<math xmlns="http://www.w3.org/1998/Math/MathML">
  <semantics>
    <mrow>
      <mi>T</mi>
      <mrow>
        <mo stretchy="false">(</mo>
        <mi>n</mi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 mathvariant="italic">ip</mi>
          <mi>i</mi>
        </msub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2</mn>
          </mrow>
        </munderover>
        <msub>
          <mi mathvariant="italic">ip</mi>
          <mi>i</mi>
        </msub>
      </mrow>
      <mrow>
        <mi/>
        <mo stretchy="false">+</mo>
        <mi/>
      </mrow>
      <mrow>
        <mo stretchy="false">(</mo>
        <mrow>
          <mi>n</mi>
          <mo stretchy="false">−</mo>
          <mn>1</mn>
        </mrow>
        <mo stretchy="false">)</mo>
      </mrow>
      <msub>
        <mi>p</mi>
        <mrow>
          <mi>n</mi>
          <mo stretchy="false">−</mo>
          <mn>1</mn>
        </mrow>
      </msub>
      <mrow>
        <mi/>
        <mo stretchy="false">+</mo>
        <mi/>
      </mrow>
      <mi>n</mi>
      <msub>
        <mi>p</mi>
        <mi>n</mi>
      </msub>
      <mrow>
        <mi/>
        <mo stretchy="false">=</mo>
        <mi/>
      </mrow>
      <msub>
        <mi>p</mi>
        <mi>i</mi>
      </msub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2</mn>
          </mrow>
        </munderover>
        <mi>i</mi>
      </mrow>
      <mrow>
        <mi/>
        <mo stretchy="false">+</mo>
        <mi/>
      </mrow>
      <mrow>
        <mo stretchy="false">(</mo>
        <mrow>
          <mi>n</mi>
          <mo stretchy="false">−</mo>
          <mn>1</mn>
        </mrow>
        <mo stretchy="false">)</mo>
      </mrow>
      <msub>
        <mi>p</mi>
        <mrow>
          <mi>n</mi>
          <mo stretchy="false">−</mo>
          <mn>1</mn>
        </mrow>
      </msub>
      <mrow>
        <mi/>
        <mo stretchy="false">+</mo>
        <mi/>
      </mrow>
      <mi>n</mi>
      <msub>
        <mi>p</mi>
        <mi>n</mi>
      </msub>
    </mrow>
    <annotation encoding="StarMath 5.0">T(n)`=`sum from {i=1} to {n} ip_i
`=`sum from {i=1} to {n-2} ip_i `+` (n-1)p_{n-1}`+` n p_n
`=`p_i sum from {i=1} to {n-2} i `+` (n-1)p_{n-1} `+` n p_n
</annotation>
  </semantics>
</math>
</file>

<file path=Object 89/content.xml><?xml version="1.0" encoding="utf-8"?>
<math xmlns="http://www.w3.org/1998/Math/MathML">
  <semantics>
    <mfrac>
      <mn>1</mn>
      <mrow>
        <mn>4</mn>
        <mrow>
          <mo stretchy="false">(</mo>
          <mrow>
            <mi>n</mi>
            <mo stretchy="false">−</mo>
            <mn>2</mn>
          </mrow>
          <mo stretchy="false">)</mo>
        </mrow>
      </mrow>
    </mfrac>
    <annotation encoding="StarMath 5.0">1 over {4(n-2)}</annotation>
  </semantics>
</math>
</file>

<file path=Object 9/content.xml><?xml version="1.0" encoding="utf-8"?>
<math xmlns="http://www.w3.org/1998/Math/MathML">
  <semantics>
    <mrow>
      <mo stretchy="false">∃</mo>
      <msub>
        <mi>c</mi>
        <mn>1</mn>
      </msub>
      <mi>,</mi>
      <msub>
        <mi>c</mi>
        <mn>2</mn>
      </msub>
      <mi/>
      <mi mathvariant="italic">και</mi>
      <mi/>
      <mrow>
        <msub>
          <mi>n</mi>
          <mn>0</mn>
        </msub>
        <mo stretchy="false">&gt;</mo>
        <mn>0</mn>
      </mrow>
      <mi/>
      <mi mathvariant="normal">:</mi>
      <mi/>
      <mrow>
        <mn>0</mn>
        <mo stretchy="false">&lt;</mo>
        <msub>
          <mi>c</mi>
          <mn>1</mn>
        </msub>
      </mrow>
      <mi>h</mi>
      <mrow>
        <mrow>
          <mo stretchy="false">(</mo>
          <mi>n</mi>
          <mo stretchy="false">)</mo>
        </mrow>
        <mo stretchy="false">≤</mo>
        <mstyle color="blue">
          <mrow>
            <mrow>
              <mi>g</mi>
              <mrow>
                <mrow>
                  <mo stretchy="false">(</mo>
                  <mi>n</mi>
                  <mo stretchy="false">)</mo>
                </mrow>
                <mo stretchy="false">≤</mo>
                <msub>
                  <mi>c</mi>
                  <mn>2</mn>
                </msub>
              </mrow>
              <mi>h</mi>
              <mrow>
                <mo stretchy="false">(</mo>
                <mi>n</mi>
                <mo stretchy="false">)</mo>
              </mrow>
              <mi/>
              <mrow>
                <mo stretchy="false">(</mo>
                <mn>4</mn>
                <mo stretchy="false">)</mo>
              </mrow>
            </mrow>
          </mrow>
        </mstyle>
      </mrow>
    </mrow>
    <annotation encoding="StarMath 5.0">exists c_1 , c_2 `και` n_0&gt;0`:`0&lt;c_1 h(n)&lt;=color blue {g(n)&lt;=c_2 h(n)`(4)}</annotation>
  </semantics>
</math>
</file>

<file path=Object 90/content.xml><?xml version="1.0" encoding="utf-8"?>
<math xmlns="http://www.w3.org/1998/Math/MathML">
  <semantics>
    <mrow>
      <mrow>
        <mi/>
        <mo stretchy="false">=</mo>
        <mi/>
      </mrow>
      <mfrac>
        <mn>1</mn>
        <mrow>
          <mn>4</mn>
          <mrow>
            <mo stretchy="false">(</mo>
            <mrow>
              <mi>n</mi>
              <mo stretchy="false">−</mo>
              <mn>2</mn>
            </mrow>
            <mo stretchy="false">)</mo>
          </mrow>
        </mrow>
      </mfrac>
      <mi/>
      <mfrac>
        <mrow>
          <mrow>
            <mo stretchy="false">(</mo>
            <mrow>
              <mi>n</mi>
              <mo stretchy="false">−</mo>
              <mn>2</mn>
            </mrow>
            <mo stretchy="false">)</mo>
          </mrow>
          <mrow>
            <mo stretchy="false">(</mo>
            <mrow>
              <mrow>
                <mi>n</mi>
                <mo stretchy="false">−</mo>
                <mn>2</mn>
              </mrow>
              <mo stretchy="false">+</mo>
              <mn>1</mn>
            </mrow>
            <mo stretchy="false">)</mo>
          </mrow>
        </mrow>
        <mn>2</mn>
      </mfrac>
      <mrow>
        <mi/>
        <mo stretchy="false">+</mo>
        <mi/>
      </mrow>
      <mfrac>
        <mn>1</mn>
        <mn>4</mn>
      </mfrac>
      <mrow>
        <mo stretchy="false">(</mo>
        <mrow>
          <mi>n</mi>
          <mo stretchy="false">−</mo>
          <mn>1</mn>
        </mrow>
        <mo stretchy="false">)</mo>
      </mrow>
      <mrow>
        <mi/>
        <mo stretchy="false">+</mo>
        <mi/>
      </mrow>
      <mfrac>
        <mn>1</mn>
        <mn>2</mn>
      </mfrac>
      <mi>n</mi>
      <mrow>
        <mi/>
        <mo stretchy="false">=</mo>
        <mi/>
      </mrow>
      <mfrac>
        <mrow>
          <mi>n</mi>
          <mo stretchy="false">−</mo>
          <mn>1</mn>
        </mrow>
        <mn>8</mn>
      </mfrac>
      <mrow>
        <mi/>
        <mo stretchy="false">+</mo>
        <mi/>
      </mrow>
      <mfrac>
        <mn>1</mn>
        <mn>4</mn>
      </mfrac>
      <mrow>
        <mo stretchy="false">(</mo>
        <mrow>
          <mi>n</mi>
          <mo stretchy="false">−</mo>
          <mn>1</mn>
        </mrow>
        <mo stretchy="false">)</mo>
      </mrow>
      <mrow>
        <mi/>
        <mo stretchy="false">+</mo>
        <mi/>
      </mrow>
      <mfrac>
        <mn>1</mn>
        <mn>2</mn>
      </mfrac>
      <mi>n</mi>
    </mrow>
    <annotation encoding="StarMath 5.0">`=`1 over {4(n-2)}` {(n-2)(n-2+1)} over {2} `+` 1 over 4 (n-1)`+` 1 over 2 n
`=` {n-1} over {8} `+` 1 over 4 (n-1)`+` 1 over 2 n
</annotation>
  </semantics>
</math>
</file>

<file path=Object 91/content.xml><?xml version="1.0" encoding="utf-8"?>
<math xmlns="http://www.w3.org/1998/Math/MathML">
  <semantics>
    <mrow>
      <mrow>
        <mi/>
        <mo stretchy="false">=</mo>
        <mi/>
      </mrow>
      <mfrac>
        <mi>n</mi>
        <mn>8</mn>
      </mfrac>
      <mrow>
        <mi/>
        <mo stretchy="false">+</mo>
        <mi/>
      </mrow>
      <mfrac>
        <mn>2n</mn>
        <mn>8</mn>
      </mfrac>
      <mrow>
        <mi/>
        <mo stretchy="false">+</mo>
        <mi/>
      </mrow>
      <mfrac>
        <mn>4n</mn>
        <mn>8</mn>
      </mfrac>
      <mrow>
        <mi/>
        <mo stretchy="false">−</mo>
        <mi/>
      </mrow>
      <mfrac>
        <mn>1</mn>
        <mn>8</mn>
      </mfrac>
      <mrow>
        <mi/>
        <mo stretchy="false">−</mo>
        <mi/>
      </mrow>
      <mfrac>
        <mn>2</mn>
        <mn>8</mn>
      </mfrac>
      <mrow>
        <mi/>
        <mo stretchy="false">=</mo>
        <mi/>
      </mrow>
      <mrow>
        <mfrac>
          <mn>7n</mn>
          <mn>8</mn>
        </mfrac>
        <mo stretchy="false">−</mo>
        <mfrac>
          <mn>3</mn>
          <mn>8</mn>
        </mfrac>
      </mrow>
      <mrow>
        <mi/>
        <mo stretchy="false">=</mo>
        <mi/>
      </mrow>
      <mi>O</mi>
      <mrow>
        <mo stretchy="false">(</mo>
        <mi>n</mi>
        <mo stretchy="false">)</mo>
      </mrow>
    </mrow>
    <annotation encoding="StarMath 5.0">`=` {n} over {8}`+` 2n over 8 `+` 4n over 8  `-` {1} over {8}`-` 2 over 8`=`7n over 8 - 3 over 8`=`O(n)</annotation>
  </semantics>
</math>
</file>

<file path=Object 92/content.xml><?xml version="1.0" encoding="utf-8"?>
<math xmlns="http://www.w3.org/1998/Math/MathML">
  <semantics>
    <mrow>
      <mi>O</mi>
      <mrow>
        <mo stretchy="false">(</mo>
        <mn>1</mn>
        <mo stretchy="false">)</mo>
      </mrow>
      <mrow>
        <mn>4n</mn>
        <mo stretchy="false">⋅</mo>
        <mrow>
          <msup>
            <mi>n</mi>
            <mn>2</mn>
          </msup>
          <mo stretchy="false">⋅</mo>
          <mfenced open="(" close=")">
            <mrow>
              <mfrac>
                <mi>n</mi>
                <mn>2</mn>
              </mfrac>
              <mo stretchy="false">+</mo>
              <mn>1</mn>
            </mrow>
          </mfenced>
        </mrow>
      </mrow>
      <mrow>
        <mi/>
        <mo stretchy="false">=</mo>
        <mi/>
      </mrow>
      <mi>O</mi>
      <mrow>
        <mo stretchy="false">(</mo>
        <mn>1</mn>
        <mo stretchy="false">)</mo>
      </mrow>
      <mfenced open="(" close=")">
        <mrow>
          <msup>
            <mn>2n</mn>
            <mn>4</mn>
          </msup>
          <mo stretchy="false">+</mo>
          <msup>
            <mn>4n</mn>
            <mn>3</mn>
          </msup>
        </mrow>
      </mfenced>
      <mrow>
        <mi/>
        <mo stretchy="false">=</mo>
        <mi/>
      </mrow>
      <mi>O</mi>
      <mrow>
        <mo stretchy="false">(</mo>
        <msup>
          <mi>n</mi>
          <mn>4</mn>
        </msup>
        <mo stretchy="false">)</mo>
      </mrow>
    </mrow>
    <annotation encoding="StarMath 5.0">O(1)4n cdot {n^2 cdot {left ( n over 2 + 1 right ) }}`=`
O(1)left ( 2n^4 + 4n^3 right ) `=`O(n^4)</annotation>
  </semantics>
</math>
</file>

<file path=Object 93/content.xml><?xml version="1.0" encoding="utf-8"?>
<math xmlns="http://www.w3.org/1998/Math/MathML">
  <semantics>
    <mrow>
      <mi>T</mi>
      <mrow>
        <mo stretchy="false">(</mo>
        <mi>n</mi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⋅</mo>
              <mi>i</mi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style mathsize="8pt">
                <mrow>
                  <mi>j</mi>
                </mrow>
              </mstyle>
            </munderover>
            <mrow>
              <mi>O</mi>
              <mrow>
                <mo stretchy="false">(</mo>
                <mn>1</mn>
                <mo stretchy="false">)</mo>
              </mrow>
            </mrow>
          </mrow>
        </mrow>
      </mrow>
      <mrow>
        <mi/>
        <mo stretchy="false">=</mo>
        <mi/>
      </mrow>
      <mi>O</mi>
      <mrow>
        <mo stretchy="false">(</mo>
        <mn>1</mn>
        <mo stretchy="false">)</mo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⋅</mo>
              <mi>i</mi>
            </mrow>
          </munderover>
          <mi>j</mi>
        </mrow>
      </mrow>
      <mrow>
        <mi/>
        <mo stretchy="false">=</mo>
        <mi/>
      </mrow>
      <mi>O</mi>
      <mrow>
        <mo stretchy="false">(</mo>
        <mn>1</mn>
        <mo stretchy="false">)</mo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frac>
          <mrow>
            <mrow>
              <mi>n</mi>
              <mo stretchy="false">⋅</mo>
              <mi>i</mi>
            </mrow>
            <mrow>
              <mo stretchy="false">(</mo>
              <mrow>
                <mrow>
                  <mi>n</mi>
                  <mo stretchy="false">⋅</mo>
                  <mi>i</mi>
                </mrow>
                <mo stretchy="false">+</mo>
                <mn>1</mn>
              </mrow>
              <mo stretchy="false">)</mo>
            </mrow>
          </mrow>
          <mn>2</mn>
        </mfrac>
      </mrow>
      <mrow>
        <mi/>
        <mo stretchy="false">=</mo>
        <mi/>
      </mrow>
      <mfrac>
        <mrow>
          <mi>O</mi>
          <mrow>
            <mo stretchy="false">(</mo>
            <mn>1</mn>
            <mo stretchy="false">)</mo>
          </mrow>
        </mrow>
        <mn>2</mn>
      </mfrac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fenced open="(" close=")">
          <mrow>
            <msup>
              <mrow>
                <mo stretchy="false">(</mo>
                <mrow>
                  <mi>n</mi>
                  <mo stretchy="false">⋅</mo>
                  <mi>i</mi>
                </mrow>
                <mo stretchy="false">)</mo>
              </mrow>
              <mn>2</mn>
            </msup>
            <mo stretchy="false">+</mo>
            <mrow>
              <mi>n</mi>
              <mo stretchy="false">⋅</mo>
              <mi>i</mi>
            </mrow>
          </mrow>
        </mfenced>
      </mrow>
    </mrow>
    <annotation encoding="StarMath 5.0">T(n)`=`sum from {i=1} to {n-1} {sum from {j=1} to {n cdot i} {sum from{k=1}to
{size 8{j}}{O(1)}}}`=`O(1) sum from {i=1} to {n-1} {sum from {j=1} to {n cdot i} {j}}`=`
O(1)sum from {i=1} to {n-1} {{n cdot i(n cdot i + 1)} over 2}
`=`{O(1)} over {2}sum from {i=1} to {n-1} {left ( (n cdot i)^2 + n cdot i right ) }</annotation>
  </semantics>
</math>
</file>

<file path=Object 94/content.xml><?xml version="1.0" encoding="utf-8"?>
<math xmlns="http://www.w3.org/1998/Math/MathML">
  <semantics>
    <mrow>
      <mrow>
        <mi/>
        <mo stretchy="false">=</mo>
        <mi/>
      </mrow>
      <mfrac>
        <mrow>
          <mrow>
            <mi>n</mi>
            <mo stretchy="false">⋅</mo>
            <mi>O</mi>
          </mrow>
          <mrow>
            <mo stretchy="false">(</mo>
            <mn>1</mn>
            <mo stretchy="false">)</mo>
          </mrow>
        </mrow>
        <mn>2</mn>
      </mfrac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fenced open="(" close=")">
          <mrow>
            <mi>n</mi>
            <mrow>
              <msup>
                <mi>i</mi>
                <mn>2</mn>
              </msup>
              <mo stretchy="false">+</mo>
              <mi>i</mi>
            </mrow>
          </mrow>
        </mfenced>
      </mrow>
      <mrow>
        <mi/>
        <mo stretchy="false">=</mo>
        <mi/>
      </mrow>
      <mfrac>
        <mrow>
          <mrow>
            <mi>n</mi>
            <mo stretchy="false">⋅</mo>
            <mi>O</mi>
          </mrow>
          <mrow>
            <mo stretchy="false">(</mo>
            <mn>1</mn>
            <mo stretchy="false">)</mo>
          </mrow>
        </mrow>
        <mn>2</mn>
      </mfrac>
      <mfenced open="(" close=")">
        <mrow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−</mo>
                <mn>1</mn>
              </mrow>
            </munderover>
            <mrow>
              <mi>n</mi>
              <msup>
                <mi>i</mi>
                <mn>2</mn>
              </msup>
            </mrow>
          </mrow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−</mo>
                <mn>1</mn>
              </mrow>
            </munderover>
            <mi>i</mi>
          </mrow>
        </mrow>
      </mfenced>
      <mrow>
        <mi/>
        <mo stretchy="false">=</mo>
        <mi/>
      </mrow>
      <mfrac>
        <mrow>
          <mrow>
            <mi>n</mi>
            <mo stretchy="false">⋅</mo>
            <mi>O</mi>
          </mrow>
          <mrow>
            <mo stretchy="false">(</mo>
            <mn>1</mn>
            <mo stretchy="false">)</mo>
          </mrow>
        </mrow>
        <mn>2</mn>
      </mfrac>
      <mfenced open="(" close=")">
        <mrow>
          <mi>n</mi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sup>
                <mi>i</mi>
                <mn>2</mn>
              </msup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i>i</mi>
            </mrow>
          </mrow>
        </mrow>
      </mfenced>
    </mrow>
    <annotation encoding="StarMath 5.0">`=`{n cdot O(1)} over {2}sum from {i=1} to {n-1} {left ( n i^2 + i right ) }
`=`{n cdot O(1)} over {2}
left ( sum from {i=1} to {n-1} {n i^2} + sum from {i=1} to {n-1} {i} right ) 
`=`{n cdot O(1)} over {2}
left (n sum from {i=1} to {n-1} {i^2} + sum from {i=1} to {n-1} {i} right )</annotation>
  </semantics>
</math>
</file>

<file path=Object 95/content.xml><?xml version="1.0" encoding="utf-8"?>
<math xmlns="http://www.w3.org/1998/Math/MathML">
  <semantics>
    <mrow>
      <mrow>
        <mi/>
        <mo stretchy="false">=</mo>
        <mi/>
      </mrow>
      <mi>O</mi>
      <mrow>
        <mo stretchy="false">(</mo>
        <mn>1</mn>
        <mo stretchy="false">)</mo>
      </mrow>
      <mfrac>
        <mi>n</mi>
        <mn>2</mn>
      </mfrac>
      <mfenced open="(" close=")">
        <mrow>
          <mi>n</mi>
          <mrow>
            <mfenced open="(" close=")">
              <mfrac>
                <mrow>
                  <mrow>
                    <msup>
                      <mn>2n</mn>
                      <mn>3</mn>
                    </msup>
                    <mo stretchy="false">−</mo>
                    <msup>
                      <mn>3n</mn>
                      <mn>2</mn>
                    </msup>
                  </mrow>
                  <mo stretchy="false">+</mo>
                  <mi>n</mi>
                </mrow>
                <mn>6</mn>
              </mfrac>
            </mfenced>
            <mo stretchy="false">+</mo>
            <mfrac>
              <mrow>
                <msup>
                  <mi>n</mi>
                  <mn>2</mn>
                </msup>
                <mo stretchy="false">−</mo>
                <mi>n</mi>
              </mrow>
              <mn>2</mn>
            </mfrac>
          </mrow>
        </mrow>
      </mfenced>
      <mrow>
        <mi/>
        <mo stretchy="false">=</mo>
        <mi/>
      </mrow>
      <mi>O</mi>
      <mrow>
        <mo stretchy="false">(</mo>
        <mn>1</mn>
        <mo stretchy="false">)</mo>
      </mrow>
      <mfrac>
        <mi>n</mi>
        <mn>2</mn>
      </mfrac>
      <mfenced open="(" close=")">
        <mrow>
          <mfrac>
            <mrow>
              <mrow>
                <msup>
                  <mn>2n</mn>
                  <mn>4</mn>
                </msup>
                <mo stretchy="false">−</mo>
                <msup>
                  <mn>3n</mn>
                  <mn>3</mn>
                </msup>
              </mrow>
              <mo stretchy="false">+</mo>
              <msup>
                <mi>n</mi>
                <mn>2</mn>
              </msup>
            </mrow>
            <mn>6</mn>
          </mfrac>
          <mo stretchy="false">+</mo>
          <mfrac>
            <mrow>
              <msup>
                <mn>3n</mn>
                <mn>2</mn>
              </msup>
              <mo stretchy="false">−</mo>
              <mn>3n</mn>
            </mrow>
            <mn>6</mn>
          </mfrac>
        </mrow>
      </mfenced>
    </mrow>
    <annotation encoding="StarMath 5.0">`=`O(1) {n} over {2}
left (n left ( {2n^3-3n^2+n}over{6} right )  + {n^2-n}over{2} right )
`=`O(1) {n} over {2}
left ( {2n^4-3n^3+n^2}over{6}  + {3n^2-3n}over{6} right )</annotation>
  </semantics>
</math>
</file>

<file path=Object 96/content.xml><?xml version="1.0" encoding="utf-8"?>
<math xmlns="http://www.w3.org/1998/Math/MathML">
  <semantics>
    <mrow>
      <mrow>
        <mi/>
        <mo stretchy="false">=</mo>
        <mi/>
      </mrow>
      <mi>O</mi>
      <mrow>
        <mo stretchy="false">(</mo>
        <mn>1</mn>
        <mo stretchy="false">)</mo>
      </mrow>
      <mfrac>
        <mi>n</mi>
        <mn>2</mn>
      </mfrac>
      <mfenced open="(" close=")">
        <mfrac>
          <mrow>
            <mrow>
              <mrow>
                <msup>
                  <mn>2n</mn>
                  <mn>4</mn>
                </msup>
                <mo stretchy="false">−</mo>
                <msup>
                  <mn>3n</mn>
                  <mn>3</mn>
                </msup>
              </mrow>
              <mo stretchy="false">+</mo>
              <msup>
                <mn>2n</mn>
                <mn>2</mn>
              </msup>
            </mrow>
            <mo stretchy="false">−</mo>
            <mn>3n</mn>
          </mrow>
          <mn>6</mn>
        </mfrac>
      </mfenced>
      <mrow>
        <mi/>
        <mo stretchy="false">=</mo>
        <mi/>
      </mrow>
      <mi>O</mi>
      <mrow>
        <mrow>
          <mo stretchy="false">(</mo>
          <mn>1</mn>
          <mo stretchy="false">)</mo>
        </mrow>
        <mo stretchy="false">⋅</mo>
        <mi/>
      </mrow>
      <mfenced open="(" close=")">
        <mfrac>
          <mrow>
            <mrow>
              <mrow>
                <msup>
                  <mn>2n</mn>
                  <mn>5</mn>
                </msup>
                <mo stretchy="false">−</mo>
                <msup>
                  <mn>3n</mn>
                  <mn>4</mn>
                </msup>
              </mrow>
              <mo stretchy="false">+</mo>
              <msup>
                <mn>4n</mn>
                <mn>3</mn>
              </msup>
            </mrow>
            <mo stretchy="false">−</mo>
            <msup>
              <mn>3n</mn>
              <mn>2</mn>
            </msup>
          </mrow>
          <mn>12</mn>
        </mfrac>
      </mfenced>
      <mrow>
        <mi/>
        <mo stretchy="false">=</mo>
        <mi/>
      </mrow>
      <mi>O</mi>
      <mrow>
        <mo stretchy="false">(</mo>
        <msup>
          <mi>n</mi>
          <mn>5</mn>
        </msup>
        <mo stretchy="false">)</mo>
      </mrow>
    </mrow>
    <annotation encoding="StarMath 5.0">`=`O(1) {n} over {2} left ( {2n^4-3n^3 +2n^2-3n}over{6} right )
`=`O(1) cdot `left ( {2n^5-3n^4+4n^3-3n^2}over{12} right )`=`O(n^5)</annotation>
  </semantics>
</math>
</file>

<file path=Object 97/content.xml><?xml version="1.0" encoding="utf-8"?>
<math xmlns="http://www.w3.org/1998/Math/MathML">
  <semantics>
    <mrow>
      <msup>
        <mi>log</mi>
        <mi>k</mi>
      </msup>
      <mi>n</mi>
      <mrow>
        <mi/>
        <mo stretchy="false">=</mo>
        <mi/>
      </mrow>
      <mi>ο</mi>
      <mrow>
        <mo stretchy="false">(</mo>
        <msup>
          <mi>n</mi>
          <mi>ε</mi>
        </msup>
        <mo stretchy="false">)</mo>
      </mrow>
      <mrow>
        <mi/>
        <mo stretchy="false">=</mo>
        <mi/>
      </mrow>
      <mi>Ο</mi>
      <mrow>
        <mo stretchy="false">(</mo>
        <msup>
          <mi>n</mi>
          <mi>ε</mi>
        </msup>
        <mo stretchy="false">)</mo>
      </mrow>
    </mrow>
    <annotation encoding="StarMath 5.0">log^k n`=`ο(n^ε)`=`Ο(n^ε)</annotation>
  </semantics>
</math>
</file>

<file path=Object 98/content.xml><?xml version="1.0" encoding="utf-8"?>
<math xmlns="http://www.w3.org/1998/Math/MathML">
  <semantics>
    <mrow>
      <munder>
        <mi>lim</mi>
        <mrow>
          <mi>n</mi>
          <mo stretchy="false">→</mo>
          <mo stretchy="false">∞</mo>
        </mrow>
      </munder>
      <mfrac>
        <msup>
          <mn>2</mn>
          <mi>n</mi>
        </msup>
        <msqrt>
          <msup>
            <mn>2</mn>
            <mi>n</mi>
          </msup>
        </msqrt>
      </mfrac>
    </mrow>
    <annotation encoding="StarMath 5.0">lim from n toward infinity {alignc {2^n} over {sqrt{2^n}}}</annotation>
  </semantics>
</math>
</file>

<file path=Object 99/content.xml><?xml version="1.0" encoding="utf-8"?>
<math xmlns="http://www.w3.org/1998/Math/MathML">
  <semantics>
    <mrow>
      <mi>k</mi>
      <mrow>
        <mi/>
        <mo stretchy="false">∈</mo>
        <mi/>
      </mrow>
      <mo stretchy="false">ℕ</mo>
    </mrow>
    <annotation encoding="StarMath 5.0">k `in` setN  </annotation>
  </semantics>
</math>
</file>